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2.8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position="33% 58%" style:font-size-asian="14pt" style:font-size-complex="14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>ord</text:p>
          </table:table-cell>
          <table:table-cell office:value-type="string" calcext:value-type="string">
            <text:p>inegi</text:p>
          </table:table-cell>
          <table:table-cell office:value-type="string" calcext:value-type="string">
            <text:p>ife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x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ep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ep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tot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2" office:value-type="float" office:value="21001" calcext:value-type="float">
            <text:p>21001</text:p>
          </table:table-cell>
          <table:table-cell office:value-type="string" calcext:value-type="string">
            <text:p>ACAJETE <text:span text:style-name="T1">4</text:span></text:p>
          </table:table-cell>
          <table:table-cell office:value-type="float" office:value="3131" calcext:value-type="float">
            <text:p>313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003" calcext:value-type="float">
            <text:p>1003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640" calcext:value-type="float">
            <text:p>640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074" calcext:value-type="float">
            <text:p>1074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5612" calcext:value-type="float">
            <text:p>5612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4477" calcext:value-type="float">
            <text:p>4477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95" calcext:value-type="float">
            <text:p>295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8859" calcext:value-type="float">
            <text:p>8859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467" calcext:value-type="float">
            <text:p>467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26" calcext:value-type="float">
            <text:p>126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-psi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584" calcext:value-type="float">
            <text:p>1584</text:p>
          </table:table-cell>
          <table:table-cell office:value-type="float" office:value="27269" calcext:value-type="float">
            <text:p>272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21002" calcext:value-type="float">
            <text:p>21002</text:p>
          </table:table-cell>
          <table:table-cell office:value-type="string" calcext:value-type="string">
            <text:p>ACATENO</text:p>
          </table:table-cell>
          <table:table-cell office:value-type="float" office:value="904" calcext:value-type="float">
            <text:p>904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479" calcext:value-type="float">
            <text:p>47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732" calcext:value-type="float">
            <text:p>732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10" calcext:value-type="float">
            <text:p>210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715" calcext:value-type="float">
            <text:p>1715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6" calcext:value-type="float">
            <text:p>16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4" calcext:value-type="float">
            <text:p>14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452" calcext:value-type="float">
            <text:p>1452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2" calcext:value-type="float">
            <text:p>12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pvem-moren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5735" calcext:value-type="float">
            <text:p>57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21003" calcext:value-type="float">
            <text:p>21003</text:p>
          </table:table-cell>
          <table:table-cell office:value-type="string" calcext:value-type="string">
            <text:p>ACATLAN</text:p>
          </table:table-cell>
          <table:table-cell office:value-type="float" office:value="505" calcext:value-type="float">
            <text:p>505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803" calcext:value-type="float">
            <text:p>1803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43" calcext:value-type="float">
            <text:p>143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3867" calcext:value-type="float">
            <text:p>3867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3919" calcext:value-type="float">
            <text:p>3919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63" calcext:value-type="float">
            <text:p>63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559" calcext:value-type="float">
            <text:p>559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4082" calcext:value-type="float">
            <text:p>4082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935" calcext:value-type="float">
            <text:p>1935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64" calcext:value-type="float">
            <text:p>164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fx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71" calcext:value-type="float">
            <text:p>871</text:p>
          </table:table-cell>
          <table:table-cell office:value-type="float" office:value="17913" calcext:value-type="float">
            <text:p>179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21004" calcext:value-type="float">
            <text:p>21004</text:p>
          </table:table-cell>
          <table:table-cell office:value-type="string" calcext:value-type="string">
            <text:p>ACATZINGO</text:p>
          </table:table-cell>
          <table:table-cell office:value-type="float" office:value="1654" calcext:value-type="float">
            <text:p>1654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971" calcext:value-type="float">
            <text:p>97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98" calcext:value-type="float">
            <text:p>98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834" calcext:value-type="float">
            <text:p>834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6670" calcext:value-type="float">
            <text:p>6670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262" calcext:value-type="float">
            <text:p>262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3817" calcext:value-type="float">
            <text:p>3817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7052" calcext:value-type="float">
            <text:p>7052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034" calcext:value-type="float">
            <text:p>1034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95" calcext:value-type="float">
            <text:p>195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-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135" calcext:value-type="float">
            <text:p>1135</text:p>
          </table:table-cell>
          <table:table-cell office:value-type="float" office:value="23817" calcext:value-type="float">
            <text:p>2381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21005" calcext:value-type="float">
            <text:p>21005</text:p>
          </table:table-cell>
          <table:table-cell office:value-type="string" calcext:value-type="string">
            <text:p>ACTEOPAN</text:p>
          </table:table-cell>
          <table:table-cell office:value-type="float" office:value="216" calcext:value-type="float">
            <text:p>216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603" calcext:value-type="float">
            <text:p>603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9" calcext:value-type="float">
            <text:p>29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3" calcext:value-type="float">
            <text:p>13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6" calcext:value-type="float">
            <text:p>16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9" calcext:value-type="float">
            <text:p>9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916" calcext:value-type="float">
            <text:p>916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41" calcext:value-type="float">
            <text:p>41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-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1006" calcext:value-type="float">
            <text:p>21006</text:p>
          </table:table-cell>
          <table:table-cell office:value-type="string" calcext:value-type="string">
            <text:p>AHUACATLAN</text:p>
          </table:table-cell>
          <table:table-cell office:value-type="float" office:value="1134" calcext:value-type="float">
            <text:p>1134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636" calcext:value-type="float">
            <text:p>636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358" calcext:value-type="float">
            <text:p>358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3855" calcext:value-type="float">
            <text:p>385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32" calcext:value-type="float">
            <text:p>32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55" calcext:value-type="float">
            <text:p>55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72" calcext:value-type="float">
            <text:p>272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530" calcext:value-type="float">
            <text:p>2530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-psi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9290" calcext:value-type="float">
            <text:p>929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21007" calcext:value-type="float">
            <text:p>21007</text:p>
          </table:table-cell>
          <table:table-cell office:value-type="string" calcext:value-type="string">
            <text:p>AHUATLAN</text:p>
          </table:table-cell>
          <table:table-cell office:value-type="float" office:value="495" calcext:value-type="float">
            <text:p>495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59" calcext:value-type="float">
            <text:p>35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3" calcext:value-type="float">
            <text:p>13</text:p>
          </table:table-cell>
          <table:table-cell table:formula="of:=[.I$1]" office:value-type="string" office:string-value="prd" calcext:value-type="string">
            <text:p>prd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O$1]" office:value-type="string" office:string-value="mc" calcext:value-type="string">
            <text:p>mc</text:p>
          </table:table-cell>
          <table:table-cell table:number-columns-repeated="2"/>
          <table:table-cell office:value-type="float" office:value="633" calcext:value-type="float">
            <text:p>633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1008" calcext:value-type="float">
            <text:p>21008</text:p>
          </table:table-cell>
          <table:table-cell office:value-type="string" calcext:value-type="string">
            <text:p>AHUAZOTEPEC</text:p>
          </table:table-cell>
          <table:table-cell office:value-type="float" office:value="236" calcext:value-type="float">
            <text:p>236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164" calcext:value-type="float">
            <text:p>1164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02" calcext:value-type="float">
            <text:p>102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455" calcext:value-type="float">
            <text:p>145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77" calcext:value-type="float">
            <text:p>77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22" calcext:value-type="float">
            <text:p>122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88" calcext:value-type="float">
            <text:p>88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991" calcext:value-type="float">
            <text:p>991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739" calcext:value-type="float">
            <text:p>739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239" calcext:value-type="float">
            <text:p>239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na-fx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91" calcext:value-type="float">
            <text:p>391</text:p>
          </table:table-cell>
          <table:table-cell office:value-type="float" office:value="5607" calcext:value-type="float">
            <text:p>560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21009" calcext:value-type="float">
            <text:p>21009</text:p>
          </table:table-cell>
          <table:table-cell office:value-type="string" calcext:value-type="string">
            <text:p>AHUEHUETITLA</text:p>
          </table:table-cell>
          <table:table-cell office:value-type="float" office:value="1" calcext:value-type="float">
            <text:p>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" calcext:value-type="float">
            <text:p>2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496" calcext:value-type="float">
            <text:p>496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349" calcext:value-type="float">
            <text:p>349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4" calcext:value-type="float">
            <text:p>4</text:p>
          </table:table-cell>
          <table:table-cell table:formula="of:=[.O$1]" office:value-type="string" office:string-value="mc" calcext:value-type="string">
            <text:p>mc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" calcext:value-type="float">
            <text:p>2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3" calcext:value-type="float">
            <text:p>3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21010" calcext:value-type="float">
            <text:p>21010</text:p>
          </table:table-cell>
          <table:table-cell office:value-type="string" calcext:value-type="string">
            <text:p>AJALPAN</text:p>
          </table:table-cell>
          <table:table-cell office:value-type="float" office:value="8283" calcext:value-type="float">
            <text:p>8283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172" calcext:value-type="float">
            <text:p>1172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99" calcext:value-type="float">
            <text:p>199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265" calcext:value-type="float">
            <text:p>226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3744" calcext:value-type="float">
            <text:p>3744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221" calcext:value-type="float">
            <text:p>221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94" calcext:value-type="float">
            <text:p>194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9855" calcext:value-type="float">
            <text:p>9855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8849" calcext:value-type="float">
            <text:p>8849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i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216" calcext:value-type="float">
            <text:p>2216</text:p>
          </table:table-cell>
          <table:table-cell office:value-type="float" office:value="37007" calcext:value-type="float">
            <text:p>3700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21011" calcext:value-type="float">
            <text:p>21011</text:p>
          </table:table-cell>
          <table:table-cell office:value-type="string" calcext:value-type="string">
            <text:p>ALBINO ZERTUCHE</text:p>
          </table:table-cell>
          <table:table-cell office:value-type="float" office:value="267" calcext:value-type="float">
            <text:p>267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40" calcext:value-type="float">
            <text:p>340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table:formula="of:=[.I$1]" office:value-type="string" office:string-value="prd" calcext:value-type="string">
            <text:p>pr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" calcext:value-type="float">
            <text:p>2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410" calcext:value-type="float">
            <text:p>410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ri-psi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21012" calcext:value-type="float">
            <text:p>21012</text:p>
          </table:table-cell>
          <table:table-cell office:value-type="string" calcext:value-type="string">
            <text:p>ALJOJUCA</text:p>
          </table:table-cell>
          <table:table-cell office:value-type="float" office:value="840" calcext:value-type="float">
            <text:p>840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06" calcext:value-type="float">
            <text:p>306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7" calcext:value-type="float">
            <text:p>7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39" calcext:value-type="float">
            <text:p>39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177" calcext:value-type="float">
            <text:p>1177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20" calcext:value-type="float">
            <text:p>20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5" calcext:value-type="float">
            <text:p>15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538" calcext:value-type="float">
            <text:p>538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863" calcext:value-type="float">
            <text:p>863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ri-prd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21013" calcext:value-type="float">
            <text:p>21013</text:p>
          </table:table-cell>
          <table:table-cell office:value-type="string" calcext:value-type="string">
            <text:p>ALTEPEXI</text:p>
          </table:table-cell>
          <table:table-cell office:value-type="float" office:value="744" calcext:value-type="float">
            <text:p>744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346" calcext:value-type="float">
            <text:p>1346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35" calcext:value-type="float">
            <text:p>35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03" calcext:value-type="float">
            <text:p>103</text:p>
          </table:table-cell>
          <table:table-cell table:formula="of:=[.K$1]" office:value-type="string" office:string-value="pt" calcext:value-type="string">
            <text:p>pt</text:p>
          </table:table-cell>
          <table:table-cell table:number-columns-repeated="2"/>
          <table:table-cell office:value-type="float" office:value="3720" calcext:value-type="float">
            <text:p>3720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836" calcext:value-type="float">
            <text:p>836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840" calcext:value-type="float">
            <text:p>1840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329" calcext:value-type="float">
            <text:p>1329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775" calcext:value-type="float">
            <text:p>1775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12144" calcext:value-type="float">
            <text:p>121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21014" calcext:value-type="float">
            <text:p>21014</text:p>
          </table:table-cell>
          <table:table-cell office:value-type="string" calcext:value-type="string">
            <text:p>AMIXTLAN</text:p>
          </table:table-cell>
          <table:table-cell office:value-type="float" office:value="121" calcext:value-type="float">
            <text:p>12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20" calcext:value-type="float">
            <text:p>320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057" calcext:value-type="float">
            <text:p>1057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67" calcext:value-type="float">
            <text:p>67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368" calcext:value-type="float">
            <text:p>368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45" calcext:value-type="float">
            <text:p>45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45" calcext:value-type="float">
            <text:p>45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922" calcext:value-type="float">
            <text:p>922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-fx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21015" calcext:value-type="float">
            <text:p>21015</text:p>
          </table:table-cell>
          <table:table-cell office:value-type="string" calcext:value-type="string">
            <text:p>AMOZOC</text:p>
          </table:table-cell>
          <table:table-cell office:value-type="float" office:value="6732" calcext:value-type="float">
            <text:p>6732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231" calcext:value-type="float">
            <text:p>123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316" calcext:value-type="float">
            <text:p>316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3295" calcext:value-type="float">
            <text:p>1329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323" calcext:value-type="float">
            <text:p>2323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3598" calcext:value-type="float">
            <text:p>3598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357" calcext:value-type="float">
            <text:p>357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9587" calcext:value-type="float">
            <text:p>19587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616" calcext:value-type="float">
            <text:p>1616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860" calcext:value-type="float">
            <text:p>860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pvem-fxm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490" calcext:value-type="float">
            <text:p>3490</text:p>
          </table:table-cell>
          <table:table-cell office:value-type="float" office:value="53423" calcext:value-type="float">
            <text:p>534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21016" calcext:value-type="float">
            <text:p>21016</text:p>
          </table:table-cell>
          <table:table-cell office:value-type="string" calcext:value-type="string">
            <text:p>AQUIXTLA</text:p>
          </table:table-cell>
          <table:table-cell office:value-type="float" office:value="491" calcext:value-type="float">
            <text:p>49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441" calcext:value-type="float">
            <text:p>144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14" calcext:value-type="float">
            <text:p>114</text:p>
          </table:table-cell>
          <table:table-cell table:formula="of:=[.I$1]" office:value-type="string" office:string-value="prd" calcext:value-type="string">
            <text:p>prd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54" calcext:value-type="float">
            <text:p>54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55" calcext:value-type="float">
            <text:p>55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549" calcext:value-type="float">
            <text:p>2549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47" calcext:value-type="float">
            <text:p>47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5215" calcext:value-type="float">
            <text:p>52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21017" calcext:value-type="float">
            <text:p>21017</text:p>
          </table:table-cell>
          <table:table-cell office:value-type="string" calcext:value-type="string">
            <text:p>ATEMPAN</text:p>
          </table:table-cell>
          <table:table-cell office:value-type="float" office:value="915" calcext:value-type="float">
            <text:p>915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869" calcext:value-type="float">
            <text:p>286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78" calcext:value-type="float">
            <text:p>78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5406" calcext:value-type="float">
            <text:p>5406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71" calcext:value-type="float">
            <text:p>271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486" calcext:value-type="float">
            <text:p>486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63" calcext:value-type="float">
            <text:p>163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260" calcext:value-type="float">
            <text:p>3260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610" calcext:value-type="float">
            <text:p>610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486" calcext:value-type="float">
            <text:p>486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fx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-morena-pna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15255" calcext:value-type="float">
            <text:p>1525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21018" calcext:value-type="float">
            <text:p>21018</text:p>
          </table:table-cell>
          <table:table-cell office:value-type="string" calcext:value-type="string">
            <text:p>ATEXCAL</text:p>
          </table:table-cell>
          <table:table-cell office:value-type="float" office:value="95" calcext:value-type="float">
            <text:p>95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592" calcext:value-type="float">
            <text:p>592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8" calcext:value-type="float">
            <text:p>18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5" calcext:value-type="float">
            <text:p>25</text:p>
          </table:table-cell>
          <table:table-cell table:formula="of:=[.K$1]" office:value-type="string" office:string-value="pt" calcext:value-type="string">
            <text:p>pt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2" calcext:value-type="float">
            <text:p>12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92" calcext:value-type="float">
            <text:p>392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419" calcext:value-type="float">
            <text:p>419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21019" calcext:value-type="float">
            <text:p>21019</text:p>
          </table:table-cell>
          <table:table-cell office:value-type="string" calcext:value-type="string">
            <text:p>ATLIXCO</text:p>
          </table:table-cell>
          <table:table-cell office:value-type="float" office:value="14842" calcext:value-type="float">
            <text:p>14842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4026" calcext:value-type="float">
            <text:p>4026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785" calcext:value-type="float">
            <text:p>785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3333" calcext:value-type="float">
            <text:p>3333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6664" calcext:value-type="float">
            <text:p>6664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2136" calcext:value-type="float">
            <text:p>2136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351" calcext:value-type="float">
            <text:p>351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8219" calcext:value-type="float">
            <text:p>28219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442" calcext:value-type="float">
            <text:p>442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639" calcext:value-type="float">
            <text:p>639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-fxm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278" calcext:value-type="float">
            <text:p>3278</text:p>
          </table:table-cell>
          <table:table-cell office:value-type="float" office:value="64738" calcext:value-type="float">
            <text:p>647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21020" calcext:value-type="float">
            <text:p>21020</text:p>
          </table:table-cell>
          <table:table-cell office:value-type="string" calcext:value-type="string">
            <text:p>ATOYATEMPAN</text:p>
          </table:table-cell>
          <table:table-cell office:value-type="float" office:value="21" calcext:value-type="float">
            <text:p>2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554" calcext:value-type="float">
            <text:p>554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5" calcext:value-type="float">
            <text:p>15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65" calcext:value-type="float">
            <text:p>6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69" calcext:value-type="float">
            <text:p>169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552" calcext:value-type="float">
            <text:p>1552</text:p>
          </table:table-cell>
          <table:table-cell table:formula="of:=[.O$1]" office:value-type="string" office:string-value="mc" calcext:value-type="string">
            <text:p>mc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1064" calcext:value-type="float">
            <text:p>1064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21021" calcext:value-type="float">
            <text:p>21021</text:p>
          </table:table-cell>
          <table:table-cell office:value-type="string" calcext:value-type="string">
            <text:p>ATZALA</text:p>
          </table:table-cell>
          <table:table-cell office:value-type="float" office:value="2" calcext:value-type="float">
            <text:p>2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4" calcext:value-type="float">
            <text:p>4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6" calcext:value-type="float">
            <text:p>16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12" calcext:value-type="float">
            <text:p>212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06" calcext:value-type="float">
            <text:p>306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4" calcext:value-type="float">
            <text:p>4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21022" calcext:value-type="float">
            <text:p>21022</text:p>
          </table:table-cell>
          <table:table-cell office:value-type="string" calcext:value-type="string">
            <text:p>ATZITZIHUACAN</text:p>
          </table:table-cell>
          <table:table-cell office:value-type="float" office:value="33" calcext:value-type="float">
            <text:p>33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744" calcext:value-type="float">
            <text:p>2744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8" calcext:value-type="float">
            <text:p>28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32" calcext:value-type="float">
            <text:p>232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47" calcext:value-type="float">
            <text:p>47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23" calcext:value-type="float">
            <text:p>23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3" calcext:value-type="float">
            <text:p>23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68" calcext:value-type="float">
            <text:p>268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2963" calcext:value-type="float">
            <text:p>2963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6821" calcext:value-type="float">
            <text:p>68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21023" calcext:value-type="float">
            <text:p>21023</text:p>
          </table:table-cell>
          <table:table-cell office:value-type="string" calcext:value-type="string">
            <text:p>ATZITZINTLA</text:p>
          </table:table-cell>
          <table:table-cell office:value-type="float" office:value="124" calcext:value-type="float">
            <text:p>124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66" calcext:value-type="float">
            <text:p>66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142" calcext:value-type="float">
            <text:p>2142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41" calcext:value-type="float">
            <text:p>41</text:p>
          </table:table-cell>
          <table:table-cell table:formula="of:=[.K$1]" office:value-type="string" office:string-value="pt" calcext:value-type="string">
            <text:p>pt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75" calcext:value-type="float">
            <text:p>175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39" calcext:value-type="float">
            <text:p>139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39" calcext:value-type="float">
            <text:p>239</text:p>
          </table:table-cell>
          <table:table-cell office:value-type="float" office:value="4985" calcext:value-type="float">
            <text:p>498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21024" calcext:value-type="float">
            <text:p>21024</text:p>
          </table:table-cell>
          <table:table-cell office:value-type="string" calcext:value-type="string">
            <text:p>AXUTLA</text:p>
          </table:table-cell>
          <table:table-cell office:value-type="float" office:value="3" calcext:value-type="float">
            <text:p>3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00" calcext:value-type="float">
            <text:p>200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319" calcext:value-type="float">
            <text:p>319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48" calcext:value-type="float">
            <text:p>148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21025" calcext:value-type="float">
            <text:p>21025</text:p>
          </table:table-cell>
          <table:table-cell office:value-type="string" calcext:value-type="string">
            <text:p>AYOTOXCO DE GUERRERO</text:p>
          </table:table-cell>
          <table:table-cell table:number-columns-repeated="3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21026" calcext:value-type="float">
            <text:p>21026</text:p>
          </table:table-cell>
          <table:table-cell office:value-type="string" calcext:value-type="string">
            <text:p>CALPAN</text:p>
          </table:table-cell>
          <table:table-cell office:value-type="float" office:value="205" calcext:value-type="float">
            <text:p>205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75" calcext:value-type="float">
            <text:p>175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236" calcext:value-type="float">
            <text:p>1236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273" calcext:value-type="float">
            <text:p>1273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82" calcext:value-type="float">
            <text:p>182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641" calcext:value-type="float">
            <text:p>641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03" calcext:value-type="float">
            <text:p>103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304" calcext:value-type="float">
            <text:p>1304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423" calcext:value-type="float">
            <text:p>423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274" calcext:value-type="float">
            <text:p>274</text:p>
          </table:table-cell>
          <table:table-cell table:formula="of:=[.W$1]" office:value-type="string" office:string-value="fxm" calcext:value-type="string">
            <text:p>fxm</text:p>
          </table:table-cell>
          <table:table-cell office:value-type="float" office:value="742" calcext:value-type="float">
            <text:p>742</text:p>
          </table:table-cell>
          <table:table-cell table:formula="of:=[.Y$1]" office:value-type="string" office:string-value="indep1" calcext:value-type="string">
            <text:p>indep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7033" calcext:value-type="float">
            <text:p>703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21027" calcext:value-type="float">
            <text:p>21027</text:p>
          </table:table-cell>
          <table:table-cell office:value-type="string" calcext:value-type="string">
            <text:p>CALTEPEC</text:p>
          </table:table-cell>
          <table:table-cell office:value-type="float" office:value="561" calcext:value-type="float">
            <text:p>56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50" calcext:value-type="float">
            <text:p>250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3" calcext:value-type="float">
            <text:p>3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13" calcext:value-type="float">
            <text:p>113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3" calcext:value-type="float">
            <text:p>13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38" calcext:value-type="float">
            <text:p>138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34" calcext:value-type="float">
            <text:p>34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551" calcext:value-type="float">
            <text:p>551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1006" calcext:value-type="float">
            <text:p>1006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21028" calcext:value-type="float">
            <text:p>21028</text:p>
          </table:table-cell>
          <table:table-cell office:value-type="string" calcext:value-type="string">
            <text:p>CAMOCUAUTLA</text:p>
          </table:table-cell>
          <table:table-cell office:value-type="float" office:value="3" calcext:value-type="float">
            <text:p>3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934" calcext:value-type="float">
            <text:p>934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" calcext:value-type="float">
            <text:p>2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6" calcext:value-type="float">
            <text:p>6</text:p>
          </table:table-cell>
          <table:table-cell table:formula="of:=[.K$1]" office:value-type="string" office:string-value="pt" calcext:value-type="string">
            <text:p>pt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787" calcext:value-type="float">
            <text:p>787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42" calcext:value-type="float">
            <text:p>42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ri-psi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029" calcext:value-type="float">
            <text:p>21029</text:p>
          </table:table-cell>
          <table:table-cell office:value-type="float" office:value="21030" calcext:value-type="float">
            <text:p>21030</text:p>
          </table:table-cell>
          <table:table-cell office:value-type="string" calcext:value-type="string">
            <text:p>CAXHUACAN</text:p>
          </table:table-cell>
          <table:table-cell office:value-type="float" office:value="8" calcext:value-type="float">
            <text:p>8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449" calcext:value-type="float">
            <text:p>44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" calcext:value-type="float">
            <text:p>2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53" calcext:value-type="float">
            <text:p>53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436" calcext:value-type="float">
            <text:p>436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423" calcext:value-type="float">
            <text:p>423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67" calcext:value-type="float">
            <text:p>67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638" calcext:value-type="float">
            <text:p>638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26" calcext:value-type="float">
            <text:p>226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030" calcext:value-type="float">
            <text:p>21030</text:p>
          </table:table-cell>
          <table:table-cell office:value-type="float" office:value="21031" calcext:value-type="float">
            <text:p>21031</text:p>
          </table:table-cell>
          <table:table-cell office:value-type="string" calcext:value-type="string">
            <text:p>COATEPEC</text:p>
          </table:table-cell>
          <table:table-cell office:value-type="float" office:value="0" calcext:value-type="float">
            <text:p>0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" calcext:value-type="float">
            <text:p>2</text:p>
          </table:table-cell>
          <table:table-cell table:formula="of:=[.G$1]" office:value-type="string" office:string-value="pri" calcext:value-type="string">
            <text:p>pri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79" calcext:value-type="float">
            <text:p>279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13" calcext:value-type="float">
            <text:p>213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si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1031" calcext:value-type="float">
            <text:p>21031</text:p>
          </table:table-cell>
          <table:table-cell office:value-type="float" office:value="21032" calcext:value-type="float">
            <text:p>21032</text:p>
          </table:table-cell>
          <table:table-cell office:value-type="string" calcext:value-type="string">
            <text:p>COATZINGO</text:p>
          </table:table-cell>
          <table:table-cell office:value-type="float" office:value="10" calcext:value-type="float">
            <text:p>10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3" calcext:value-type="float">
            <text:p>13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322" calcext:value-type="float">
            <text:p>322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447" calcext:value-type="float">
            <text:p>447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94" calcext:value-type="float">
            <text:p>394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438" calcext:value-type="float">
            <text:p>438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i-psi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1032" calcext:value-type="float">
            <text:p>21032</text:p>
          </table:table-cell>
          <table:table-cell office:value-type="float" office:value="21033" calcext:value-type="float">
            <text:p>21033</text:p>
          </table:table-cell>
          <table:table-cell office:value-type="string" calcext:value-type="string">
            <text:p>COHETZALA</text:p>
          </table:table-cell>
          <table:table-cell office:value-type="float" office:value="7" calcext:value-type="float">
            <text:p>7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5" calcext:value-type="float">
            <text:p>5</text:p>
          </table:table-cell>
          <table:table-cell table:formula="of:=[.I$1]" office:value-type="string" office:string-value="prd" calcext:value-type="string">
            <text:p>prd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507" calcext:value-type="float">
            <text:p>507</text:p>
          </table:table-cell>
          <table:table-cell table:formula="of:=[.O$1]" office:value-type="string" office:string-value="mc" calcext:value-type="string">
            <text:p>mc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033" calcext:value-type="float">
            <text:p>21033</text:p>
          </table:table-cell>
          <table:table-cell office:value-type="float" office:value="21034" calcext:value-type="float">
            <text:p>21034</text:p>
          </table:table-cell>
          <table:table-cell office:value-type="string" calcext:value-type="string">
            <text:p>COHUECAN</text:p>
          </table:table-cell>
          <table:table-cell office:value-type="float" office:value="1254" calcext:value-type="float">
            <text:p>1254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626" calcext:value-type="float">
            <text:p>626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3" calcext:value-type="float">
            <text:p>3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71" calcext:value-type="float">
            <text:p>71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63" calcext:value-type="float">
            <text:p>263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543" calcext:value-type="float">
            <text:p>543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878" calcext:value-type="float">
            <text:p>2878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1034" calcext:value-type="float">
            <text:p>21034</text:p>
          </table:table-cell>
          <table:table-cell office:value-type="float" office:value="21035" calcext:value-type="float">
            <text:p>21035</text:p>
          </table:table-cell>
          <table:table-cell office:value-type="string" calcext:value-type="string">
            <text:p>CORONANGO <text:span text:style-name="T1">3</text:span></text:p>
          </table:table-cell>
          <table:table-cell office:value-type="float" office:value="4978" calcext:value-type="float">
            <text:p>4978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279" calcext:value-type="float">
            <text:p>327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430" calcext:value-type="float">
            <text:p>1430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052" calcext:value-type="float">
            <text:p>1052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498" calcext:value-type="float">
            <text:p>2498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6926" calcext:value-type="float">
            <text:p>6926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49" calcext:value-type="float">
            <text:p>49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5984" calcext:value-type="float">
            <text:p>5984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4" calcext:value-type="float">
            <text:p>4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016" calcext:value-type="float">
            <text:p>1016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13" calcext:value-type="float">
            <text:p>1613</text:p>
          </table:table-cell>
          <table:table-cell office:value-type="float" office:value="28838" calcext:value-type="float">
            <text:p>2883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035" calcext:value-type="float">
            <text:p>21035</text:p>
          </table:table-cell>
          <table:table-cell office:value-type="float" office:value="21036" calcext:value-type="float">
            <text:p>21036</text:p>
          </table:table-cell>
          <table:table-cell office:value-type="string" calcext:value-type="string">
            <text:p>COXCATLAN</text:p>
          </table:table-cell>
          <table:table-cell office:value-type="float" office:value="1639" calcext:value-type="float">
            <text:p>1639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121" calcext:value-type="float">
            <text:p>312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80" calcext:value-type="float">
            <text:p>180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743" calcext:value-type="float">
            <text:p>743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965" calcext:value-type="float">
            <text:p>965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563" calcext:value-type="float">
            <text:p>563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44" calcext:value-type="float">
            <text:p>44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164" calcext:value-type="float">
            <text:p>2164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88" calcext:value-type="float">
            <text:p>188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41" calcext:value-type="float">
            <text:p>41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92" calcext:value-type="float">
            <text:p>492</text:p>
          </table:table-cell>
          <table:table-cell office:value-type="float" office:value="10161" calcext:value-type="float">
            <text:p>1016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1036" calcext:value-type="float">
            <text:p>21036</text:p>
          </table:table-cell>
          <table:table-cell office:value-type="float" office:value="21037" calcext:value-type="float">
            <text:p>21037</text:p>
          </table:table-cell>
          <table:table-cell office:value-type="string" calcext:value-type="string">
            <text:p>COYOMEAPAN</text:p>
          </table:table-cell>
          <table:table-cell office:value-type="float" office:value="57" calcext:value-type="float">
            <text:p>57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76" calcext:value-type="float">
            <text:p>76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3" calcext:value-type="float">
            <text:p>23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297" calcext:value-type="float">
            <text:p>2297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3484" calcext:value-type="float">
            <text:p>3484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8" calcext:value-type="float">
            <text:p>18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5" calcext:value-type="float">
            <text:p>15</text:p>
          </table:table-cell>
          <table:table-cell table:formula="of:=[.Q$1]" office:value-type="string" office:string-value="psi" calcext:value-type="string">
            <text:p>psi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6363" calcext:value-type="float">
            <text:p>636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037" calcext:value-type="float">
            <text:p>21037</text:p>
          </table:table-cell>
          <table:table-cell office:value-type="float" office:value="21038" calcext:value-type="float">
            <text:p>21038</text:p>
          </table:table-cell>
          <table:table-cell office:value-type="string" calcext:value-type="string">
            <text:p>COYOTEPEC</text:p>
          </table:table-cell>
          <table:table-cell office:value-type="float" office:value="129" calcext:value-type="float">
            <text:p>129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13" calcext:value-type="float">
            <text:p>313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9" calcext:value-type="float">
            <text:p>29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6" calcext:value-type="float">
            <text:p>16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573" calcext:value-type="float">
            <text:p>573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5" calcext:value-type="float">
            <text:p>5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" calcext:value-type="float">
            <text:p>2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16" calcext:value-type="float">
            <text:p>216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5" calcext:value-type="float">
            <text:p>5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269" calcext:value-type="float">
            <text:p>269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1038" calcext:value-type="float">
            <text:p>21038</text:p>
          </table:table-cell>
          <table:table-cell office:value-type="float" office:value="21039" calcext:value-type="float">
            <text:p>21039</text:p>
          </table:table-cell>
          <table:table-cell office:value-type="string" calcext:value-type="string">
            <text:p>CUAPIAXTLA DE MADERO</text:p>
          </table:table-cell>
          <table:table-cell office:value-type="float" office:value="887" calcext:value-type="float">
            <text:p>887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544" calcext:value-type="float">
            <text:p>544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38" calcext:value-type="float">
            <text:p>38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65" calcext:value-type="float">
            <text:p>6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41" calcext:value-type="float">
            <text:p>41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274" calcext:value-type="float">
            <text:p>1274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5" calcext:value-type="float">
            <text:p>15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435" calcext:value-type="float">
            <text:p>1435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-p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-morena-fx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4521" calcext:value-type="float">
            <text:p>45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039" calcext:value-type="float">
            <text:p>21039</text:p>
          </table:table-cell>
          <table:table-cell office:value-type="float" office:value="21040" calcext:value-type="float">
            <text:p>21040</text:p>
          </table:table-cell>
          <table:table-cell office:value-type="string" calcext:value-type="string">
            <text:p>CUAUTEMPAN</text:p>
          </table:table-cell>
          <table:table-cell office:value-type="float" office:value="227" calcext:value-type="float">
            <text:p>227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864" calcext:value-type="float">
            <text:p>1864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34" calcext:value-type="float">
            <text:p>134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488" calcext:value-type="float">
            <text:p>488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48" calcext:value-type="float">
            <text:p>48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71" calcext:value-type="float">
            <text:p>71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2" calcext:value-type="float">
            <text:p>22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794" calcext:value-type="float">
            <text:p>2794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1" calcext:value-type="float">
            <text:p>21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i-prd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8" calcext:value-type="float">
            <text:p>358</text:p>
          </table:table-cell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1040" calcext:value-type="float">
            <text:p>21040</text:p>
          </table:table-cell>
          <table:table-cell office:value-type="float" office:value="21041" calcext:value-type="float">
            <text:p>21041</text:p>
          </table:table-cell>
          <table:table-cell office:value-type="string" calcext:value-type="string">
            <text:p>CUAUTINCHAN</text:p>
          </table:table-cell>
          <table:table-cell office:value-type="float" office:value="100" calcext:value-type="float">
            <text:p>100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42" calcext:value-type="float">
            <text:p>42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3" calcext:value-type="float">
            <text:p>13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806" calcext:value-type="float">
            <text:p>1806</text:p>
          </table:table-cell>
          <table:table-cell table:formula="of:=[.K$1]" office:value-type="string" office:string-value="pt" calcext:value-type="string">
            <text:p>pt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070" calcext:value-type="float">
            <text:p>1070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57" calcext:value-type="float">
            <text:p>257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2"/>
          <table:table-cell office:value-type="float" office:value="2858" calcext:value-type="float">
            <text:p>2858</text:p>
          </table:table-cell>
          <table:table-cell table:formula="of:=[.Y$1]" office:value-type="string" office:string-value="indep1" calcext:value-type="string">
            <text:p>indep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6470" calcext:value-type="float">
            <text:p>647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041" calcext:value-type="float">
            <text:p>21041</text:p>
          </table:table-cell>
          <table:table-cell office:value-type="float" office:value="21042" calcext:value-type="float">
            <text:p>21042</text:p>
          </table:table-cell>
          <table:table-cell office:value-type="string" calcext:value-type="string">
            <text:p>CUAUTLANCINGO</text:p>
          </table:table-cell>
          <table:table-cell office:value-type="float" office:value="19938" calcext:value-type="float">
            <text:p>19938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361" calcext:value-type="float">
            <text:p>236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588" calcext:value-type="float">
            <text:p>588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797" calcext:value-type="float">
            <text:p>1797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715" calcext:value-type="float">
            <text:p>1715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3568" calcext:value-type="float">
            <text:p>3568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304" calcext:value-type="float">
            <text:p>304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5278" calcext:value-type="float">
            <text:p>25278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624" calcext:value-type="float">
            <text:p>624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368" calcext:value-type="float">
            <text:p>368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pvem-morena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23" calcext:value-type="float">
            <text:p>1523</text:p>
          </table:table-cell>
          <table:table-cell office:value-type="float" office:value="58086" calcext:value-type="float">
            <text:p>5808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1042" calcext:value-type="float">
            <text:p>21042</text:p>
          </table:table-cell>
          <table:table-cell office:value-type="float" office:value="21043" calcext:value-type="float">
            <text:p>21043</text:p>
          </table:table-cell>
          <table:table-cell office:value-type="string" calcext:value-type="string">
            <text:p>CUAYUCA DE ANDRADE</text:p>
          </table:table-cell>
          <table:table-cell office:value-type="float" office:value="7" calcext:value-type="float">
            <text:p>7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1" calcext:value-type="float">
            <text:p>1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80" calcext:value-type="float">
            <text:p>180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9" calcext:value-type="float">
            <text:p>19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822" calcext:value-type="float">
            <text:p>822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849" calcext:value-type="float">
            <text:p>849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043" calcext:value-type="float">
            <text:p>21043</text:p>
          </table:table-cell>
          <table:table-cell office:value-type="float" office:value="21044" calcext:value-type="float">
            <text:p>21044</text:p>
          </table:table-cell>
          <table:table-cell office:value-type="string" calcext:value-type="string">
            <text:p>CUETZALAN DEL PROGRESO</text:p>
          </table:table-cell>
          <table:table-cell office:value-type="float" office:value="1394" calcext:value-type="float">
            <text:p>1394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7196" calcext:value-type="float">
            <text:p>7196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54" calcext:value-type="float">
            <text:p>54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5335" calcext:value-type="float">
            <text:p>533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7092" calcext:value-type="float">
            <text:p>7092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541" calcext:value-type="float">
            <text:p>541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54" calcext:value-type="float">
            <text:p>254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020" calcext:value-type="float">
            <text:p>1020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48" calcext:value-type="float">
            <text:p>148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86" calcext:value-type="float">
            <text:p>86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vem-pna-fxm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459" calcext:value-type="float">
            <text:p>1459</text:p>
          </table:table-cell>
          <table:table-cell office:value-type="float" office:value="24616" calcext:value-type="float">
            <text:p>246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044" calcext:value-type="float">
            <text:p>21044</text:p>
          </table:table-cell>
          <table:table-cell office:value-type="float" office:value="21045" calcext:value-type="float">
            <text:p>21045</text:p>
          </table:table-cell>
          <table:table-cell office:value-type="string" calcext:value-type="string">
            <text:p>CUYOACO</text:p>
          </table:table-cell>
          <table:table-cell office:value-type="float" office:value="340" calcext:value-type="float">
            <text:p>340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4595" calcext:value-type="float">
            <text:p>4595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98" calcext:value-type="float">
            <text:p>198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200" calcext:value-type="float">
            <text:p>1200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00" calcext:value-type="float">
            <text:p>100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58" calcext:value-type="float">
            <text:p>58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27" calcext:value-type="float">
            <text:p>127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539" calcext:value-type="float">
            <text:p>2539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8" calcext:value-type="float">
            <text:p>8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25" calcext:value-type="float">
            <text:p>25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si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83" calcext:value-type="float">
            <text:p>483</text:p>
          </table:table-cell>
          <table:table-cell office:value-type="float" office:value="9675" calcext:value-type="float">
            <text:p>967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1045" calcext:value-type="float">
            <text:p>21045</text:p>
          </table:table-cell>
          <table:table-cell office:value-type="float" office:value="21046" calcext:value-type="float">
            <text:p>21046</text:p>
          </table:table-cell>
          <table:table-cell office:value-type="string" calcext:value-type="string">
            <text:p>CHALCHICOMULA DE SESMA</text:p>
          </table:table-cell>
          <table:table-cell office:value-type="float" office:value="1921" calcext:value-type="float">
            <text:p>192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84" calcext:value-type="float">
            <text:p>284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465" calcext:value-type="float">
            <text:p>465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310" calcext:value-type="float">
            <text:p>310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798" calcext:value-type="float">
            <text:p>798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5222" calcext:value-type="float">
            <text:p>15222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20" calcext:value-type="float">
            <text:p>120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939" calcext:value-type="float">
            <text:p>2939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27" calcext:value-type="float">
            <text:p>127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77" calcext:value-type="float">
            <text:p>177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pvem-morena-pna-fxm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72" calcext:value-type="float">
            <text:p>1472</text:p>
          </table:table-cell>
          <table:table-cell office:value-type="float" office:value="23865" calcext:value-type="float">
            <text:p>2386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1046" calcext:value-type="float">
            <text:p>21046</text:p>
          </table:table-cell>
          <table:table-cell office:value-type="float" office:value="21047" calcext:value-type="float">
            <text:p>21047</text:p>
          </table:table-cell>
          <table:table-cell office:value-type="string" calcext:value-type="string">
            <text:p>CHAPULCO</text:p>
          </table:table-cell>
          <table:table-cell office:value-type="float" office:value="1214" calcext:value-type="float">
            <text:p>1214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741" calcext:value-type="float">
            <text:p>74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0" calcext:value-type="float">
            <text:p>10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600" calcext:value-type="float">
            <text:p>600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0" calcext:value-type="float">
            <text:p>20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368" calcext:value-type="float">
            <text:p>368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354" calcext:value-type="float">
            <text:p>354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26" calcext:value-type="float">
            <text:p>326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8" calcext:value-type="float">
            <text:p>18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648" calcext:value-type="float">
            <text:p>648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047" calcext:value-type="float">
            <text:p>21047</text:p>
          </table:table-cell>
          <table:table-cell office:value-type="float" office:value="21048" calcext:value-type="float">
            <text:p>21048</text:p>
          </table:table-cell>
          <table:table-cell office:value-type="string" calcext:value-type="string">
            <text:p>CHIAUTLA</text:p>
          </table:table-cell>
          <table:table-cell office:value-type="float" office:value="396" calcext:value-type="float">
            <text:p>396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4094" calcext:value-type="float">
            <text:p>4094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67" calcext:value-type="float">
            <text:p>67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817" calcext:value-type="float">
            <text:p>817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32" calcext:value-type="float">
            <text:p>132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53" calcext:value-type="float">
            <text:p>53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63" calcext:value-type="float">
            <text:p>63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4077" calcext:value-type="float">
            <text:p>4077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5" calcext:value-type="float">
            <text:p>25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i-prd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38" calcext:value-type="float">
            <text:p>538</text:p>
          </table:table-cell>
          <table:table-cell office:value-type="float" office:value="10278" calcext:value-type="float">
            <text:p>102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1048" calcext:value-type="float">
            <text:p>21048</text:p>
          </table:table-cell>
          <table:table-cell office:value-type="float" office:value="21049" calcext:value-type="float">
            <text:p>21049</text:p>
          </table:table-cell>
          <table:table-cell office:value-type="string" calcext:value-type="string">
            <text:p>CHIAUTZINGO</text:p>
          </table:table-cell>
          <table:table-cell office:value-type="float" office:value="800" calcext:value-type="float">
            <text:p>800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73" calcext:value-type="float">
            <text:p>373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32" calcext:value-type="float">
            <text:p>32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751" calcext:value-type="float">
            <text:p>751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181" calcext:value-type="float">
            <text:p>2181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895" calcext:value-type="float">
            <text:p>895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426" calcext:value-type="float">
            <text:p>426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537" calcext:value-type="float">
            <text:p>3537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6" calcext:value-type="float">
            <text:p>26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60" calcext:value-type="float">
            <text:p>60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fx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75" calcext:value-type="float">
            <text:p>375</text:p>
          </table:table-cell>
          <table:table-cell office:value-type="float" office:value="9460" calcext:value-type="float">
            <text:p>94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049" calcext:value-type="float">
            <text:p>21049</text:p>
          </table:table-cell>
          <table:table-cell office:value-type="float" office:value="21050" calcext:value-type="float">
            <text:p>21050</text:p>
          </table:table-cell>
          <table:table-cell office:value-type="string" calcext:value-type="string">
            <text:p>CHICONCUAUTLA</text:p>
          </table:table-cell>
          <table:table-cell office:value-type="float" office:value="388" calcext:value-type="float">
            <text:p>388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643" calcext:value-type="float">
            <text:p>3643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97" calcext:value-type="float">
            <text:p>197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92" calcext:value-type="float">
            <text:p>192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19" calcext:value-type="float">
            <text:p>119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68" calcext:value-type="float">
            <text:p>68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463" calcext:value-type="float">
            <text:p>2463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373" calcext:value-type="float">
            <text:p>1373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34" calcext:value-type="float">
            <text:p>34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p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9266" calcext:value-type="float">
            <text:p>926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050" calcext:value-type="float">
            <text:p>21050</text:p>
          </table:table-cell>
          <table:table-cell office:value-type="float" office:value="21051" calcext:value-type="float">
            <text:p>21051</text:p>
          </table:table-cell>
          <table:table-cell office:value-type="string" calcext:value-type="string">
            <text:p>CHICHIQUILA</text:p>
          </table:table-cell>
          <table:table-cell office:value-type="float" office:value="4829" calcext:value-type="float">
            <text:p>4829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4189" calcext:value-type="float">
            <text:p>418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2" calcext:value-type="float">
            <text:p>22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896" calcext:value-type="float">
            <text:p>896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16" calcext:value-type="float">
            <text:p>116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46" calcext:value-type="float">
            <text:p>46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7" calcext:value-type="float">
            <text:p>17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859" calcext:value-type="float">
            <text:p>859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1" calcext:value-type="float">
            <text:p>21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644" calcext:value-type="float">
            <text:p>644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fx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-morena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12327" calcext:value-type="float">
            <text:p>1232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1051" calcext:value-type="float">
            <text:p>21051</text:p>
          </table:table-cell>
          <table:table-cell office:value-type="float" office:value="21052" calcext:value-type="float">
            <text:p>21052</text:p>
          </table:table-cell>
          <table:table-cell office:value-type="string" calcext:value-type="string">
            <text:p>CHIETLA</text:p>
          </table:table-cell>
          <table:table-cell office:value-type="float" office:value="99" calcext:value-type="float">
            <text:p>99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97" calcext:value-type="float">
            <text:p>97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4" calcext:value-type="float">
            <text:p>24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12" calcext:value-type="float">
            <text:p>112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8223" calcext:value-type="float">
            <text:p>8223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4451" calcext:value-type="float">
            <text:p>4451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5" calcext:value-type="float">
            <text:p>25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787" calcext:value-type="float">
            <text:p>3787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98" calcext:value-type="float">
            <text:p>98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79" calcext:value-type="float">
            <text:p>79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-p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-pna-fx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95" calcext:value-type="float">
            <text:p>895</text:p>
          </table:table-cell>
          <table:table-cell office:value-type="float" office:value="17893" calcext:value-type="float">
            <text:p>1789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1052" calcext:value-type="float">
            <text:p>21052</text:p>
          </table:table-cell>
          <table:table-cell office:value-type="float" office:value="21053" calcext:value-type="float">
            <text:p>21053</text:p>
          </table:table-cell>
          <table:table-cell office:value-type="string" calcext:value-type="string">
            <text:p>CHIGMECATITLAN</text:p>
          </table:table-cell>
          <table:table-cell office:value-type="float" office:value="180" calcext:value-type="float">
            <text:p>180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23" calcext:value-type="float">
            <text:p>223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" calcext:value-type="float">
            <text:p>2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7" calcext:value-type="float">
            <text:p>7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85" calcext:value-type="float">
            <text:p>185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80" calcext:value-type="float">
            <text:p>180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053" calcext:value-type="float">
            <text:p>21053</text:p>
          </table:table-cell>
          <table:table-cell office:value-type="float" office:value="21054" calcext:value-type="float">
            <text:p>21054</text:p>
          </table:table-cell>
          <table:table-cell office:value-type="string" calcext:value-type="string">
            <text:p>CHIGNAHUAPAN</text:p>
          </table:table-cell>
          <table:table-cell table:number-columns-repeated="3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054" calcext:value-type="float">
            <text:p>21054</text:p>
          </table:table-cell>
          <table:table-cell office:value-type="float" office:value="21055" calcext:value-type="float">
            <text:p>21055</text:p>
          </table:table-cell>
          <table:table-cell office:value-type="string" calcext:value-type="string">
            <text:p>CHIGNAUTLA</text:p>
          </table:table-cell>
          <table:table-cell office:value-type="float" office:value="1210" calcext:value-type="float">
            <text:p>1210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4449" calcext:value-type="float">
            <text:p>444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73" calcext:value-type="float">
            <text:p>73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95" calcext:value-type="float">
            <text:p>29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56" calcext:value-type="float">
            <text:p>156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2324" calcext:value-type="float">
            <text:p>2324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575" calcext:value-type="float">
            <text:p>575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549" calcext:value-type="float">
            <text:p>2549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633" calcext:value-type="float">
            <text:p>1633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3914" calcext:value-type="float">
            <text:p>3914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a-fxm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8011" calcext:value-type="float">
            <text:p>1801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1055" calcext:value-type="float">
            <text:p>21055</text:p>
          </table:table-cell>
          <table:table-cell office:value-type="float" office:value="21056" calcext:value-type="float">
            <text:p>21056</text:p>
          </table:table-cell>
          <table:table-cell office:value-type="string" calcext:value-type="string">
            <text:p>CHILA</text:p>
          </table:table-cell>
          <table:table-cell office:value-type="float" office:value="6" calcext:value-type="float">
            <text:p>6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238" calcext:value-type="float">
            <text:p>1238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0" calcext:value-type="float">
            <text:p>10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64" calcext:value-type="float">
            <text:p>64</text:p>
          </table:table-cell>
          <table:table-cell table:formula="of:=[.K$1]" office:value-type="string" office:string-value="pt" calcext:value-type="string">
            <text:p>pt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0" calcext:value-type="float">
            <text:p>0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513" calcext:value-type="float">
            <text:p>1513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959" calcext:value-type="float">
            <text:p>295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1056" calcext:value-type="float">
            <text:p>21056</text:p>
          </table:table-cell>
          <table:table-cell office:value-type="float" office:value="21057" calcext:value-type="float">
            <text:p>21057</text:p>
          </table:table-cell>
          <table:table-cell office:value-type="string" calcext:value-type="string">
            <text:p>CHILA DE LA SAL</text:p>
          </table:table-cell>
          <table:table-cell office:value-type="float" office:value="6" calcext:value-type="float">
            <text:p>6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0" calcext:value-type="float">
            <text:p>0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422" calcext:value-type="float">
            <text:p>422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4"/>
          <table:table-cell office:value-type="float" office:value="469" calcext:value-type="float">
            <text:p>469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057" calcext:value-type="float">
            <text:p>21057</text:p>
          </table:table-cell>
          <table:table-cell office:value-type="float" office:value="21058" calcext:value-type="float">
            <text:p>21058</text:p>
          </table:table-cell>
          <table:table-cell office:value-type="string" calcext:value-type="string">
            <text:p>HONEY</text:p>
          </table:table-cell>
          <table:table-cell office:value-type="float" office:value="710" calcext:value-type="float">
            <text:p>710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99" calcext:value-type="float">
            <text:p>29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71" calcext:value-type="float">
            <text:p>71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28" calcext:value-type="float">
            <text:p>228</text:p>
          </table:table-cell>
          <table:table-cell table:formula="of:=[.K$1]" office:value-type="string" office:string-value="pt" calcext:value-type="string">
            <text:p>pt</text:p>
          </table:table-cell>
          <table:table-cell table:number-columns-repeated="2"/>
          <table:table-cell office:value-type="float" office:value="1199" calcext:value-type="float">
            <text:p>1199</text:p>
          </table:table-cell>
          <table:table-cell table:formula="of:=[.O$1]" office:value-type="string" office:string-value="mc" calcext:value-type="string">
            <text:p>mc</text:p>
          </table:table-cell>
          <table:table-cell table:number-columns-repeated="2"/>
          <table:table-cell office:value-type="float" office:value="832" calcext:value-type="float">
            <text:p>832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3679" calcext:value-type="float">
            <text:p>36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058" calcext:value-type="float">
            <text:p>21058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CHILCHOTLA</text:p>
          </table:table-cell>
          <table:table-cell office:value-type="float" office:value="110" calcext:value-type="float">
            <text:p>110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99" calcext:value-type="float">
            <text:p>9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6" calcext:value-type="float">
            <text:p>26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398" calcext:value-type="float">
            <text:p>398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3645" calcext:value-type="float">
            <text:p>3645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414" calcext:value-type="float">
            <text:p>1414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634" calcext:value-type="float">
            <text:p>2634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450" calcext:value-type="float">
            <text:p>450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523" calcext:value-type="float">
            <text:p>523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9921" calcext:value-type="float">
            <text:p>992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1059" calcext:value-type="float">
            <text:p>21059</text:p>
          </table:table-cell>
          <table:table-cell office:value-type="float" office:value="21060" calcext:value-type="float">
            <text:p>21060</text:p>
          </table:table-cell>
          <table:table-cell office:value-type="string" calcext:value-type="string">
            <text:p>CHINANTLA</text:p>
          </table:table-cell>
          <table:table-cell office:value-type="float" office:value="146" calcext:value-type="float">
            <text:p>146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82" calcext:value-type="float">
            <text:p>182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" calcext:value-type="float">
            <text:p>2</text:p>
          </table:table-cell>
          <table:table-cell table:formula="of:=[.I$1]" office:value-type="string" office:string-value="prd" calcext:value-type="string">
            <text:p>prd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406" calcext:value-type="float">
            <text:p>406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45" calcext:value-type="float">
            <text:p>145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22" calcext:value-type="float">
            <text:p>22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orena-fx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060" calcext:value-type="float">
            <text:p>21060</text:p>
          </table:table-cell>
          <table:table-cell office:value-type="float" office:value="21061" calcext:value-type="float">
            <text:p>21061</text:p>
          </table:table-cell>
          <table:table-cell office:value-type="string" calcext:value-type="string">
            <text:p>DOMINGO ARENAS</text:p>
          </table:table-cell>
          <table:table-cell office:value-type="float" office:value="19" calcext:value-type="float">
            <text:p>19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6" calcext:value-type="float">
            <text:p>36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753" calcext:value-type="float">
            <text:p>753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62" calcext:value-type="float">
            <text:p>62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580" calcext:value-type="float">
            <text:p>580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28" calcext:value-type="float">
            <text:p>28</text:p>
          </table:table-cell>
          <table:table-cell table:formula="of:=[.O$1]" office:value-type="string" office:string-value="mc" calcext:value-type="string">
            <text:p>mc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991" calcext:value-type="float">
            <text:p>991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692" calcext:value-type="float">
            <text:p>692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3701" calcext:value-type="float">
            <text:p>3701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21061" calcext:value-type="float">
            <text:p>21061</text:p>
          </table:table-cell>
          <table:table-cell office:value-type="float" office:value="21062" calcext:value-type="float">
            <text:p>21062</text:p>
          </table:table-cell>
          <table:table-cell office:value-type="string" calcext:value-type="string">
            <text:p>ELOXOCHITLAN <text:span text:style-name="T1">6</text:span></text:p>
          </table:table-cell>
          <table:table-cell office:value-type="float" office:value="21" calcext:value-type="float">
            <text:p>2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42" calcext:value-type="float">
            <text:p>42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2" calcext:value-type="float">
            <text:p>12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4384" calcext:value-type="float">
            <text:p>4384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5" calcext:value-type="float">
            <text:p>15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61" calcext:value-type="float">
            <text:p>61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3" calcext:value-type="float">
            <text:p>23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698" calcext:value-type="float">
            <text:p>2698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7604" calcext:value-type="float">
            <text:p>760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1062" calcext:value-type="float">
            <text:p>21062</text:p>
          </table:table-cell>
          <table:table-cell office:value-type="float" office:value="21063" calcext:value-type="float">
            <text:p>21063</text:p>
          </table:table-cell>
          <table:table-cell office:value-type="string" calcext:value-type="string">
            <text:p>EPATLAN</text:p>
          </table:table-cell>
          <table:table-cell office:value-type="float" office:value="427" calcext:value-type="float">
            <text:p>427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599" calcext:value-type="float">
            <text:p>59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" calcext:value-type="float">
            <text:p>2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42" calcext:value-type="float">
            <text:p>42</text:p>
          </table:table-cell>
          <table:table-cell table:formula="of:=[.K$1]" office:value-type="string" office:string-value="pt" calcext:value-type="string">
            <text:p>pt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O$1]" office:value-type="string" office:string-value="mc" calcext:value-type="string">
            <text:p>mc</text:p>
          </table:table-cell>
          <table:table-cell table:number-columns-repeated="2"/>
          <table:table-cell office:value-type="float" office:value="1284" calcext:value-type="float">
            <text:p>1284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orena-fx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063" calcext:value-type="float">
            <text:p>21063</text:p>
          </table:table-cell>
          <table:table-cell office:value-type="float" office:value="21064" calcext:value-type="float">
            <text:p>21064</text:p>
          </table:table-cell>
          <table:table-cell office:value-type="string" calcext:value-type="string">
            <text:p>ESPERANZA</text:p>
          </table:table-cell>
          <table:table-cell office:value-type="float" office:value="323" calcext:value-type="float">
            <text:p>323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77" calcext:value-type="float">
            <text:p>377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494" calcext:value-type="float">
            <text:p>494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80" calcext:value-type="float">
            <text:p>280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31" calcext:value-type="float">
            <text:p>131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25" calcext:value-type="float">
            <text:p>125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33" calcext:value-type="float">
            <text:p>33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4457" calcext:value-type="float">
            <text:p>4457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38" calcext:value-type="float">
            <text:p>38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60" calcext:value-type="float">
            <text:p>60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si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6740" calcext:value-type="float">
            <text:p>67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64" calcext:value-type="float">
            <text:p>21064</text:p>
          </table:table-cell>
          <table:table-cell office:value-type="float" office:value="21065" calcext:value-type="float">
            <text:p>21065</text:p>
          </table:table-cell>
          <table:table-cell office:value-type="string" calcext:value-type="string">
            <text:p>FRANCISCO Z. MENA</text:p>
          </table:table-cell>
          <table:table-cell office:value-type="float" office:value="2747" calcext:value-type="float">
            <text:p>2747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535" calcext:value-type="float">
            <text:p>535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61" calcext:value-type="float">
            <text:p>161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71" calcext:value-type="float">
            <text:p>171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582" calcext:value-type="float">
            <text:p>1582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352" calcext:value-type="float">
            <text:p>352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69" calcext:value-type="float">
            <text:p>269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156" calcext:value-type="float">
            <text:p>3156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37" calcext:value-type="float">
            <text:p>37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66" calcext:value-type="float">
            <text:p>66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9575" calcext:value-type="float">
            <text:p>957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065" calcext:value-type="float">
            <text:p>21065</text:p>
          </table:table-cell>
          <table:table-cell office:value-type="float" office:value="21066" calcext:value-type="float">
            <text:p>21066</text:p>
          </table:table-cell>
          <table:table-cell office:value-type="string" calcext:value-type="string">
            <text:p>GENERAL FELIPE ANGELES</text:p>
          </table:table-cell>
          <table:table-cell office:value-type="float" office:value="2061" calcext:value-type="float">
            <text:p>206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55" calcext:value-type="float">
            <text:p>355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47" calcext:value-type="float">
            <text:p>147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67" calcext:value-type="float">
            <text:p>267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413" calcext:value-type="float">
            <text:p>413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16" calcext:value-type="float">
            <text:p>116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962" calcext:value-type="float">
            <text:p>962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444" calcext:value-type="float">
            <text:p>3444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5" calcext:value-type="float">
            <text:p>15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2284" calcext:value-type="float">
            <text:p>2284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pvem-moren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10505" calcext:value-type="float">
            <text:p>105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1066" calcext:value-type="float">
            <text:p>21066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GUADALUPE</text:p>
          </table:table-cell>
          <table:table-cell office:value-type="float" office:value="1437" calcext:value-type="float">
            <text:p>1437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67" calcext:value-type="float">
            <text:p>67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2" calcext:value-type="float">
            <text:p>12</text:p>
          </table:table-cell>
          <table:table-cell table:formula="of:=[.I$1]" office:value-type="string" office:string-value="prd" calcext:value-type="string">
            <text:p>prd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4"/>
          <table:table-cell office:value-type="float" office:value="1583" calcext:value-type="float">
            <text:p>1583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40" calcext:value-type="float">
            <text:p>140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vem-moren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067" calcext:value-type="float">
            <text:p>21067</text:p>
          </table:table-cell>
          <table:table-cell office:value-type="float" office:value="21068" calcext:value-type="float">
            <text:p>21068</text:p>
          </table:table-cell>
          <table:table-cell office:value-type="string" calcext:value-type="string">
            <text:p>GUADALUPE VICTORIA</text:p>
          </table:table-cell>
          <table:table-cell office:value-type="float" office:value="506" calcext:value-type="float">
            <text:p>506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779" calcext:value-type="float">
            <text:p>77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57" calcext:value-type="float">
            <text:p>57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740" calcext:value-type="float">
            <text:p>740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4893" calcext:value-type="float">
            <text:p>4893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55" calcext:value-type="float">
            <text:p>155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009" calcext:value-type="float">
            <text:p>1009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620" calcext:value-type="float">
            <text:p>620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74" calcext:value-type="float">
            <text:p>74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43" calcext:value-type="float">
            <text:p>43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pna-fx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-morena</text:p>
          </table:table-cell>
          <table:table-cell office:value-type="float" office:value="2" calcext:value-type="float">
            <text:p>2</text:p>
          </table:table-cell>
          <table:table-cell office:value-type="float" office:value="343" calcext:value-type="float">
            <text:p>343</text:p>
          </table:table-cell>
          <table:table-cell office:value-type="float" office:value="9221" calcext:value-type="float">
            <text:p>92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068" calcext:value-type="float">
            <text:p>21068</text:p>
          </table:table-cell>
          <table:table-cell office:value-type="float" office:value="21069" calcext:value-type="float">
            <text:p>21069</text:p>
          </table:table-cell>
          <table:table-cell office:value-type="string" calcext:value-type="string">
            <text:p>HERMENEGILDO GALEANA</text:p>
          </table:table-cell>
          <table:table-cell office:value-type="float" office:value="1895" calcext:value-type="float">
            <text:p>1895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31" calcext:value-type="float">
            <text:p>13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3" calcext:value-type="float">
            <text:p>23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35" calcext:value-type="float">
            <text:p>3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4" calcext:value-type="float">
            <text:p>24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6" calcext:value-type="float">
            <text:p>16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8" calcext:value-type="float">
            <text:p>8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817" calcext:value-type="float">
            <text:p>1817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6" calcext:value-type="float">
            <text:p>6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21" calcext:value-type="float">
            <text:p>21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4185" calcext:value-type="float">
            <text:p>418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1069" calcext:value-type="float">
            <text:p>21069</text:p>
          </table:table-cell>
          <table:table-cell office:value-type="float" office:value="21070" calcext:value-type="float">
            <text:p>21070</text:p>
          </table:table-cell>
          <table:table-cell office:value-type="string" calcext:value-type="string">
            <text:p>HUAQUECHULA</text:p>
          </table:table-cell>
          <table:table-cell office:value-type="float" office:value="795" calcext:value-type="float">
            <text:p>795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5137" calcext:value-type="float">
            <text:p>5137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83" calcext:value-type="float">
            <text:p>83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23" calcext:value-type="float">
            <text:p>223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59" calcext:value-type="float">
            <text:p>159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84" calcext:value-type="float">
            <text:p>84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92" calcext:value-type="float">
            <text:p>92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5701" calcext:value-type="float">
            <text:p>5701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2" calcext:value-type="float">
            <text:p>22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53" calcext:value-type="float">
            <text:p>53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-psi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23" calcext:value-type="float">
            <text:p>823</text:p>
          </table:table-cell>
          <table:table-cell office:value-type="float" office:value="13175" calcext:value-type="float">
            <text:p>1317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1070" calcext:value-type="float">
            <text:p>21070</text:p>
          </table:table-cell>
          <table:table-cell office:value-type="float" office:value="21071" calcext:value-type="float">
            <text:p>21071</text:p>
          </table:table-cell>
          <table:table-cell office:value-type="string" calcext:value-type="string">
            <text:p>HUATLATLAUCA</text:p>
          </table:table-cell>
          <table:table-cell office:value-type="float" office:value="47" calcext:value-type="float">
            <text:p>47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1" calcext:value-type="float">
            <text:p>2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415" calcext:value-type="float">
            <text:p>1415</text:p>
          </table:table-cell>
          <table:table-cell table:formula="of:=[.I$1]" office:value-type="string" office:string-value="prd" calcext:value-type="string">
            <text:p>prd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formula="of:=[.O$1]" office:value-type="string" office:string-value="mc" calcext:value-type="string">
            <text:p>mc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071" calcext:value-type="float">
            <text:p>21071</text:p>
          </table:table-cell>
          <table:table-cell office:value-type="float" office:value="21072" calcext:value-type="float">
            <text:p>21072</text:p>
          </table:table-cell>
          <table:table-cell office:value-type="string" calcext:value-type="string">
            <text:p>HUAUCHINANGO</text:p>
          </table:table-cell>
          <table:table-cell office:value-type="float" office:value="3563" calcext:value-type="float">
            <text:p>3563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314" calcext:value-type="float">
            <text:p>2314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4644" calcext:value-type="float">
            <text:p>4644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834" calcext:value-type="float">
            <text:p>1834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7914" calcext:value-type="float">
            <text:p>7914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6421" calcext:value-type="float">
            <text:p>6421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724" calcext:value-type="float">
            <text:p>1724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3863" calcext:value-type="float">
            <text:p>13863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549" calcext:value-type="float">
            <text:p>1549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413" calcext:value-type="float">
            <text:p>413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fx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-pna</text:p>
          </table:table-cell>
          <table:table-cell office:value-type="float" office:value="620" calcext:value-type="float">
            <text:p>620</text:p>
          </table:table-cell>
          <table:table-cell office:value-type="float" office:value="3715" calcext:value-type="float">
            <text:p>3715</text:p>
          </table:table-cell>
          <table:table-cell office:value-type="float" office:value="48574" calcext:value-type="float">
            <text:p>48574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1072" calcext:value-type="float">
            <text:p>21072</text:p>
          </table:table-cell>
          <table:table-cell office:value-type="float" office:value="21073" calcext:value-type="float">
            <text:p>21073</text:p>
          </table:table-cell>
          <table:table-cell office:value-type="string" calcext:value-type="string">
            <text:p>HUEHUETLA <text:span text:style-name="T1">1</text:span></text:p>
          </table:table-cell>
          <table:table-cell office:value-type="float" office:value="262" calcext:value-type="float">
            <text:p>262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4137" calcext:value-type="float">
            <text:p>4137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7" calcext:value-type="float">
            <text:p>17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884" calcext:value-type="float">
            <text:p>884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39" calcext:value-type="float">
            <text:p>39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573" calcext:value-type="float">
            <text:p>573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43" calcext:value-type="float">
            <text:p>43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152" calcext:value-type="float">
            <text:p>3152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8" calcext:value-type="float">
            <text:p>18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58" calcext:value-type="float">
            <text:p>58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9473" calcext:value-type="float">
            <text:p>947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1073" calcext:value-type="float">
            <text:p>21073</text:p>
          </table:table-cell>
          <table:table-cell office:value-type="float" office:value="21074" calcext:value-type="float">
            <text:p>21074</text:p>
          </table:table-cell>
          <table:table-cell office:value-type="string" calcext:value-type="string">
            <text:p>HUEHUETLAN EL CHICO</text:p>
          </table:table-cell>
          <table:table-cell office:value-type="float" office:value="61" calcext:value-type="float">
            <text:p>6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405" calcext:value-type="float">
            <text:p>1405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2" calcext:value-type="float">
            <text:p>12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927" calcext:value-type="float">
            <text:p>927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345" calcext:value-type="float">
            <text:p>1345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9" calcext:value-type="float">
            <text:p>19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6" calcext:value-type="float">
            <text:p>16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160" calcext:value-type="float">
            <text:p>1160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43" calcext:value-type="float">
            <text:p>43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i-prd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orena-p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5155" calcext:value-type="float">
            <text:p>51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74" calcext:value-type="float">
            <text:p>21074</text:p>
          </table:table-cell>
          <table:table-cell office:value-type="float" office:value="21076" calcext:value-type="float">
            <text:p>21076</text:p>
          </table:table-cell>
          <table:table-cell office:value-type="string" calcext:value-type="string">
            <text:p>HUEJOTZINGO</text:p>
          </table:table-cell>
          <table:table-cell office:value-type="float" office:value="3607" calcext:value-type="float">
            <text:p>3607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803" calcext:value-type="float">
            <text:p>803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49" calcext:value-type="float">
            <text:p>249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940" calcext:value-type="float">
            <text:p>1940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5637" calcext:value-type="float">
            <text:p>5637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4073" calcext:value-type="float">
            <text:p>14073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976" calcext:value-type="float">
            <text:p>976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1506" calcext:value-type="float">
            <text:p>11506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969" calcext:value-type="float">
            <text:p>969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026" calcext:value-type="float">
            <text:p>1026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pvem-morena-pna-fxm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780" calcext:value-type="float">
            <text:p>1780</text:p>
          </table:table-cell>
          <table:table-cell office:value-type="float" office:value="42590" calcext:value-type="float">
            <text:p>425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075" calcext:value-type="float">
            <text:p>21075</text:p>
          </table:table-cell>
          <table:table-cell office:value-type="float" office:value="21077" calcext:value-type="float">
            <text:p>21077</text:p>
          </table:table-cell>
          <table:table-cell office:value-type="string" calcext:value-type="string">
            <text:p>HUEYAPAN</text:p>
          </table:table-cell>
          <table:table-cell office:value-type="float" office:value="311" calcext:value-type="float">
            <text:p>31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061" calcext:value-type="float">
            <text:p>306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3" calcext:value-type="float">
            <text:p>13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753" calcext:value-type="float">
            <text:p>753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2" calcext:value-type="float">
            <text:p>22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85" calcext:value-type="float">
            <text:p>85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05" calcext:value-type="float">
            <text:p>105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801" calcext:value-type="float">
            <text:p>1801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0" calcext:value-type="float">
            <text:p>10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25" calcext:value-type="float">
            <text:p>125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-fx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6554" calcext:value-type="float">
            <text:p>65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076" calcext:value-type="float">
            <text:p>21076</text:p>
          </table:table-cell>
          <table:table-cell office:value-type="float" office:value="21078" calcext:value-type="float">
            <text:p>21078</text:p>
          </table:table-cell>
          <table:table-cell office:value-type="string" calcext:value-type="string">
            <text:p>HUEYTAMALCO</text:p>
          </table:table-cell>
          <table:table-cell office:value-type="float" office:value="1526" calcext:value-type="float">
            <text:p>1526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610" calcext:value-type="float">
            <text:p>3610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53" calcext:value-type="float">
            <text:p>53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4324" calcext:value-type="float">
            <text:p>4324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999" calcext:value-type="float">
            <text:p>999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765" calcext:value-type="float">
            <text:p>765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1" calcext:value-type="float">
            <text:p>21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827" calcext:value-type="float">
            <text:p>1827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66" calcext:value-type="float">
            <text:p>66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47" calcext:value-type="float">
            <text:p>47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orena-pna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46" calcext:value-type="float">
            <text:p>746</text:p>
          </table:table-cell>
          <table:table-cell office:value-type="float" office:value="13992" calcext:value-type="float">
            <text:p>139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077" calcext:value-type="float">
            <text:p>21077</text:p>
          </table:table-cell>
          <table:table-cell office:value-type="float" office:value="21079" calcext:value-type="float">
            <text:p>21079</text:p>
          </table:table-cell>
          <table:table-cell office:value-type="string" calcext:value-type="string">
            <text:p>HUEYTLALPAN</text:p>
          </table:table-cell>
          <table:table-cell office:value-type="float" office:value="82" calcext:value-type="float">
            <text:p>82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735" calcext:value-type="float">
            <text:p>1735</text:p>
          </table:table-cell>
          <table:table-cell table:formula="of:=[.G$1]" office:value-type="string" office:string-value="pri" calcext:value-type="string">
            <text:p>pri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5" calcext:value-type="float">
            <text:p>15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4" calcext:value-type="float">
            <text:p>14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9" calcext:value-type="float">
            <text:p>9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579" calcext:value-type="float">
            <text:p>1579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078" calcext:value-type="float">
            <text:p>21078</text:p>
          </table:table-cell>
          <table:table-cell office:value-type="float" office:value="21080" calcext:value-type="float">
            <text:p>21080</text:p>
          </table:table-cell>
          <table:table-cell office:value-type="string" calcext:value-type="string">
            <text:p>HUITZILAN DE SERDAN</text:p>
          </table:table-cell>
          <table:table-cell office:value-type="float" office:value="141" calcext:value-type="float">
            <text:p>14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136" calcext:value-type="float">
            <text:p>3136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84" calcext:value-type="float">
            <text:p>84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79" calcext:value-type="float">
            <text:p>179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125" calcext:value-type="float">
            <text:p>2125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9" calcext:value-type="float">
            <text:p>19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7" calcext:value-type="float">
            <text:p>17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318" calcext:value-type="float">
            <text:p>1318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8" calcext:value-type="float">
            <text:p>18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24" calcext:value-type="float">
            <text:p>24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7383" calcext:value-type="float">
            <text:p>738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1079" calcext:value-type="float">
            <text:p>21079</text:p>
          </table:table-cell>
          <table:table-cell office:value-type="float" office:value="21081" calcext:value-type="float">
            <text:p>21081</text:p>
          </table:table-cell>
          <table:table-cell office:value-type="string" calcext:value-type="string">
            <text:p>HUITZILTEPEC</text:p>
          </table:table-cell>
          <table:table-cell office:value-type="float" office:value="730" calcext:value-type="float">
            <text:p>730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43" calcext:value-type="float">
            <text:p>143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5" calcext:value-type="float">
            <text:p>5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42" calcext:value-type="float">
            <text:p>42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435" calcext:value-type="float">
            <text:p>435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643" calcext:value-type="float">
            <text:p>643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968" calcext:value-type="float">
            <text:p>968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086" calcext:value-type="float">
            <text:p>30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080" calcext:value-type="float">
            <text:p>21080</text:p>
          </table:table-cell>
          <table:table-cell office:value-type="float" office:value="21082" calcext:value-type="float">
            <text:p>21082</text:p>
          </table:table-cell>
          <table:table-cell office:value-type="string" calcext:value-type="string">
            <text:p>ATLEQUIZAYAN</text:p>
          </table:table-cell>
          <table:table-cell office:value-type="float" office:value="25" calcext:value-type="float">
            <text:p>25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784" calcext:value-type="float">
            <text:p>784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9" calcext:value-type="float">
            <text:p>9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8" calcext:value-type="float">
            <text:p>18</text:p>
          </table:table-cell>
          <table:table-cell table:formula="of:=[.K$1]" office:value-type="string" office:string-value="pt" calcext:value-type="string">
            <text:p>pt</text:p>
          </table:table-cell>
          <table:table-cell table:number-columns-repeated="2"/>
          <table:table-cell office:value-type="float" office:value="714" calcext:value-type="float">
            <text:p>714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0" calcext:value-type="float">
            <text:p>10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56" calcext:value-type="float">
            <text:p>56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an-pri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1081" calcext:value-type="float">
            <text:p>21081</text:p>
          </table:table-cell>
          <table:table-cell office:value-type="float" office:value="21083" calcext:value-type="float">
            <text:p>21083</text:p>
          </table:table-cell>
          <table:table-cell office:value-type="string" calcext:value-type="string">
            <text:p>IXCAMILPA DE GUERRERO</text:p>
          </table:table-cell>
          <table:table-cell office:value-type="float" office:value="448" calcext:value-type="float">
            <text:p>448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9" calcext:value-type="float">
            <text:p>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4" calcext:value-type="float">
            <text:p>4</text:p>
          </table:table-cell>
          <table:table-cell table:formula="of:=[.I$1]" office:value-type="string" office:string-value="prd" calcext:value-type="string">
            <text:p>prd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8" calcext:value-type="float">
            <text:p>8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906" calcext:value-type="float">
            <text:p>906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505" calcext:value-type="float">
            <text:p>505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" calcext:value-type="float">
            <text:p>2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vem-more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082" calcext:value-type="float">
            <text:p>21082</text:p>
          </table:table-cell>
          <table:table-cell office:value-type="float" office:value="21084" calcext:value-type="float">
            <text:p>21084</text:p>
          </table:table-cell>
          <table:table-cell office:value-type="string" calcext:value-type="string">
            <text:p>IXCAQUIXTLA</text:p>
          </table:table-cell>
          <table:table-cell office:value-type="float" office:value="208" calcext:value-type="float">
            <text:p>208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398" calcext:value-type="float">
            <text:p>1398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855" calcext:value-type="float">
            <text:p>855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519" calcext:value-type="float">
            <text:p>519</text:p>
          </table:table-cell>
          <table:table-cell table:formula="of:=[.K$1]" office:value-type="string" office:string-value="pt" calcext:value-type="string">
            <text:p>pt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25" calcext:value-type="float">
            <text:p>125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314" calcext:value-type="float">
            <text:p>1314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8" calcext:value-type="float">
            <text:p>8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60" calcext:value-type="float">
            <text:p>160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4758" calcext:value-type="float">
            <text:p>47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083" calcext:value-type="float">
            <text:p>21083</text:p>
          </table:table-cell>
          <table:table-cell office:value-type="float" office:value="21085" calcext:value-type="float">
            <text:p>21085</text:p>
          </table:table-cell>
          <table:table-cell office:value-type="string" calcext:value-type="string">
            <text:p>IXTACAMAXTITLAN</text:p>
          </table:table-cell>
          <table:table-cell office:value-type="float" office:value="668" calcext:value-type="float">
            <text:p>668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6525" calcext:value-type="float">
            <text:p>6525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481" calcext:value-type="float">
            <text:p>481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47" calcext:value-type="float">
            <text:p>247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308" calcext:value-type="float">
            <text:p>2308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80" calcext:value-type="float">
            <text:p>80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2" calcext:value-type="float">
            <text:p>22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976" calcext:value-type="float">
            <text:p>3976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05" calcext:value-type="float">
            <text:p>105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41" calcext:value-type="float">
            <text:p>141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pvem-morena-pna-fx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15197" calcext:value-type="float">
            <text:p>151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084" calcext:value-type="float">
            <text:p>21084</text:p>
          </table:table-cell>
          <table:table-cell office:value-type="float" office:value="21086" calcext:value-type="float">
            <text:p>21086</text:p>
          </table:table-cell>
          <table:table-cell office:value-type="string" calcext:value-type="string">
            <text:p>IXTEPEC</text:p>
          </table:table-cell>
          <table:table-cell office:value-type="float" office:value="1" calcext:value-type="float">
            <text:p>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153" calcext:value-type="float">
            <text:p>1153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021" calcext:value-type="float">
            <text:p>1021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1" calcext:value-type="float">
            <text:p>21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2" calcext:value-type="float">
            <text:p>22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985" calcext:value-type="float">
            <text:p>985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9" calcext:value-type="float">
            <text:p>9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775" calcext:value-type="float">
            <text:p>775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3" calcext:value-type="float">
            <text:p>3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28" calcext:value-type="float">
            <text:p>28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t-pve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4298" calcext:value-type="float">
            <text:p>429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1085" calcext:value-type="float">
            <text:p>21085</text:p>
          </table:table-cell>
          <table:table-cell office:value-type="float" office:value="21087" calcext:value-type="float">
            <text:p>21087</text:p>
          </table:table-cell>
          <table:table-cell office:value-type="string" calcext:value-type="string">
            <text:p>IZUCAR DE MATAMOROS</text:p>
          </table:table-cell>
          <table:table-cell office:value-type="float" office:value="1638" calcext:value-type="float">
            <text:p>1638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5903" calcext:value-type="float">
            <text:p>5903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498" calcext:value-type="float">
            <text:p>498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305" calcext:value-type="float">
            <text:p>230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3599" calcext:value-type="float">
            <text:p>13599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923" calcext:value-type="float">
            <text:p>923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429" calcext:value-type="float">
            <text:p>429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6884" calcext:value-type="float">
            <text:p>6884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568" calcext:value-type="float">
            <text:p>568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344" calcext:value-type="float">
            <text:p>344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-pna-fxm</text:p>
          </table:table-cell>
          <table:table-cell office:value-type="float" office:value="34" calcext:value-type="float">
            <text:p>34</text:p>
          </table:table-cell>
          <table:table-cell office:value-type="float" office:value="2114" calcext:value-type="float">
            <text:p>2114</text:p>
          </table:table-cell>
          <table:table-cell office:value-type="float" office:value="35239" calcext:value-type="float">
            <text:p>352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086" calcext:value-type="float">
            <text:p>21086</text:p>
          </table:table-cell>
          <table:table-cell office:value-type="float" office:value="21088" calcext:value-type="float">
            <text:p>21088</text:p>
          </table:table-cell>
          <table:table-cell office:value-type="string" calcext:value-type="string">
            <text:p>JALPAN</text:p>
          </table:table-cell>
          <table:table-cell office:value-type="float" office:value="660" calcext:value-type="float">
            <text:p>660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32" calcext:value-type="float">
            <text:p>232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19" calcext:value-type="float">
            <text:p>219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398" calcext:value-type="float">
            <text:p>398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24" calcext:value-type="float">
            <text:p>224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311" calcext:value-type="float">
            <text:p>311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2" calcext:value-type="float">
            <text:p>12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119" calcext:value-type="float">
            <text:p>3119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9" calcext:value-type="float">
            <text:p>9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990" calcext:value-type="float">
            <text:p>990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386" calcext:value-type="float">
            <text:p>386</text:p>
          </table:table-cell>
          <table:table-cell office:value-type="float" office:value="6564" calcext:value-type="float">
            <text:p>656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087" calcext:value-type="float">
            <text:p>21087</text:p>
          </table:table-cell>
          <table:table-cell office:value-type="float" office:value="21089" calcext:value-type="float">
            <text:p>21089</text:p>
          </table:table-cell>
          <table:table-cell office:value-type="string" calcext:value-type="string">
            <text:p>JOLALPAN</text:p>
          </table:table-cell>
          <table:table-cell office:value-type="float" office:value="160" calcext:value-type="float">
            <text:p>160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046" calcext:value-type="float">
            <text:p>3046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43" calcext:value-type="float">
            <text:p>43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91" calcext:value-type="float">
            <text:p>291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607" calcext:value-type="float">
            <text:p>607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476" calcext:value-type="float">
            <text:p>476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998" calcext:value-type="float">
            <text:p>1998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6841" calcext:value-type="float">
            <text:p>68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088" calcext:value-type="float">
            <text:p>21088</text:p>
          </table:table-cell>
          <table:table-cell office:value-type="float" office:value="21090" calcext:value-type="float">
            <text:p>21090</text:p>
          </table:table-cell>
          <table:table-cell office:value-type="string" calcext:value-type="string">
            <text:p>JONOTLA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G$1]" office:value-type="string" office:string-value="pri" calcext:value-type="string">
            <text:p>pri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34" calcext:value-type="float">
            <text:p>34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4" calcext:value-type="float">
            <text:p>14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83" calcext:value-type="float">
            <text:p>283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64" calcext:value-type="float">
            <text:p>264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436" calcext:value-type="float">
            <text:p>436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901" calcext:value-type="float">
            <text:p>901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t-p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089" calcext:value-type="float">
            <text:p>21089</text:p>
          </table:table-cell>
          <table:table-cell office:value-type="float" office:value="21091" calcext:value-type="float">
            <text:p>21091</text:p>
          </table:table-cell>
          <table:table-cell office:value-type="string" calcext:value-type="string">
            <text:p>JOPALA</text:p>
          </table:table-cell>
          <table:table-cell office:value-type="float" office:value="119" calcext:value-type="float">
            <text:p>119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2" calcext:value-type="float">
            <text:p>22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9" calcext:value-type="float">
            <text:p>9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329" calcext:value-type="float">
            <text:p>329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8" calcext:value-type="float">
            <text:p>28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2397" calcext:value-type="float">
            <text:p>2397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547" calcext:value-type="float">
            <text:p>547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477" calcext:value-type="float">
            <text:p>477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603" calcext:value-type="float">
            <text:p>603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942" calcext:value-type="float">
            <text:p>1942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6918" calcext:value-type="float">
            <text:p>69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090" calcext:value-type="float">
            <text:p>21090</text:p>
          </table:table-cell>
          <table:table-cell office:value-type="float" office:value="21092" calcext:value-type="float">
            <text:p>21092</text:p>
          </table:table-cell>
          <table:table-cell office:value-type="string" calcext:value-type="string">
            <text:p>JUAN C. BONILLA</text:p>
          </table:table-cell>
          <table:table-cell office:value-type="float" office:value="1374" calcext:value-type="float">
            <text:p>1374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43" calcext:value-type="float">
            <text:p>243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92" calcext:value-type="float">
            <text:p>92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99" calcext:value-type="float">
            <text:p>199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533" calcext:value-type="float">
            <text:p>533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2082" calcext:value-type="float">
            <text:p>2082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19" calcext:value-type="float">
            <text:p>219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5538" calcext:value-type="float">
            <text:p>5538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216" calcext:value-type="float">
            <text:p>2216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vem-moren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83" calcext:value-type="float">
            <text:p>683</text:p>
          </table:table-cell>
          <table:table-cell office:value-type="float" office:value="13183" calcext:value-type="float">
            <text:p>131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091" calcext:value-type="float">
            <text:p>21091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JUAN GALINDO</text:p>
          </table:table-cell>
          <table:table-cell office:value-type="float" office:value="26" calcext:value-type="float">
            <text:p>26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764" calcext:value-type="float">
            <text:p>1764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8" calcext:value-type="float">
            <text:p>8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63" calcext:value-type="float">
            <text:p>63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371" calcext:value-type="float">
            <text:p>371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27" calcext:value-type="float">
            <text:p>27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89" calcext:value-type="float">
            <text:p>89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640" calcext:value-type="float">
            <text:p>640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188" calcext:value-type="float">
            <text:p>1188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16" calcext:value-type="float">
            <text:p>116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a-fxm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1092" calcext:value-type="float">
            <text:p>21092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JUAN N. MENDEZ</text:p>
          </table:table-cell>
          <table:table-cell office:value-type="float" office:value="798" calcext:value-type="float">
            <text:p>798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0" calcext:value-type="float">
            <text:p>10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4" calcext:value-type="float">
            <text:p>4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865" calcext:value-type="float">
            <text:p>86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6" calcext:value-type="float">
            <text:p>6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43" calcext:value-type="float">
            <text:p>143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3" calcext:value-type="float">
            <text:p>23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082" calcext:value-type="float">
            <text:p>1082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3" calcext:value-type="float">
            <text:p>3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si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093" calcext:value-type="float">
            <text:p>21093</text:p>
          </table:table-cell>
          <table:table-cell office:value-type="float" office:value="21095" calcext:value-type="float">
            <text:p>21095</text:p>
          </table:table-cell>
          <table:table-cell office:value-type="string" calcext:value-type="string">
            <text:p>LAFRAGUA</text:p>
          </table:table-cell>
          <table:table-cell office:value-type="float" office:value="99" calcext:value-type="float">
            <text:p>99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6" calcext:value-type="float">
            <text:p>16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42" calcext:value-type="float">
            <text:p>142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94" calcext:value-type="float">
            <text:p>194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261" calcext:value-type="float">
            <text:p>2261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2" calcext:value-type="float">
            <text:p>12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6" calcext:value-type="float">
            <text:p>16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800" calcext:value-type="float">
            <text:p>1800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6" calcext:value-type="float">
            <text:p>16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rd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1094" calcext:value-type="float">
            <text:p>21094</text:p>
          </table:table-cell>
          <table:table-cell office:value-type="float" office:value="21096" calcext:value-type="float">
            <text:p>21096</text:p>
          </table:table-cell>
          <table:table-cell office:value-type="string" calcext:value-type="string">
            <text:p>LIBRES</text:p>
          </table:table-cell>
          <table:table-cell office:value-type="float" office:value="1678" calcext:value-type="float">
            <text:p>1678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032" calcext:value-type="float">
            <text:p>1032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357" calcext:value-type="float">
            <text:p>357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3333" calcext:value-type="float">
            <text:p>3333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5103" calcext:value-type="float">
            <text:p>5103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628" calcext:value-type="float">
            <text:p>1628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72" calcext:value-type="float">
            <text:p>72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135" calcext:value-type="float">
            <text:p>3135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676" calcext:value-type="float">
            <text:p>676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560" calcext:value-type="float">
            <text:p>560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842" calcext:value-type="float">
            <text:p>842</text:p>
          </table:table-cell>
          <table:table-cell office:value-type="float" office:value="18431" calcext:value-type="float">
            <text:p>1843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1095" calcext:value-type="float">
            <text:p>21095</text:p>
          </table:table-cell>
          <table:table-cell office:value-type="float" office:value="21097" calcext:value-type="float">
            <text:p>21097</text:p>
          </table:table-cell>
          <table:table-cell office:value-type="string" calcext:value-type="string">
            <text:p>LA MAGDALENA TLATLAUQUITEPEC</text:p>
          </table:table-cell>
          <table:table-cell office:value-type="float" office:value="141" calcext:value-type="float">
            <text:p>14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0" calcext:value-type="float">
            <text:p>20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3" calcext:value-type="float">
            <text:p>3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4" calcext:value-type="float">
            <text:p>4</text:p>
          </table:table-cell>
          <table:table-cell table:formula="of:=[.K$1]" office:value-type="string" office:string-value="pt" calcext:value-type="string">
            <text:p>p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40" calcext:value-type="float">
            <text:p>140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74" calcext:value-type="float">
            <text:p>174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1096" calcext:value-type="float">
            <text:p>21096</text:p>
          </table:table-cell>
          <table:table-cell office:value-type="float" office:value="21098" calcext:value-type="float">
            <text:p>21098</text:p>
          </table:table-cell>
          <table:table-cell office:value-type="string" calcext:value-type="string">
            <text:p>MAZAPILTEPEC DE JUAREZ</text:p>
          </table:table-cell>
          <table:table-cell office:value-type="float" office:value="232" calcext:value-type="float">
            <text:p>232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45" calcext:value-type="float">
            <text:p>45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405" calcext:value-type="float">
            <text:p>40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445" calcext:value-type="float">
            <text:p>445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23" calcext:value-type="float">
            <text:p>323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0" calcext:value-type="float">
            <text:p>20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253" calcext:value-type="float">
            <text:p>253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t-p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1097" calcext:value-type="float">
            <text:p>21097</text:p>
          </table:table-cell>
          <table:table-cell office:value-type="float" office:value="21099" calcext:value-type="float">
            <text:p>21099</text:p>
          </table:table-cell>
          <table:table-cell office:value-type="string" calcext:value-type="string">
            <text:p>MIXTLA</text:p>
          </table:table-cell>
          <table:table-cell office:value-type="float" office:value="12" calcext:value-type="float">
            <text:p>12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446" calcext:value-type="float">
            <text:p>446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4" calcext:value-type="float">
            <text:p>14</text:p>
          </table:table-cell>
          <table:table-cell table:formula="of:=[.I$1]" office:value-type="string" office:string-value="prd" calcext:value-type="string">
            <text:p>pr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2" calcext:value-type="float">
            <text:p>12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" calcext:value-type="float">
            <text:p>2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899" calcext:value-type="float">
            <text:p>899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7" calcext:value-type="float">
            <text:p>7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1098" calcext:value-type="float">
            <text:p>21098</text:p>
          </table:table-cell>
          <table:table-cell office:value-type="float" office:value="21100" calcext:value-type="float">
            <text:p>21100</text:p>
          </table:table-cell>
          <table:table-cell office:value-type="string" calcext:value-type="string">
            <text:p>MOLCAXAC</text:p>
          </table:table-cell>
          <table:table-cell office:value-type="float" office:value="98" calcext:value-type="float">
            <text:p>98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833" calcext:value-type="float">
            <text:p>833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47" calcext:value-type="float">
            <text:p>47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384" calcext:value-type="float">
            <text:p>384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30" calcext:value-type="float">
            <text:p>30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7" calcext:value-type="float">
            <text:p>17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5" calcext:value-type="float">
            <text:p>5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887" calcext:value-type="float">
            <text:p>887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9" calcext:value-type="float">
            <text:p>9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331" calcext:value-type="float">
            <text:p>1331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827" calcext:value-type="float">
            <text:p>382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099" calcext:value-type="float">
            <text:p>21099</text:p>
          </table:table-cell>
          <table:table-cell office:value-type="float" office:value="21029" calcext:value-type="float">
            <text:p>21029</text:p>
          </table:table-cell>
          <table:table-cell office:value-type="string" calcext:value-type="string">
            <text:p>CAÑADA MORELOS</text:p>
          </table:table-cell>
          <table:table-cell office:value-type="float" office:value="374" calcext:value-type="float">
            <text:p>374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560" calcext:value-type="float">
            <text:p>2560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47" calcext:value-type="float">
            <text:p>147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311" calcext:value-type="float">
            <text:p>1311</text:p>
          </table:table-cell>
          <table:table-cell table:formula="of:=[.K$1]" office:value-type="string" office:string-value="pt" calcext:value-type="string">
            <text:p>pt</text:p>
          </table:table-cell>
          <table:table-cell table:number-columns-repeated="2"/>
          <table:table-cell office:value-type="float" office:value="2817" calcext:value-type="float">
            <text:p>2817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21" calcext:value-type="float">
            <text:p>121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017" calcext:value-type="float">
            <text:p>2017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an-pri-prd-psi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9828" calcext:value-type="float">
            <text:p>98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100" calcext:value-type="float">
            <text:p>21100</text:p>
          </table:table-cell>
          <table:table-cell office:value-type="float" office:value="21101" calcext:value-type="float">
            <text:p>21101</text:p>
          </table:table-cell>
          <table:table-cell office:value-type="string" calcext:value-type="string">
            <text:p>NAUPAN</text:p>
          </table:table-cell>
          <table:table-cell office:value-type="float" office:value="111" calcext:value-type="float">
            <text:p>11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305" calcext:value-type="float">
            <text:p>2305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3" calcext:value-type="float">
            <text:p>23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71" calcext:value-type="float">
            <text:p>71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86" calcext:value-type="float">
            <text:p>86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49" calcext:value-type="float">
            <text:p>49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49" calcext:value-type="float">
            <text:p>49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545" calcext:value-type="float">
            <text:p>2545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4" calcext:value-type="float">
            <text:p>14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75" calcext:value-type="float">
            <text:p>75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5647" calcext:value-type="float">
            <text:p>56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101" calcext:value-type="float">
            <text:p>21101</text:p>
          </table:table-cell>
          <table:table-cell office:value-type="float" office:value="21102" calcext:value-type="float">
            <text:p>21102</text:p>
          </table:table-cell>
          <table:table-cell office:value-type="string" calcext:value-type="string">
            <text:p>NAUZONTLA</text:p>
          </table:table-cell>
          <table:table-cell office:value-type="float" office:value="642" calcext:value-type="float">
            <text:p>642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552" calcext:value-type="float">
            <text:p>552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6" calcext:value-type="float">
            <text:p>16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32" calcext:value-type="float">
            <text:p>32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88" calcext:value-type="float">
            <text:p>88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288" calcext:value-type="float">
            <text:p>288</text:p>
          </table:table-cell>
          <table:table-cell table:formula="of:=[.O$1]" office:value-type="string" office:string-value="mc" calcext:value-type="string">
            <text:p>mc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" calcext:value-type="float">
            <text:p>1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1" calcext:value-type="float">
            <text:p>11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a-fxm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102" calcext:value-type="float">
            <text:p>21102</text:p>
          </table:table-cell>
          <table:table-cell office:value-type="float" office:value="21103" calcext:value-type="float">
            <text:p>21103</text:p>
          </table:table-cell>
          <table:table-cell office:value-type="string" calcext:value-type="string">
            <text:p>NEALTICAN</text:p>
          </table:table-cell>
          <table:table-cell office:value-type="float" office:value="2148" calcext:value-type="float">
            <text:p>2148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68" calcext:value-type="float">
            <text:p>168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5" calcext:value-type="float">
            <text:p>15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934" calcext:value-type="float">
            <text:p>2934</text:p>
          </table:table-cell>
          <table:table-cell table:formula="of:=[.K$1]" office:value-type="string" office:string-value="pt" calcext:value-type="string">
            <text:p>pt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8" calcext:value-type="float">
            <text:p>8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623" calcext:value-type="float">
            <text:p>1623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4" calcext:value-type="float">
            <text:p>14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21" calcext:value-type="float">
            <text:p>21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7167" calcext:value-type="float">
            <text:p>71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103" calcext:value-type="float">
            <text:p>21103</text:p>
          </table:table-cell>
          <table:table-cell office:value-type="float" office:value="21104" calcext:value-type="float">
            <text:p>21104</text:p>
          </table:table-cell>
          <table:table-cell office:value-type="string" calcext:value-type="string">
            <text:p>NICOLAS BRAVO</text:p>
          </table:table-cell>
          <table:table-cell office:value-type="float" office:value="192" calcext:value-type="float">
            <text:p>192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091" calcext:value-type="float">
            <text:p>109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7" calcext:value-type="float">
            <text:p>7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040" calcext:value-type="float">
            <text:p>1040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3" calcext:value-type="float">
            <text:p>23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447" calcext:value-type="float">
            <text:p>447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410" calcext:value-type="float">
            <text:p>410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91" calcext:value-type="float">
            <text:p>391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5" calcext:value-type="float">
            <text:p>25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p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104" calcext:value-type="float">
            <text:p>21104</text:p>
          </table:table-cell>
          <table:table-cell office:value-type="float" office:value="21105" calcext:value-type="float">
            <text:p>21105</text:p>
          </table:table-cell>
          <table:table-cell office:value-type="string" calcext:value-type="string">
            <text:p>NOPALUCAN</text:p>
          </table:table-cell>
          <table:table-cell office:value-type="float" office:value="177" calcext:value-type="float">
            <text:p>177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21" calcext:value-type="float">
            <text:p>12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17" calcext:value-type="float">
            <text:p>117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4303" calcext:value-type="float">
            <text:p>4303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73" calcext:value-type="float">
            <text:p>173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333" calcext:value-type="float">
            <text:p>1333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49" calcext:value-type="float">
            <text:p>49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904" calcext:value-type="float">
            <text:p>2904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058" calcext:value-type="float">
            <text:p>1058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2377" calcext:value-type="float">
            <text:p>2377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59" calcext:value-type="float">
            <text:p>759</text:p>
          </table:table-cell>
          <table:table-cell office:value-type="float" office:value="13372" calcext:value-type="float">
            <text:p>133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105" calcext:value-type="float">
            <text:p>21105</text:p>
          </table:table-cell>
          <table:table-cell office:value-type="float" office:value="21106" calcext:value-type="float">
            <text:p>21106</text:p>
          </table:table-cell>
          <table:table-cell office:value-type="string" calcext:value-type="string">
            <text:p>OCOTEPEC</text:p>
          </table:table-cell>
          <table:table-cell office:value-type="float" office:value="12" calcext:value-type="float">
            <text:p>12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67" calcext:value-type="float">
            <text:p>267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28" calcext:value-type="float">
            <text:p>128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35" calcext:value-type="float">
            <text:p>3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7" calcext:value-type="float">
            <text:p>27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48" calcext:value-type="float">
            <text:p>148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651" calcext:value-type="float">
            <text:p>651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99" calcext:value-type="float">
            <text:p>199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677" calcext:value-type="float">
            <text:p>677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524" calcext:value-type="float">
            <text:p>524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106" calcext:value-type="float">
            <text:p>21106</text:p>
          </table:table-cell>
          <table:table-cell office:value-type="float" office:value="21107" calcext:value-type="float">
            <text:p>21107</text:p>
          </table:table-cell>
          <table:table-cell office:value-type="string" calcext:value-type="string">
            <text:p>OCOYUCAN</text:p>
          </table:table-cell>
          <table:table-cell office:value-type="float" office:value="5412" calcext:value-type="float">
            <text:p>5412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4380" calcext:value-type="float">
            <text:p>4380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311" calcext:value-type="float">
            <text:p>311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385" calcext:value-type="float">
            <text:p>38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394" calcext:value-type="float">
            <text:p>394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090" calcext:value-type="float">
            <text:p>1090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40" calcext:value-type="float">
            <text:p>40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8473" calcext:value-type="float">
            <text:p>8473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18" calcext:value-type="float">
            <text:p>118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308" calcext:value-type="float">
            <text:p>308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-pna-fxm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35" calcext:value-type="float">
            <text:p>835</text:p>
          </table:table-cell>
          <table:table-cell office:value-type="float" office:value="21752" calcext:value-type="float">
            <text:p>217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107" calcext:value-type="float">
            <text:p>21107</text:p>
          </table:table-cell>
          <table:table-cell office:value-type="float" office:value="21108" calcext:value-type="float">
            <text:p>21108</text:p>
          </table:table-cell>
          <table:table-cell office:value-type="string" calcext:value-type="string">
            <text:p>OLINTLA</text:p>
          </table:table-cell>
          <table:table-cell office:value-type="float" office:value="1378" calcext:value-type="float">
            <text:p>1378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815" calcext:value-type="float">
            <text:p>2815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1" calcext:value-type="float">
            <text:p>11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17" calcext:value-type="float">
            <text:p>117</text:p>
          </table:table-cell>
          <table:table-cell table:formula="of:=[.K$1]" office:value-type="string" office:string-value="pt" calcext:value-type="string">
            <text:p>pt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593" calcext:value-type="float">
            <text:p>1593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48" calcext:value-type="float">
            <text:p>48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-psi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float" office:value="6288" calcext:value-type="float">
            <text:p>628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1108" calcext:value-type="float">
            <text:p>21108</text:p>
          </table:table-cell>
          <table:table-cell office:value-type="float" office:value="21109" calcext:value-type="float">
            <text:p>21109</text:p>
          </table:table-cell>
          <table:table-cell office:value-type="string" calcext:value-type="string">
            <text:p>ORIENTAL</text:p>
          </table:table-cell>
          <table:table-cell office:value-type="float" office:value="2069" calcext:value-type="float">
            <text:p>2069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01" calcext:value-type="float">
            <text:p>30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69" calcext:value-type="float">
            <text:p>269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50" calcext:value-type="float">
            <text:p>150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271" calcext:value-type="float">
            <text:p>2271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4857" calcext:value-type="float">
            <text:p>4857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57" calcext:value-type="float">
            <text:p>57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63" calcext:value-type="float">
            <text:p>63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pvem-pna-fx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66" calcext:value-type="float">
            <text:p>366</text:p>
          </table:table-cell>
          <table:table-cell office:value-type="float" office:value="10438" calcext:value-type="float">
            <text:p>104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109" calcext:value-type="float">
            <text:p>21109</text:p>
          </table:table-cell>
          <table:table-cell office:value-type="float" office:value="21110" calcext:value-type="float">
            <text:p>21110</text:p>
          </table:table-cell>
          <table:table-cell office:value-type="string" calcext:value-type="string">
            <text:p>PAHUATLAN</text:p>
          </table:table-cell>
          <table:table-cell office:value-type="float" office:value="1372" calcext:value-type="float">
            <text:p>1372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465" calcext:value-type="float">
            <text:p>465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971" calcext:value-type="float">
            <text:p>971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569" calcext:value-type="float">
            <text:p>569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608" calcext:value-type="float">
            <text:p>2608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68" calcext:value-type="float">
            <text:p>68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21" calcext:value-type="float">
            <text:p>121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653" calcext:value-type="float">
            <text:p>3653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an-pri-prd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25" calcext:value-type="float">
            <text:p>625</text:p>
          </table:table-cell>
          <table:table-cell office:value-type="float" office:value="10454" calcext:value-type="float">
            <text:p>1045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1110" calcext:value-type="float">
            <text:p>21110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PALMAR DE BRAVO</text:p>
          </table:table-cell>
          <table:table-cell office:value-type="float" office:value="1440" calcext:value-type="float">
            <text:p>1440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86" calcext:value-type="float">
            <text:p>286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95" calcext:value-type="float">
            <text:p>95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240" calcext:value-type="float">
            <text:p>1240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5261" calcext:value-type="float">
            <text:p>5261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265" calcext:value-type="float">
            <text:p>265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3466" calcext:value-type="float">
            <text:p>3466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4136" calcext:value-type="float">
            <text:p>4136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8" calcext:value-type="float">
            <text:p>28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568" calcext:value-type="float">
            <text:p>568</text:p>
          </table:table-cell>
          <table:table-cell table:formula="of:=[.W$1]" office:value-type="string" office:string-value="fxm" calcext:value-type="string">
            <text:p>fxm</text:p>
          </table:table-cell>
          <table:table-cell office:value-type="float" office:value="5284" calcext:value-type="float">
            <text:p>5284</text:p>
          </table:table-cell>
          <table:table-cell table:formula="of:=[.Y$1]" office:value-type="string" office:string-value="indep1" calcext:value-type="string">
            <text:p>indep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an-pri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721" calcext:value-type="float">
            <text:p>1721</text:p>
          </table:table-cell>
          <table:table-cell office:value-type="float" office:value="23792" calcext:value-type="float">
            <text:p>237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111" calcext:value-type="float">
            <text:p>21111</text:p>
          </table:table-cell>
          <table:table-cell office:value-type="float" office:value="21112" calcext:value-type="float">
            <text:p>21112</text:p>
          </table:table-cell>
          <table:table-cell office:value-type="string" calcext:value-type="string">
            <text:p>PANTEPEC</text:p>
          </table:table-cell>
          <table:table-cell office:value-type="float" office:value="1640" calcext:value-type="float">
            <text:p>1640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20" calcext:value-type="float">
            <text:p>320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67" calcext:value-type="float">
            <text:p>67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94" calcext:value-type="float">
            <text:p>294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35" calcext:value-type="float">
            <text:p>135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054" calcext:value-type="float">
            <text:p>1054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34" calcext:value-type="float">
            <text:p>134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6426" calcext:value-type="float">
            <text:p>6426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215" calcext:value-type="float">
            <text:p>1215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office:value-type="float" office:value="11807" calcext:value-type="float">
            <text:p>1180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1112" calcext:value-type="float">
            <text:p>21112</text:p>
          </table:table-cell>
          <table:table-cell office:value-type="float" office:value="21113" calcext:value-type="float">
            <text:p>21113</text:p>
          </table:table-cell>
          <table:table-cell office:value-type="string" calcext:value-type="string">
            <text:p>PETLALCINGO</text:p>
          </table:table-cell>
          <table:table-cell office:value-type="float" office:value="33" calcext:value-type="float">
            <text:p>33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881" calcext:value-type="float">
            <text:p>188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1" calcext:value-type="float">
            <text:p>11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13" calcext:value-type="float">
            <text:p>113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48" calcext:value-type="float">
            <text:p>48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24" calcext:value-type="float">
            <text:p>24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8" calcext:value-type="float">
            <text:p>8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812" calcext:value-type="float">
            <text:p>812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496" calcext:value-type="float">
            <text:p>1496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8" calcext:value-type="float">
            <text:p>8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-p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4726" calcext:value-type="float">
            <text:p>472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1113" calcext:value-type="float">
            <text:p>21113</text:p>
          </table:table-cell>
          <table:table-cell office:value-type="float" office:value="21114" calcext:value-type="float">
            <text:p>21114</text:p>
          </table:table-cell>
          <table:table-cell office:value-type="string" calcext:value-type="string">
            <text:p>PIAXTLA</text:p>
          </table:table-cell>
          <table:table-cell office:value-type="float" office:value="17" calcext:value-type="float">
            <text:p>17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2" calcext:value-type="float">
            <text:p>12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3" calcext:value-type="float">
            <text:p>3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842" calcext:value-type="float">
            <text:p>842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840" calcext:value-type="float">
            <text:p>840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8" calcext:value-type="float">
            <text:p>8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0" calcext:value-type="float">
            <text:p>0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27" calcext:value-type="float">
            <text:p>227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547" calcext:value-type="float">
            <text:p>547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114" calcext:value-type="float">
            <text:p>21114</text:p>
          </table:table-cell>
          <table:table-cell office:value-type="float" office:value="21115" calcext:value-type="float">
            <text:p>21115</text:p>
          </table:table-cell>
          <table:table-cell office:value-type="string" calcext:value-type="string">
            <text:p>PUEBLA</text:p>
          </table:table-cell>
          <table:table-cell office:value-type="float" office:value="247628" calcext:value-type="float">
            <text:p>247628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42862" calcext:value-type="float">
            <text:p>42862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0088" calcext:value-type="float">
            <text:p>10088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7296" calcext:value-type="float">
            <text:p>27296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40515" calcext:value-type="float">
            <text:p>40515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47795" calcext:value-type="float">
            <text:p>47795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5162" calcext:value-type="float">
            <text:p>5162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14432" calcext:value-type="float">
            <text:p>314432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9771" calcext:value-type="float">
            <text:p>9771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33575" calcext:value-type="float">
            <text:p>33575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pvem-morena-pna-fxm</text:p>
          </table:table-cell>
          <table:table-cell table:number-columns-repeated="2"/>
          <table:table-cell office:value-type="float" office:value="955" calcext:value-type="float">
            <text:p>955</text:p>
          </table:table-cell>
          <table:table-cell office:value-type="float" office:value="24211" calcext:value-type="float">
            <text:p>24211</text:p>
          </table:table-cell>
          <table:table-cell office:value-type="float" office:value="804290" calcext:value-type="float">
            <text:p>80429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1115" calcext:value-type="float">
            <text:p>21115</text:p>
          </table:table-cell>
          <table:table-cell office:value-type="float" office:value="21116" calcext:value-type="float">
            <text:p>21116</text:p>
          </table:table-cell>
          <table:table-cell office:value-type="string" calcext:value-type="string">
            <text:p>QUECHOLAC</text:p>
          </table:table-cell>
          <table:table-cell office:value-type="float" office:value="233" calcext:value-type="float">
            <text:p>233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871" calcext:value-type="float">
            <text:p>87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61" calcext:value-type="float">
            <text:p>61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816" calcext:value-type="float">
            <text:p>816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307" calcext:value-type="float">
            <text:p>307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86" calcext:value-type="float">
            <text:p>186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5234" calcext:value-type="float">
            <text:p>15234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7699" calcext:value-type="float">
            <text:p>7699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34" calcext:value-type="float">
            <text:p>34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882" calcext:value-type="float">
            <text:p>1882</text:p>
          </table:table-cell>
          <table:table-cell office:value-type="float" office:value="27329" calcext:value-type="float">
            <text:p>273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116" calcext:value-type="float">
            <text:p>21116</text:p>
          </table:table-cell>
          <table:table-cell office:value-type="float" office:value="21117" calcext:value-type="float">
            <text:p>21117</text:p>
          </table:table-cell>
          <table:table-cell office:value-type="string" calcext:value-type="string">
            <text:p>QUIMIXTLAN</text:p>
          </table:table-cell>
          <table:table-cell office:value-type="float" office:value="413" calcext:value-type="float">
            <text:p>413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69" calcext:value-type="float">
            <text:p>6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5" calcext:value-type="float">
            <text:p>15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12" calcext:value-type="float">
            <text:p>212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6830" calcext:value-type="float">
            <text:p>6830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67" calcext:value-type="float">
            <text:p>67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6" calcext:value-type="float">
            <text:p>26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984" calcext:value-type="float">
            <text:p>2984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117" calcext:value-type="float">
            <text:p>21117</text:p>
          </table:table-cell>
          <table:table-cell office:value-type="float" office:value="21118" calcext:value-type="float">
            <text:p>21118</text:p>
          </table:table-cell>
          <table:table-cell office:value-type="string" calcext:value-type="string">
            <text:p>RAFAEL LARA GRAJALES</text:p>
          </table:table-cell>
          <table:table-cell office:value-type="float" office:value="184" calcext:value-type="float">
            <text:p>184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729" calcext:value-type="float">
            <text:p>72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31" calcext:value-type="float">
            <text:p>31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4227" calcext:value-type="float">
            <text:p>4227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353" calcext:value-type="float">
            <text:p>353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312" calcext:value-type="float">
            <text:p>312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6" calcext:value-type="float">
            <text:p>26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342" calcext:value-type="float">
            <text:p>1342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580" calcext:value-type="float">
            <text:p>1580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vem-moren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66" calcext:value-type="float">
            <text:p>466</text:p>
          </table:table-cell>
          <table:table-cell office:value-type="float" office:value="9252" calcext:value-type="float">
            <text:p>925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1118" calcext:value-type="float">
            <text:p>21118</text:p>
          </table:table-cell>
          <table:table-cell office:value-type="float" office:value="21119" calcext:value-type="float">
            <text:p>21119</text:p>
          </table:table-cell>
          <table:table-cell office:value-type="string" calcext:value-type="string">
            <text:p>LOS REYES DE JUAREZ</text:p>
          </table:table-cell>
          <table:table-cell office:value-type="float" office:value="1953" calcext:value-type="float">
            <text:p>1953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75" calcext:value-type="float">
            <text:p>275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03" calcext:value-type="float">
            <text:p>103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488" calcext:value-type="float">
            <text:p>488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4713" calcext:value-type="float">
            <text:p>4713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497" calcext:value-type="float">
            <text:p>497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48" calcext:value-type="float">
            <text:p>48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4256" calcext:value-type="float">
            <text:p>4256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32" calcext:value-type="float">
            <text:p>32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22" calcext:value-type="float">
            <text:p>22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12945" calcext:value-type="float">
            <text:p>1294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1119" calcext:value-type="float">
            <text:p>21119</text:p>
          </table:table-cell>
          <table:table-cell office:value-type="float" office:value="21120" calcext:value-type="float">
            <text:p>21120</text:p>
          </table:table-cell>
          <table:table-cell office:value-type="string" calcext:value-type="string">
            <text:p>SAN ANDRES CHOLULA</text:p>
          </table:table-cell>
          <table:table-cell office:value-type="float" office:value="32773" calcext:value-type="float">
            <text:p>32773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671" calcext:value-type="float">
            <text:p>267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767" calcext:value-type="float">
            <text:p>767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266" calcext:value-type="float">
            <text:p>1266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4818" calcext:value-type="float">
            <text:p>4818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3267" calcext:value-type="float">
            <text:p>3267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80" calcext:value-type="float">
            <text:p>280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9732" calcext:value-type="float">
            <text:p>19732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5165" calcext:value-type="float">
            <text:p>5165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560" calcext:value-type="float">
            <text:p>560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-fxm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711" calcext:value-type="float">
            <text:p>2711</text:p>
          </table:table-cell>
          <table:table-cell office:value-type="float" office:value="74051" calcext:value-type="float">
            <text:p>7405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1120" calcext:value-type="float">
            <text:p>21120</text:p>
          </table:table-cell>
          <table:table-cell office:value-type="float" office:value="21121" calcext:value-type="float">
            <text:p>21121</text:p>
          </table:table-cell>
          <table:table-cell office:value-type="string" calcext:value-type="string">
            <text:p>SAN ANTONIO CAÑADA</text:p>
          </table:table-cell>
          <table:table-cell office:value-type="float" office:value="33" calcext:value-type="float">
            <text:p>33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910" calcext:value-type="float">
            <text:p>910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474" calcext:value-type="float">
            <text:p>474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06" calcext:value-type="float">
            <text:p>206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367" calcext:value-type="float">
            <text:p>367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25" calcext:value-type="float">
            <text:p>25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7" calcext:value-type="float">
            <text:p>17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822" calcext:value-type="float">
            <text:p>822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an-prd-psi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1121" calcext:value-type="float">
            <text:p>21121</text:p>
          </table:table-cell>
          <table:table-cell office:value-type="float" office:value="21122" calcext:value-type="float">
            <text:p>21122</text:p>
          </table:table-cell>
          <table:table-cell office:value-type="string" calcext:value-type="string">
            <text:p>SAN DIEGO LA MESA TOCHIMILTZINGO</text:p>
          </table:table-cell>
          <table:table-cell office:value-type="float" office:value="32" calcext:value-type="float">
            <text:p>32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5" calcext:value-type="float">
            <text:p>5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86" calcext:value-type="float">
            <text:p>86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09" calcext:value-type="float">
            <text:p>109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05" calcext:value-type="float">
            <text:p>305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vem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122" calcext:value-type="float">
            <text:p>21122</text:p>
          </table:table-cell>
          <table:table-cell office:value-type="float" office:value="21123" calcext:value-type="float">
            <text:p>21123</text:p>
          </table:table-cell>
          <table:table-cell office:value-type="string" calcext:value-type="string">
            <text:p>SAN FELIPE TEOTLALCINGO</text:p>
          </table:table-cell>
          <table:table-cell office:value-type="float" office:value="1985" calcext:value-type="float">
            <text:p>1985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80" calcext:value-type="float">
            <text:p>80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3" calcext:value-type="float">
            <text:p>23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64" calcext:value-type="float">
            <text:p>64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09" calcext:value-type="float">
            <text:p>109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420" calcext:value-type="float">
            <text:p>420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9" calcext:value-type="float">
            <text:p>9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618" calcext:value-type="float">
            <text:p>1618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2" calcext:value-type="float">
            <text:p>22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14"/>
          <table:table-cell office:value-type="float" office:value="119" calcext:value-type="float">
            <text:p>119</text:p>
          </table:table-cell>
          <table:table-cell office:value-type="float" office:value="285" calcext:value-type="float">
            <text:p>285</text:p>
          </table:table-cell>
          <table:table-cell office:value-type="float" office:value="4734" calcext:value-type="float">
            <text:p>47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123" calcext:value-type="float">
            <text:p>21123</text:p>
          </table:table-cell>
          <table:table-cell office:value-type="float" office:value="21124" calcext:value-type="float">
            <text:p>21124</text:p>
          </table:table-cell>
          <table:table-cell office:value-type="string" calcext:value-type="string">
            <text:p>SAN FELIPE TEPATLAN</text:p>
          </table:table-cell>
          <table:table-cell office:value-type="float" office:value="72" calcext:value-type="float">
            <text:p>72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428" calcext:value-type="float">
            <text:p>428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939" calcext:value-type="float">
            <text:p>939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8" calcext:value-type="float">
            <text:p>8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702" calcext:value-type="float">
            <text:p>702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36" calcext:value-type="float">
            <text:p>136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7" calcext:value-type="float">
            <text:p>7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46" calcext:value-type="float">
            <text:p>246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vem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124" calcext:value-type="float">
            <text:p>21124</text:p>
          </table:table-cell>
          <table:table-cell office:value-type="float" office:value="21125" calcext:value-type="float">
            <text:p>21125</text:p>
          </table:table-cell>
          <table:table-cell office:value-type="string" calcext:value-type="string">
            <text:p>SAN GABRIEL CHILAC</text:p>
          </table:table-cell>
          <table:table-cell office:value-type="float" office:value="900" calcext:value-type="float">
            <text:p>900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549" calcext:value-type="float">
            <text:p>354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61" calcext:value-type="float">
            <text:p>61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644" calcext:value-type="float">
            <text:p>644</text:p>
          </table:table-cell>
          <table:table-cell table:formula="of:=[.K$1]" office:value-type="string" office:string-value="pt" calcext:value-type="string">
            <text:p>pt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table:formula="of:=[.O$1]" office:value-type="string" office:string-value="mc" calcext:value-type="string">
            <text:p>mc</text:p>
          </table:table-cell>
          <table:table-cell table:number-columns-repeated="2"/>
          <table:table-cell office:value-type="float" office:value="3581" calcext:value-type="float">
            <text:p>3581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8" calcext:value-type="float">
            <text:p>18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7" calcext:value-type="float">
            <text:p>17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9257" calcext:value-type="float">
            <text:p>925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1125" calcext:value-type="float">
            <text:p>21125</text:p>
          </table:table-cell>
          <table:table-cell office:value-type="float" office:value="21126" calcext:value-type="float">
            <text:p>21126</text:p>
          </table:table-cell>
          <table:table-cell office:value-type="string" calcext:value-type="string">
            <text:p>SAN GREGORIO ATZOMPA</text:p>
          </table:table-cell>
          <table:table-cell office:value-type="float" office:value="1941" calcext:value-type="float">
            <text:p>194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28" calcext:value-type="float">
            <text:p>328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0" calcext:value-type="float">
            <text:p>10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41" calcext:value-type="float">
            <text:p>41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98" calcext:value-type="float">
            <text:p>298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54" calcext:value-type="float">
            <text:p>54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30" calcext:value-type="float">
            <text:p>30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775" calcext:value-type="float">
            <text:p>775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2" calcext:value-type="float">
            <text:p>22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406" calcext:value-type="float">
            <text:p>1406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5152" calcext:value-type="float">
            <text:p>51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1126" calcext:value-type="float">
            <text:p>21126</text:p>
          </table:table-cell>
          <table:table-cell office:value-type="float" office:value="21127" calcext:value-type="float">
            <text:p>21127</text:p>
          </table:table-cell>
          <table:table-cell office:value-type="string" calcext:value-type="string">
            <text:p>SAN JERONIMO TECUANIPAN</text:p>
          </table:table-cell>
          <table:table-cell office:value-type="float" office:value="553" calcext:value-type="float">
            <text:p>553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1" calcext:value-type="float">
            <text:p>2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66" calcext:value-type="float">
            <text:p>66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82" calcext:value-type="float">
            <text:p>182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721" calcext:value-type="float">
            <text:p>721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611" calcext:value-type="float">
            <text:p>611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579" calcext:value-type="float">
            <text:p>579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589" calcext:value-type="float">
            <text:p>589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3481" calcext:value-type="float">
            <text:p>348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1127" calcext:value-type="float">
            <text:p>21127</text:p>
          </table:table-cell>
          <table:table-cell office:value-type="float" office:value="21128" calcext:value-type="float">
            <text:p>21128</text:p>
          </table:table-cell>
          <table:table-cell office:value-type="string" calcext:value-type="string">
            <text:p>SAN JERONIMO XAYACATLAN</text:p>
          </table:table-cell>
          <table:table-cell office:value-type="float" office:value="42" calcext:value-type="float">
            <text:p>42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577" calcext:value-type="float">
            <text:p>577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415" calcext:value-type="float">
            <text:p>415</text:p>
          </table:table-cell>
          <table:table-cell table:formula="of:=[.I$1]" office:value-type="string" office:string-value="prd" calcext:value-type="string">
            <text:p>pr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1" calcext:value-type="float">
            <text:p>11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238" calcext:value-type="float">
            <text:p>1238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7" calcext:value-type="float">
            <text:p>17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i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128" calcext:value-type="float">
            <text:p>21128</text:p>
          </table:table-cell>
          <table:table-cell office:value-type="float" office:value="21129" calcext:value-type="float">
            <text:p>21129</text:p>
          </table:table-cell>
          <table:table-cell office:value-type="string" calcext:value-type="string">
            <text:p>SAN JOSE CHIAPA</text:p>
          </table:table-cell>
          <table:table-cell office:value-type="float" office:value="1771" calcext:value-type="float">
            <text:p>177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115" calcext:value-type="float">
            <text:p>1115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49" calcext:value-type="float">
            <text:p>149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79" calcext:value-type="float">
            <text:p>79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69" calcext:value-type="float">
            <text:p>169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693" calcext:value-type="float">
            <text:p>693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53" calcext:value-type="float">
            <text:p>53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982" calcext:value-type="float">
            <text:p>982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5" calcext:value-type="float">
            <text:p>15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129" calcext:value-type="float">
            <text:p>21129</text:p>
          </table:table-cell>
          <table:table-cell office:value-type="float" office:value="21130" calcext:value-type="float">
            <text:p>21130</text:p>
          </table:table-cell>
          <table:table-cell office:value-type="string" calcext:value-type="string">
            <text:p>SAN JOSE MIAHUATLAN</text:p>
          </table:table-cell>
          <table:table-cell office:value-type="float" office:value="2867" calcext:value-type="float">
            <text:p>2867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41" calcext:value-type="float">
            <text:p>34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88" calcext:value-type="float">
            <text:p>88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475" calcext:value-type="float">
            <text:p>47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622" calcext:value-type="float">
            <text:p>622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32" calcext:value-type="float">
            <text:p>32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45" calcext:value-type="float">
            <text:p>245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548" calcext:value-type="float">
            <text:p>2548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68" calcext:value-type="float">
            <text:p>168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ri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7637" calcext:value-type="float">
            <text:p>763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130" calcext:value-type="float">
            <text:p>21130</text:p>
          </table:table-cell>
          <table:table-cell office:value-type="float" office:value="21131" calcext:value-type="float">
            <text:p>21131</text:p>
          </table:table-cell>
          <table:table-cell office:value-type="string" calcext:value-type="string">
            <text:p>SAN JUAN ATENCO</text:p>
          </table:table-cell>
          <table:table-cell office:value-type="float" office:value="107" calcext:value-type="float">
            <text:p>107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50" calcext:value-type="float">
            <text:p>50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8" calcext:value-type="float">
            <text:p>8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513" calcext:value-type="float">
            <text:p>513</text:p>
          </table:table-cell>
          <table:table-cell table:formula="of:=[.K$1]" office:value-type="string" office:string-value="pt" calcext:value-type="string">
            <text:p>pt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10" calcext:value-type="float">
            <text:p>110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056" calcext:value-type="float">
            <text:p>1056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-prd-psi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1131" calcext:value-type="float">
            <text:p>21131</text:p>
          </table:table-cell>
          <table:table-cell office:value-type="float" office:value="21132" calcext:value-type="float">
            <text:p>21132</text:p>
          </table:table-cell>
          <table:table-cell office:value-type="string" calcext:value-type="string">
            <text:p>SAN JUAN ATZOMPA</text:p>
          </table:table-cell>
          <table:table-cell office:value-type="float" office:value="1" calcext:value-type="float">
            <text:p>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88" calcext:value-type="float">
            <text:p>288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36" calcext:value-type="float">
            <text:p>236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0" calcext:value-type="float">
            <text:p>0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0" calcext:value-type="float">
            <text:p>0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67" calcext:value-type="float">
            <text:p>167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-ps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3" calcext:value-type="float">
            <text:p>703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1132" calcext:value-type="float">
            <text:p>21132</text:p>
          </table:table-cell>
          <table:table-cell office:value-type="float" office:value="21133" calcext:value-type="float">
            <text:p>21133</text:p>
          </table:table-cell>
          <table:table-cell office:value-type="string" calcext:value-type="string">
            <text:p>SAN MARTIN TEXMELUCAN <text:span text:style-name="T1">2</text:span></text:p>
          </table:table-cell>
          <table:table-cell office:value-type="float" office:value="3250" calcext:value-type="float">
            <text:p>3250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618" calcext:value-type="float">
            <text:p>1618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636" calcext:value-type="float">
            <text:p>636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790" calcext:value-type="float">
            <text:p>2790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4232" calcext:value-type="float">
            <text:p>4232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22855" calcext:value-type="float">
            <text:p>22855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366" calcext:value-type="float">
            <text:p>366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6005" calcext:value-type="float">
            <text:p>16005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084" calcext:value-type="float">
            <text:p>1084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337" calcext:value-type="float">
            <text:p>337</text:p>
          </table:table-cell>
          <table:table-cell table:formula="of:=[.W$1]" office:value-type="string" office:string-value="fxm" calcext:value-type="string">
            <text:p>fxm</text:p>
          </table:table-cell>
          <table:table-cell office:value-type="float" office:value="13177" calcext:value-type="float">
            <text:p>13177</text:p>
          </table:table-cell>
          <table:table-cell table:formula="of:=[.Y$1]" office:value-type="string" office:string-value="indep1" calcext:value-type="string">
            <text:p>indep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an-pri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pvem-morena-fxm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395" calcext:value-type="float">
            <text:p>2395</text:p>
          </table:table-cell>
          <table:table-cell office:value-type="float" office:value="68767" calcext:value-type="float">
            <text:p>687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133" calcext:value-type="float">
            <text:p>21133</text:p>
          </table:table-cell>
          <table:table-cell office:value-type="float" office:value="21134" calcext:value-type="float">
            <text:p>21134</text:p>
          </table:table-cell>
          <table:table-cell office:value-type="string" calcext:value-type="string">
            <text:p>SAN MARTIN TOTOLTEPEC</text:p>
          </table:table-cell>
          <table:table-cell office:value-type="float" office:value="39" calcext:value-type="float">
            <text:p>39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" calcext:value-type="float">
            <text:p>2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7" calcext:value-type="float">
            <text:p>7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99" calcext:value-type="float">
            <text:p>99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2" calcext:value-type="float">
            <text:p>2</text:p>
          </table:table-cell>
          <table:table-cell table:formula="of:=[.O$1]" office:value-type="string" office:string-value="mc" calcext:value-type="string">
            <text:p>mc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134" calcext:value-type="float">
            <text:p>21134</text:p>
          </table:table-cell>
          <table:table-cell office:value-type="float" office:value="21135" calcext:value-type="float">
            <text:p>21135</text:p>
          </table:table-cell>
          <table:table-cell office:value-type="string" calcext:value-type="string">
            <text:p>SAN MATIAS TLALANCALECA</text:p>
          </table:table-cell>
          <table:table-cell office:value-type="float" office:value="3521" calcext:value-type="float">
            <text:p>352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618" calcext:value-type="float">
            <text:p>2618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17" calcext:value-type="float">
            <text:p>117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306" calcext:value-type="float">
            <text:p>306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167" calcext:value-type="float">
            <text:p>1167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312" calcext:value-type="float">
            <text:p>312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34" calcext:value-type="float">
            <text:p>34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023" calcext:value-type="float">
            <text:p>2023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389" calcext:value-type="float">
            <text:p>389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-p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  <table:table-cell office:value-type="float" office:value="11043" calcext:value-type="float">
            <text:p>1104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1135" calcext:value-type="float">
            <text:p>21135</text:p>
          </table:table-cell>
          <table:table-cell office:value-type="float" office:value="21136" calcext:value-type="float">
            <text:p>21136</text:p>
          </table:table-cell>
          <table:table-cell office:value-type="string" calcext:value-type="string">
            <text:p>SAN MIGUEL IXITLAN</text:p>
          </table:table-cell>
          <table:table-cell office:value-type="float" office:value="49" calcext:value-type="float">
            <text:p>49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91" calcext:value-type="float">
            <text:p>9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table:formula="of:=[.I$1]" office:value-type="string" office:string-value="prd" calcext:value-type="string">
            <text:p>prd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0" calcext:value-type="float">
            <text:p>0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71" calcext:value-type="float">
            <text:p>71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-psi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136" calcext:value-type="float">
            <text:p>21136</text:p>
          </table:table-cell>
          <table:table-cell office:value-type="float" office:value="21137" calcext:value-type="float">
            <text:p>21137</text:p>
          </table:table-cell>
          <table:table-cell office:value-type="string" calcext:value-type="string">
            <text:p>SAN MIGUEL XOXTLA</text:p>
          </table:table-cell>
          <table:table-cell office:value-type="float" office:value="764" calcext:value-type="float">
            <text:p>764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38" calcext:value-type="float">
            <text:p>238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0" calcext:value-type="float">
            <text:p>10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31" calcext:value-type="float">
            <text:p>231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714" calcext:value-type="float">
            <text:p>2714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443" calcext:value-type="float">
            <text:p>443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6" calcext:value-type="float">
            <text:p>6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142" calcext:value-type="float">
            <text:p>2142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1" calcext:value-type="float">
            <text:p>21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281" calcext:value-type="float">
            <text:p>281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137" calcext:value-type="float">
            <text:p>21137</text:p>
          </table:table-cell>
          <table:table-cell office:value-type="float" office:value="21138" calcext:value-type="float">
            <text:p>21138</text:p>
          </table:table-cell>
          <table:table-cell office:value-type="string" calcext:value-type="string">
            <text:p>SAN NICOLAS BUENOS AIRES</text:p>
          </table:table-cell>
          <table:table-cell office:value-type="float" office:value="125" calcext:value-type="float">
            <text:p>125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684" calcext:value-type="float">
            <text:p>684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95" calcext:value-type="float">
            <text:p>95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352" calcext:value-type="float">
            <text:p>352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35" calcext:value-type="float">
            <text:p>35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981" calcext:value-type="float">
            <text:p>1981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9" calcext:value-type="float">
            <text:p>9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84" calcext:value-type="float">
            <text:p>284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" calcext:value-type="float">
            <text:p>2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049" calcext:value-type="float">
            <text:p>1049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4835" calcext:value-type="float">
            <text:p>483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1138" calcext:value-type="float">
            <text:p>21138</text:p>
          </table:table-cell>
          <table:table-cell office:value-type="float" office:value="21139" calcext:value-type="float">
            <text:p>21139</text:p>
          </table:table-cell>
          <table:table-cell office:value-type="string" calcext:value-type="string">
            <text:p>SAN NICOLAS DE LOS RANCHOS</text:p>
          </table:table-cell>
          <table:table-cell office:value-type="float" office:value="55" calcext:value-type="float">
            <text:p>55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70" calcext:value-type="float">
            <text:p>70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9" calcext:value-type="float">
            <text:p>19</text:p>
          </table:table-cell>
          <table:table-cell table:formula="of:=[.I$1]" office:value-type="string" office:string-value="prd" calcext:value-type="string">
            <text:p>prd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283" calcext:value-type="float">
            <text:p>283</text:p>
          </table:table-cell>
          <table:table-cell table:formula="of:=[.O$1]" office:value-type="string" office:string-value="mc" calcext:value-type="string">
            <text:p>mc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3318" calcext:value-type="float">
            <text:p>3318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9" calcext:value-type="float">
            <text:p>19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float" office:value="6436" calcext:value-type="float">
            <text:p>643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139" calcext:value-type="float">
            <text:p>21139</text:p>
          </table:table-cell>
          <table:table-cell office:value-type="float" office:value="21140" calcext:value-type="float">
            <text:p>21140</text:p>
          </table:table-cell>
          <table:table-cell office:value-type="string" calcext:value-type="string">
            <text:p>SAN PABLO ANICANO</text:p>
          </table:table-cell>
          <table:table-cell office:value-type="float" office:value="2" calcext:value-type="float">
            <text:p>2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303" calcext:value-type="float">
            <text:p>1303</text:p>
          </table:table-cell>
          <table:table-cell table:formula="of:=[.G$1]" office:value-type="string" office:string-value="pri" calcext:value-type="string">
            <text:p>pri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2" calcext:value-type="float">
            <text:p>12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763" calcext:value-type="float">
            <text:p>763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84" calcext:value-type="float">
            <text:p>84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262" calcext:value-type="float">
            <text:p>2262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21140" calcext:value-type="float">
            <text:p>21140</text:p>
          </table:table-cell>
          <table:table-cell office:value-type="float" office:value="21141" calcext:value-type="float">
            <text:p>21141</text:p>
          </table:table-cell>
          <table:table-cell office:value-type="string" calcext:value-type="string">
            <text:p>SAN PEDRO CHOLULA <text:span text:style-name="T1">5</text:span></text:p>
          </table:table-cell>
          <table:table-cell office:value-type="float" office:value="18210" calcext:value-type="float">
            <text:p>18210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086" calcext:value-type="float">
            <text:p>3086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667" calcext:value-type="float">
            <text:p>2667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833" calcext:value-type="float">
            <text:p>1833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916" calcext:value-type="float">
            <text:p>2916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7493" calcext:value-type="float">
            <text:p>17493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10" calcext:value-type="float">
            <text:p>210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1818" calcext:value-type="float">
            <text:p>21818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384" calcext:value-type="float">
            <text:p>384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539" calcext:value-type="float">
            <text:p>539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-fxm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816" calcext:value-type="float">
            <text:p>2816</text:p>
          </table:table-cell>
          <table:table-cell office:value-type="float" office:value="72012" calcext:value-type="float">
            <text:p>720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141" calcext:value-type="float">
            <text:p>21141</text:p>
          </table:table-cell>
          <table:table-cell office:value-type="float" office:value="21142" calcext:value-type="float">
            <text:p>21142</text:p>
          </table:table-cell>
          <table:table-cell office:value-type="string" calcext:value-type="string">
            <text:p>SAN PEDRO YELOIXTLAHUACA</text:p>
          </table:table-cell>
          <table:table-cell office:value-type="float" office:value="368" calcext:value-type="float">
            <text:p>368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9" calcext:value-type="float">
            <text:p>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7" calcext:value-type="float">
            <text:p>7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38" calcext:value-type="float">
            <text:p>38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42" calcext:value-type="float">
            <text:p>142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438" calcext:value-type="float">
            <text:p>438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12" calcext:value-type="float">
            <text:p>112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10" calcext:value-type="float">
            <text:p>210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840" calcext:value-type="float">
            <text:p>840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1142" calcext:value-type="float">
            <text:p>21142</text:p>
          </table:table-cell>
          <table:table-cell office:value-type="float" office:value="21143" calcext:value-type="float">
            <text:p>21143</text:p>
          </table:table-cell>
          <table:table-cell office:value-type="string" calcext:value-type="string">
            <text:p>SAN SALVADOR EL SECO</text:p>
          </table:table-cell>
          <table:table-cell office:value-type="float" office:value="586" calcext:value-type="float">
            <text:p>586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93" calcext:value-type="float">
            <text:p>193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40" calcext:value-type="float">
            <text:p>40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086" calcext:value-type="float">
            <text:p>2086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866" calcext:value-type="float">
            <text:p>866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4514" calcext:value-type="float">
            <text:p>4514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43" calcext:value-type="float">
            <text:p>43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4592" calcext:value-type="float">
            <text:p>4592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825" calcext:value-type="float">
            <text:p>1825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80" calcext:value-type="float">
            <text:p>80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vem-morena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70" calcext:value-type="float">
            <text:p>1170</text:p>
          </table:table-cell>
          <table:table-cell office:value-type="float" office:value="16003" calcext:value-type="float">
            <text:p>160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1143" calcext:value-type="float">
            <text:p>21143</text:p>
          </table:table-cell>
          <table:table-cell office:value-type="float" office:value="21144" calcext:value-type="float">
            <text:p>21144</text:p>
          </table:table-cell>
          <table:table-cell office:value-type="string" calcext:value-type="string">
            <text:p>SAN SALVADOR EL VERDE</text:p>
          </table:table-cell>
          <table:table-cell office:value-type="float" office:value="434" calcext:value-type="float">
            <text:p>434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447" calcext:value-type="float">
            <text:p>447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91" calcext:value-type="float">
            <text:p>91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5030" calcext:value-type="float">
            <text:p>5030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731" calcext:value-type="float">
            <text:p>2731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802" calcext:value-type="float">
            <text:p>802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61" calcext:value-type="float">
            <text:p>61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4101" calcext:value-type="float">
            <text:p>4101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59" calcext:value-type="float">
            <text:p>259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31" calcext:value-type="float">
            <text:p>131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orena-pna-fx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22" calcext:value-type="float">
            <text:p>622</text:p>
          </table:table-cell>
          <table:table-cell office:value-type="float" office:value="14712" calcext:value-type="float">
            <text:p>147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1144" calcext:value-type="float">
            <text:p>21144</text:p>
          </table:table-cell>
          <table:table-cell office:value-type="float" office:value="21145" calcext:value-type="float">
            <text:p>21145</text:p>
          </table:table-cell>
          <table:table-cell office:value-type="string" calcext:value-type="string">
            <text:p>SAN SALVADOR HUIXCOLOTLA</text:p>
          </table:table-cell>
          <table:table-cell office:value-type="float" office:value="146" calcext:value-type="float">
            <text:p>146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49" calcext:value-type="float">
            <text:p>4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5" calcext:value-type="float">
            <text:p>15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4221" calcext:value-type="float">
            <text:p>4221</text:p>
          </table:table-cell>
          <table:table-cell table:formula="of:=[.K$1]" office:value-type="string" office:string-value="pt" calcext:value-type="string">
            <text:p>pt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717" calcext:value-type="float">
            <text:p>717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786" calcext:value-type="float">
            <text:p>1786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an-pri-psi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7185" calcext:value-type="float">
            <text:p>718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145" calcext:value-type="float">
            <text:p>21145</text:p>
          </table:table-cell>
          <table:table-cell office:value-type="float" office:value="21177" calcext:value-type="float">
            <text:p>21177</text:p>
          </table:table-cell>
          <table:table-cell office:value-type="string" calcext:value-type="string">
            <text:p>SAN SEBASTIAN TLACOTEPEC</text:p>
          </table:table-cell>
          <table:table-cell office:value-type="float" office:value="100" calcext:value-type="float">
            <text:p>100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54" calcext:value-type="float">
            <text:p>54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9" calcext:value-type="float">
            <text:p>9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214" calcext:value-type="float">
            <text:p>2214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4242" calcext:value-type="float">
            <text:p>4242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3" calcext:value-type="float">
            <text:p>13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7" calcext:value-type="float">
            <text:p>7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52" calcext:value-type="float">
            <text:p>52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ri-psi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6874" calcext:value-type="float">
            <text:p>687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21146" calcext:value-type="float">
            <text:p>21146</text:p>
          </table:table-cell>
          <table:table-cell office:value-type="string" calcext:value-type="string">
            <text:p>SANTA CATARINA TLALTEMPAN</text:p>
          </table:table-cell>
          <table:table-cell office:value-type="float" office:value="29" calcext:value-type="float">
            <text:p>29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73" calcext:value-type="float">
            <text:p>173</text:p>
          </table:table-cell>
          <table:table-cell table:formula="of:=[.G$1]" office:value-type="string" office:string-value="pri" calcext:value-type="string">
            <text:p>pri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K$1]" office:value-type="string" office:string-value="pt" calcext:value-type="string">
            <text:p>p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O$1]" office:value-type="string" office:string-value="mc" calcext:value-type="string">
            <text:p>mc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21147" calcext:value-type="float">
            <text:p>21147</text:p>
          </table:table-cell>
          <table:table-cell office:value-type="string" calcext:value-type="string">
            <text:p>SANTA INES AHUATEMPAN</text:p>
          </table:table-cell>
          <table:table-cell office:value-type="float" office:value="118" calcext:value-type="float">
            <text:p>118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831" calcext:value-type="float">
            <text:p>183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9" calcext:value-type="float">
            <text:p>29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62" calcext:value-type="float">
            <text:p>62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33" calcext:value-type="float">
            <text:p>133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6" calcext:value-type="float">
            <text:p>16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31" calcext:value-type="float">
            <text:p>31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394" calcext:value-type="float">
            <text:p>1394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an-pri-prd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21148" calcext:value-type="float">
            <text:p>21148</text:p>
          </table:table-cell>
          <table:table-cell office:value-type="string" calcext:value-type="string">
            <text:p>SANTA ISABEL CHOLULA</text:p>
          </table:table-cell>
          <table:table-cell office:value-type="float" office:value="128" calcext:value-type="float">
            <text:p>128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42" calcext:value-type="float">
            <text:p>42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4" calcext:value-type="float">
            <text:p>4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79" calcext:value-type="float">
            <text:p>79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64" calcext:value-type="float">
            <text:p>264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306" calcext:value-type="float">
            <text:p>306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492" calcext:value-type="float">
            <text:p>1492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257" calcext:value-type="float">
            <text:p>1257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526" calcext:value-type="float">
            <text:p>526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728" calcext:value-type="float">
            <text:p>728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5102" calcext:value-type="float">
            <text:p>51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21149" calcext:value-type="float">
            <text:p>21149</text:p>
          </table:table-cell>
          <table:table-cell office:value-type="string" calcext:value-type="string">
            <text:p>SANTIAGO MIAHUATLAN</text:p>
          </table:table-cell>
          <table:table-cell office:value-type="float" office:value="874" calcext:value-type="float">
            <text:p>874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36" calcext:value-type="float">
            <text:p>136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5" calcext:value-type="float">
            <text:p>25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4065" calcext:value-type="float">
            <text:p>406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6230" calcext:value-type="float">
            <text:p>6230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779" calcext:value-type="float">
            <text:p>779</text:p>
          </table:table-cell>
          <table:table-cell table:formula="of:=[.O$1]" office:value-type="string" office:string-value="mc" calcext:value-type="string">
            <text:p>mc</text:p>
          </table:table-cell>
          <table:table-cell table:number-columns-repeated="2"/>
          <table:table-cell office:value-type="float" office:value="1840" calcext:value-type="float">
            <text:p>1840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67" calcext:value-type="float">
            <text:p>67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47" calcext:value-type="float">
            <text:p>47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p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-morena</text:p>
          </table:table-cell>
          <table:table-cell office:value-type="float" office:value="18" calcext:value-type="float">
            <text:p>18</text:p>
          </table:table-cell>
          <table:table-cell office:value-type="float" office:value="819" calcext:value-type="float">
            <text:p>819</text:p>
          </table:table-cell>
          <table:table-cell office:value-type="float" office:value="14900" calcext:value-type="float">
            <text:p>149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1150" calcext:value-type="float">
            <text:p>21150</text:p>
          </table:table-cell>
          <table:table-cell office:value-type="float" office:value="21075" calcext:value-type="float">
            <text:p>21075</text:p>
          </table:table-cell>
          <table:table-cell office:value-type="string" calcext:value-type="string">
            <text:p>HUEHUETLAN EL GRANDE</text:p>
          </table:table-cell>
          <table:table-cell office:value-type="float" office:value="1467" calcext:value-type="float">
            <text:p>1467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955" calcext:value-type="float">
            <text:p>955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2" calcext:value-type="float">
            <text:p>22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57" calcext:value-type="float">
            <text:p>57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6" calcext:value-type="float">
            <text:p>16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23" calcext:value-type="float">
            <text:p>23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9" calcext:value-type="float">
            <text:p>19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022" calcext:value-type="float">
            <text:p>1022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-fx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1151" calcext:value-type="float">
            <text:p>21151</text:p>
          </table:table-cell>
          <table:table-cell office:value-type="float" office:value="21150" calcext:value-type="float">
            <text:p>21150</text:p>
          </table:table-cell>
          <table:table-cell office:value-type="string" calcext:value-type="string">
            <text:p>SANTO TOMAS HUEYOTLIPAN</text:p>
          </table:table-cell>
          <table:table-cell office:value-type="float" office:value="578" calcext:value-type="float">
            <text:p>578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52" calcext:value-type="float">
            <text:p>252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8" calcext:value-type="float">
            <text:p>28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89" calcext:value-type="float">
            <text:p>89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37" calcext:value-type="float">
            <text:p>37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9" calcext:value-type="float">
            <text:p>19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42" calcext:value-type="float">
            <text:p>242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604" calcext:value-type="float">
            <text:p>1604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727" calcext:value-type="float">
            <text:p>727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683" calcext:value-type="float">
            <text:p>683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01" calcext:value-type="float">
            <text:p>201</text:p>
          </table:table-cell>
          <table:table-cell office:value-type="float" office:value="4467" calcext:value-type="float">
            <text:p>446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1152" calcext:value-type="float">
            <text:p>21152</text:p>
          </table:table-cell>
          <table:table-cell office:value-type="float" office:value="21151" calcext:value-type="float">
            <text:p>21151</text:p>
          </table:table-cell>
          <table:table-cell office:value-type="string" calcext:value-type="string">
            <text:p>SOLTEPEC</text:p>
          </table:table-cell>
          <table:table-cell office:value-type="float" office:value="156" calcext:value-type="float">
            <text:p>156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23" calcext:value-type="float">
            <text:p>223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9" calcext:value-type="float">
            <text:p>29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3453" calcext:value-type="float">
            <text:p>3453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900" calcext:value-type="float">
            <text:p>900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970" calcext:value-type="float">
            <text:p>970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pve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office:value-type="float" office:value="6295" calcext:value-type="float">
            <text:p>629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153" calcext:value-type="float">
            <text:p>21153</text:p>
          </table:table-cell>
          <table:table-cell office:value-type="float" office:value="21152" calcext:value-type="float">
            <text:p>21152</text:p>
          </table:table-cell>
          <table:table-cell office:value-type="string" calcext:value-type="string">
            <text:p>TECALI DE HERRERA</text:p>
          </table:table-cell>
          <table:table-cell office:value-type="float" office:value="2637" calcext:value-type="float">
            <text:p>2637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519" calcext:value-type="float">
            <text:p>51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48" calcext:value-type="float">
            <text:p>148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96" calcext:value-type="float">
            <text:p>296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25" calcext:value-type="float">
            <text:p>125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153" calcext:value-type="float">
            <text:p>1153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627" calcext:value-type="float">
            <text:p>2627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581" calcext:value-type="float">
            <text:p>3581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34" calcext:value-type="float">
            <text:p>34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60" calcext:value-type="float">
            <text:p>60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float" office:value="11708" calcext:value-type="float">
            <text:p>1170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1154" calcext:value-type="float">
            <text:p>21154</text:p>
          </table:table-cell>
          <table:table-cell office:value-type="float" office:value="21153" calcext:value-type="float">
            <text:p>21153</text:p>
          </table:table-cell>
          <table:table-cell office:value-type="string" calcext:value-type="string">
            <text:p>TECAMACHALCO</text:p>
          </table:table-cell>
          <table:table-cell office:value-type="float" office:value="8884" calcext:value-type="float">
            <text:p>8884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536" calcext:value-type="float">
            <text:p>1536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988" calcext:value-type="float">
            <text:p>1988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337" calcext:value-type="float">
            <text:p>1337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490" calcext:value-type="float">
            <text:p>490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941" calcext:value-type="float">
            <text:p>1941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662" calcext:value-type="float">
            <text:p>1662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7243" calcext:value-type="float">
            <text:p>17243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66" calcext:value-type="float">
            <text:p>266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428" calcext:value-type="float">
            <text:p>428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-fxm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96" calcext:value-type="float">
            <text:p>1696</text:p>
          </table:table-cell>
          <table:table-cell office:value-type="float" office:value="37476" calcext:value-type="float">
            <text:p>3747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1155" calcext:value-type="float">
            <text:p>21155</text:p>
          </table:table-cell>
          <table:table-cell office:value-type="float" office:value="21154" calcext:value-type="float">
            <text:p>21154</text:p>
          </table:table-cell>
          <table:table-cell office:value-type="string" calcext:value-type="string">
            <text:p>TECOMATLAN</text:p>
          </table:table-cell>
          <table:table-cell office:value-type="float" office:value="61" calcext:value-type="float">
            <text:p>6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472" calcext:value-type="float">
            <text:p>1472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37" calcext:value-type="float">
            <text:p>37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78" calcext:value-type="float">
            <text:p>178</text:p>
          </table:table-cell>
          <table:table-cell table:formula="of:=[.K$1]" office:value-type="string" office:string-value="pt" calcext:value-type="string">
            <text:p>pt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648" calcext:value-type="float">
            <text:p>648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an-pri-prd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156" calcext:value-type="float">
            <text:p>21156</text:p>
          </table:table-cell>
          <table:table-cell office:value-type="float" office:value="21155" calcext:value-type="float">
            <text:p>21155</text:p>
          </table:table-cell>
          <table:table-cell office:value-type="string" calcext:value-type="string">
            <text:p>TEHUACAN</text:p>
          </table:table-cell>
          <table:table-cell office:value-type="float" office:value="22076" calcext:value-type="float">
            <text:p>22076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4611" calcext:value-type="float">
            <text:p>461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087" calcext:value-type="float">
            <text:p>1087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5150" calcext:value-type="float">
            <text:p>5150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7279" calcext:value-type="float">
            <text:p>27279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8940" calcext:value-type="float">
            <text:p>8940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768" calcext:value-type="float">
            <text:p>768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61669" calcext:value-type="float">
            <text:p>61669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180" calcext:value-type="float">
            <text:p>1180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172" calcext:value-type="float">
            <text:p>1172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-pna</text:p>
          </table:table-cell>
          <table:table-cell office:value-type="float" office:value="60" calcext:value-type="float">
            <text:p>60</text:p>
          </table:table-cell>
          <table:table-cell office:value-type="float" office:value="8435" calcext:value-type="float">
            <text:p>8435</text:p>
          </table:table-cell>
          <table:table-cell office:value-type="float" office:value="142427" calcext:value-type="float">
            <text:p>14242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1157" calcext:value-type="float">
            <text:p>21157</text:p>
          </table:table-cell>
          <table:table-cell office:value-type="float" office:value="21156" calcext:value-type="float">
            <text:p>21156</text:p>
          </table:table-cell>
          <table:table-cell office:value-type="string" calcext:value-type="string">
            <text:p>TEHUITZINGO</text:p>
          </table:table-cell>
          <table:table-cell office:value-type="float" office:value="279" calcext:value-type="float">
            <text:p>279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325" calcext:value-type="float">
            <text:p>2325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40" calcext:value-type="float">
            <text:p>40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785" calcext:value-type="float">
            <text:p>78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57" calcext:value-type="float">
            <text:p>57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170" calcext:value-type="float">
            <text:p>2170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709" calcext:value-type="float">
            <text:p>709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i-prd-psi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6582" calcext:value-type="float">
            <text:p>658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158" calcext:value-type="float">
            <text:p>21158</text:p>
          </table:table-cell>
          <table:table-cell office:value-type="float" office:value="21157" calcext:value-type="float">
            <text:p>21157</text:p>
          </table:table-cell>
          <table:table-cell office:value-type="string" calcext:value-type="string">
            <text:p>TENAMPULCO</text:p>
          </table:table-cell>
          <table:table-cell office:value-type="float" office:value="1031" calcext:value-type="float">
            <text:p>103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381" calcext:value-type="float">
            <text:p>138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7" calcext:value-type="float">
            <text:p>7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61" calcext:value-type="float">
            <text:p>61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8" calcext:value-type="float">
            <text:p>28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8" calcext:value-type="float">
            <text:p>18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1" calcext:value-type="float">
            <text:p>11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799" calcext:value-type="float">
            <text:p>1799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an-pri-psi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4490" calcext:value-type="float">
            <text:p>449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1159" calcext:value-type="float">
            <text:p>21159</text:p>
          </table:table-cell>
          <table:table-cell office:value-type="float" office:value="21158" calcext:value-type="float">
            <text:p>21158</text:p>
          </table:table-cell>
          <table:table-cell office:value-type="string" calcext:value-type="string">
            <text:p>TEOPANTLAN</text:p>
          </table:table-cell>
          <table:table-cell office:value-type="float" office:value="697" calcext:value-type="float">
            <text:p>697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532" calcext:value-type="float">
            <text:p>532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0" calcext:value-type="float">
            <text:p>10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66" calcext:value-type="float">
            <text:p>66</text:p>
          </table:table-cell>
          <table:table-cell table:formula="of:=[.K$1]" office:value-type="string" office:string-value="pt" calcext:value-type="string">
            <text:p>pt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5" calcext:value-type="float">
            <text:p>5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940" calcext:value-type="float">
            <text:p>940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0" calcext:value-type="float">
            <text:p>10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d-psi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1160" calcext:value-type="float">
            <text:p>21160</text:p>
          </table:table-cell>
          <table:table-cell office:value-type="float" office:value="21159" calcext:value-type="float">
            <text:p>21159</text:p>
          </table:table-cell>
          <table:table-cell office:value-type="string" calcext:value-type="string">
            <text:p>TEOTLALCO</text:p>
          </table:table-cell>
          <table:table-cell office:value-type="float" office:value="25" calcext:value-type="float">
            <text:p>25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591" calcext:value-type="float">
            <text:p>59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1" calcext:value-type="float">
            <text:p>11</text:p>
          </table:table-cell>
          <table:table-cell table:formula="of:=[.I$1]" office:value-type="string" office:string-value="prd" calcext:value-type="string">
            <text:p>prd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2" calcext:value-type="float">
            <text:p>12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00" calcext:value-type="float">
            <text:p>200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636" calcext:value-type="float">
            <text:p>636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92" calcext:value-type="float">
            <text:p>192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-psi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1161" calcext:value-type="float">
            <text:p>21161</text:p>
          </table:table-cell>
          <table:table-cell office:value-type="float" office:value="21160" calcext:value-type="float">
            <text:p>21160</text:p>
          </table:table-cell>
          <table:table-cell office:value-type="string" calcext:value-type="string">
            <text:p>TEPANCO DE LOPEZ</text:p>
          </table:table-cell>
          <table:table-cell office:value-type="float" office:value="305" calcext:value-type="float">
            <text:p>305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64" calcext:value-type="float">
            <text:p>164</text:p>
          </table:table-cell>
          <table:table-cell table:formula="of:=[.G$1]" office:value-type="string" office:string-value="pri" calcext:value-type="string">
            <text:p>pri</text:p>
          </table:table-cell>
          <table:table-cell table:number-columns-repeated="2"/>
          <table:table-cell office:value-type="float" office:value="3311" calcext:value-type="float">
            <text:p>3311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30" calcext:value-type="float">
            <text:p>130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2129" calcext:value-type="float">
            <text:p>2129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250" calcext:value-type="float">
            <text:p>1250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862" calcext:value-type="float">
            <text:p>1862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099" calcext:value-type="float">
            <text:p>2099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i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orena-p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12010" calcext:value-type="float">
            <text:p>120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162" calcext:value-type="float">
            <text:p>21162</text:p>
          </table:table-cell>
          <table:table-cell office:value-type="float" office:value="21161" calcext:value-type="float">
            <text:p>21161</text:p>
          </table:table-cell>
          <table:table-cell office:value-type="string" calcext:value-type="string">
            <text:p>TEPANGO DE RODRIGUEZ</text:p>
          </table:table-cell>
          <table:table-cell office:value-type="float" office:value="441" calcext:value-type="float">
            <text:p>44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8" calcext:value-type="float">
            <text:p>8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6" calcext:value-type="float">
            <text:p>6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808" calcext:value-type="float">
            <text:p>808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9" calcext:value-type="float">
            <text:p>9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4" calcext:value-type="float">
            <text:p>14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8" calcext:value-type="float">
            <text:p>18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657" calcext:value-type="float">
            <text:p>657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4" calcext:value-type="float">
            <text:p>4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508" calcext:value-type="float">
            <text:p>508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163" calcext:value-type="float">
            <text:p>21163</text:p>
          </table:table-cell>
          <table:table-cell office:value-type="float" office:value="21162" calcext:value-type="float">
            <text:p>21162</text:p>
          </table:table-cell>
          <table:table-cell office:value-type="string" calcext:value-type="string">
            <text:p>TEPATLAXCO DE HIDALGO</text:p>
          </table:table-cell>
          <table:table-cell office:value-type="float" office:value="1272" calcext:value-type="float">
            <text:p>1272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13" calcext:value-type="float">
            <text:p>313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73" calcext:value-type="float">
            <text:p>73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483" calcext:value-type="float">
            <text:p>483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813" calcext:value-type="float">
            <text:p>813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518" calcext:value-type="float">
            <text:p>1518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98" calcext:value-type="float">
            <text:p>298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802" calcext:value-type="float">
            <text:p>1802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797" calcext:value-type="float">
            <text:p>1797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416" calcext:value-type="float">
            <text:p>416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-psi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21" calcext:value-type="float">
            <text:p>421</text:p>
          </table:table-cell>
          <table:table-cell office:value-type="float" office:value="9209" calcext:value-type="float">
            <text:p>92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1164" calcext:value-type="float">
            <text:p>21164</text:p>
          </table:table-cell>
          <table:table-cell office:value-type="float" office:value="21163" calcext:value-type="float">
            <text:p>21163</text:p>
          </table:table-cell>
          <table:table-cell office:value-type="string" calcext:value-type="string">
            <text:p>TEPEACA</text:p>
          </table:table-cell>
          <table:table-cell office:value-type="float" office:value="11573" calcext:value-type="float">
            <text:p>11573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293" calcext:value-type="float">
            <text:p>2293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482" calcext:value-type="float">
            <text:p>482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107" calcext:value-type="float">
            <text:p>1107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692" calcext:value-type="float">
            <text:p>1692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951" calcext:value-type="float">
            <text:p>1951</text:p>
          </table:table-cell>
          <table:table-cell table:formula="of:=[.O$1]" office:value-type="string" office:string-value="mc" calcext:value-type="string">
            <text:p>mc</text:p>
          </table:table-cell>
          <table:table-cell table:number-columns-repeated="2"/>
          <table:table-cell office:value-type="float" office:value="16311" calcext:value-type="float">
            <text:p>16311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44" calcext:value-type="float">
            <text:p>244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281" calcext:value-type="float">
            <text:p>281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pvem-morena-pna-fxm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61" calcext:value-type="float">
            <text:p>1861</text:p>
          </table:table-cell>
          <table:table-cell office:value-type="float" office:value="37804" calcext:value-type="float">
            <text:p>3780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1165" calcext:value-type="float">
            <text:p>21165</text:p>
          </table:table-cell>
          <table:table-cell office:value-type="float" office:value="21164" calcext:value-type="float">
            <text:p>21164</text:p>
          </table:table-cell>
          <table:table-cell office:value-type="string" calcext:value-type="string">
            <text:p>TEPEMAXALCO</text:p>
          </table:table-cell>
          <table:table-cell office:value-type="float" office:value="1" calcext:value-type="float">
            <text:p>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" calcext:value-type="float">
            <text:p>2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0" calcext:value-type="float">
            <text:p>0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4" calcext:value-type="float">
            <text:p>14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4" calcext:value-type="float">
            <text:p>4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73" calcext:value-type="float">
            <text:p>273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0" calcext:value-type="float">
            <text:p>0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166" calcext:value-type="float">
            <text:p>21166</text:p>
          </table:table-cell>
          <table:table-cell office:value-type="float" office:value="21165" calcext:value-type="float">
            <text:p>21165</text:p>
          </table:table-cell>
          <table:table-cell office:value-type="string" calcext:value-type="string">
            <text:p>TEPEOJUMA</text:p>
          </table:table-cell>
          <table:table-cell office:value-type="float" office:value="26" calcext:value-type="float">
            <text:p>26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342" calcext:value-type="float">
            <text:p>2342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7" calcext:value-type="float">
            <text:p>17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53" calcext:value-type="float">
            <text:p>153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36" calcext:value-type="float">
            <text:p>36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6" calcext:value-type="float">
            <text:p>16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1" calcext:value-type="float">
            <text:p>11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745" calcext:value-type="float">
            <text:p>1745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3" calcext:value-type="float">
            <text:p>3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1" calcext:value-type="float">
            <text:p>11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167" calcext:value-type="float">
            <text:p>21167</text:p>
          </table:table-cell>
          <table:table-cell office:value-type="float" office:value="21166" calcext:value-type="float">
            <text:p>21166</text:p>
          </table:table-cell>
          <table:table-cell office:value-type="string" calcext:value-type="string">
            <text:p>TEPETZINTLA</text:p>
          </table:table-cell>
          <table:table-cell office:value-type="float" office:value="50" calcext:value-type="float">
            <text:p>50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256" calcext:value-type="float">
            <text:p>2256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3" calcext:value-type="float">
            <text:p>13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76" calcext:value-type="float">
            <text:p>276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014" calcext:value-type="float">
            <text:p>1014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405" calcext:value-type="float">
            <text:p>405</text:p>
          </table:table-cell>
          <table:table-cell table:formula="of:=[.O$1]" office:value-type="string" office:string-value="mc" calcext:value-type="string">
            <text:p>mc</text:p>
          </table:table-cell>
          <table:table-cell table:number-columns-repeated="2"/>
          <table:table-cell office:value-type="float" office:value="1413" calcext:value-type="float">
            <text:p>1413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31" calcext:value-type="float">
            <text:p>31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i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168" calcext:value-type="float">
            <text:p>21168</text:p>
          </table:table-cell>
          <table:table-cell office:value-type="float" office:value="21167" calcext:value-type="float">
            <text:p>21167</text:p>
          </table:table-cell>
          <table:table-cell office:value-type="string" calcext:value-type="string">
            <text:p>TEPEXCO</text:p>
          </table:table-cell>
          <table:table-cell office:value-type="float" office:value="13" calcext:value-type="float">
            <text:p>13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84" calcext:value-type="float">
            <text:p>184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8" calcext:value-type="float">
            <text:p>18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39" calcext:value-type="float">
            <text:p>139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548" calcext:value-type="float">
            <text:p>548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89" calcext:value-type="float">
            <text:p>89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874" calcext:value-type="float">
            <text:p>874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501" calcext:value-type="float">
            <text:p>501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476" calcext:value-type="float">
            <text:p>476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798" calcext:value-type="float">
            <text:p>798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-p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169" calcext:value-type="float">
            <text:p>21169</text:p>
          </table:table-cell>
          <table:table-cell office:value-type="float" office:value="21168" calcext:value-type="float">
            <text:p>21168</text:p>
          </table:table-cell>
          <table:table-cell office:value-type="string" calcext:value-type="string">
            <text:p>TEPEXI DE RODRIGUEZ</text:p>
          </table:table-cell>
          <table:table-cell office:value-type="float" office:value="606" calcext:value-type="float">
            <text:p>606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720" calcext:value-type="float">
            <text:p>3720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74" calcext:value-type="float">
            <text:p>174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91" calcext:value-type="float">
            <text:p>291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76" calcext:value-type="float">
            <text:p>176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4"/>
          <table:table-cell office:value-type="float" office:value="4228" calcext:value-type="float">
            <text:p>4228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47" calcext:value-type="float">
            <text:p>147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68" calcext:value-type="float">
            <text:p>68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a-fxm</text:p>
          </table:table-cell>
          <table:table-cell office:value-type="float" office:value="12" calcext:value-type="float">
            <text:p>12</text:p>
          </table:table-cell>
          <table:table-cell office:value-type="float" office:value="603" calcext:value-type="float">
            <text:p>603</text:p>
          </table:table-cell>
          <table:table-cell office:value-type="float" office:value="10025" calcext:value-type="float">
            <text:p>100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170" calcext:value-type="float">
            <text:p>21170</text:p>
          </table:table-cell>
          <table:table-cell office:value-type="float" office:value="21169" calcext:value-type="float">
            <text:p>21169</text:p>
          </table:table-cell>
          <table:table-cell office:value-type="string" calcext:value-type="string">
            <text:p>TEPEYAHUALCO</text:p>
          </table:table-cell>
          <table:table-cell office:value-type="float" office:value="159" calcext:value-type="float">
            <text:p>159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63" calcext:value-type="float">
            <text:p>63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7" calcext:value-type="float">
            <text:p>17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90" calcext:value-type="float">
            <text:p>90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21" calcext:value-type="float">
            <text:p>121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5285" calcext:value-type="float">
            <text:p>5285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8" calcext:value-type="float">
            <text:p>18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801" calcext:value-type="float">
            <text:p>801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3738" calcext:value-type="float">
            <text:p>3738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35" calcext:value-type="float">
            <text:p>35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pvem-morena-fx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10928" calcext:value-type="float">
            <text:p>109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1171" calcext:value-type="float">
            <text:p>21171</text:p>
          </table:table-cell>
          <table:table-cell office:value-type="float" office:value="21170" calcext:value-type="float">
            <text:p>21170</text:p>
          </table:table-cell>
          <table:table-cell office:value-type="string" calcext:value-type="string">
            <text:p>TEPEYAHUALCO DE CUAUHTEMOC</text:p>
          </table:table-cell>
          <table:table-cell office:value-type="float" office:value="301" calcext:value-type="float">
            <text:p>30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6" calcext:value-type="float">
            <text:p>26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4" calcext:value-type="float">
            <text:p>4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9" calcext:value-type="float">
            <text:p>19</text:p>
          </table:table-cell>
          <table:table-cell table:formula="of:=[.K$1]" office:value-type="string" office:string-value="pt" calcext:value-type="string">
            <text:p>pt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409" calcext:value-type="float">
            <text:p>409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467" calcext:value-type="float">
            <text:p>467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851" calcext:value-type="float">
            <text:p>851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172" calcext:value-type="float">
            <text:p>21172</text:p>
          </table:table-cell>
          <table:table-cell office:value-type="float" office:value="21171" calcext:value-type="float">
            <text:p>21171</text:p>
          </table:table-cell>
          <table:table-cell office:value-type="string" calcext:value-type="string">
            <text:p>TETELA DE OCAMPO</text:p>
          </table:table-cell>
          <table:table-cell office:value-type="float" office:value="1010" calcext:value-type="float">
            <text:p>1010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5348" calcext:value-type="float">
            <text:p>5348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06" calcext:value-type="float">
            <text:p>206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95" calcext:value-type="float">
            <text:p>29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822" calcext:value-type="float">
            <text:p>2822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859" calcext:value-type="float">
            <text:p>3859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10" calcext:value-type="float">
            <text:p>110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20" calcext:value-type="float">
            <text:p>120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-pna-fxm</text:p>
          </table:table-cell>
          <table:table-cell office:value-type="float" office:value="13" calcext:value-type="float">
            <text:p>13</text:p>
          </table:table-cell>
          <table:table-cell office:value-type="float" office:value="927" calcext:value-type="float">
            <text:p>927</text:p>
          </table:table-cell>
          <table:table-cell office:value-type="float" office:value="14811" calcext:value-type="float">
            <text:p>148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173" calcext:value-type="float">
            <text:p>21173</text:p>
          </table:table-cell>
          <table:table-cell office:value-type="float" office:value="21172" calcext:value-type="float">
            <text:p>21172</text:p>
          </table:table-cell>
          <table:table-cell office:value-type="string" calcext:value-type="string">
            <text:p>TETELES DE AVILA CASTILLO</text:p>
          </table:table-cell>
          <table:table-cell office:value-type="float" office:value="471" calcext:value-type="float">
            <text:p>47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25" calcext:value-type="float">
            <text:p>125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44" calcext:value-type="float">
            <text:p>44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883" calcext:value-type="float">
            <text:p>883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65" calcext:value-type="float">
            <text:p>65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7" calcext:value-type="float">
            <text:p>17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8" calcext:value-type="float">
            <text:p>8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904" calcext:value-type="float">
            <text:p>904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60" calcext:value-type="float">
            <text:p>260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40" calcext:value-type="float">
            <text:p>140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pna-fx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vem-morena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174" calcext:value-type="float">
            <text:p>21174</text:p>
          </table:table-cell>
          <table:table-cell office:value-type="float" office:value="21173" calcext:value-type="float">
            <text:p>21173</text:p>
          </table:table-cell>
          <table:table-cell office:value-type="string" calcext:value-type="string">
            <text:p>TEZIUTLAN</text:p>
          </table:table-cell>
          <table:table-cell office:value-type="float" office:value="3986" calcext:value-type="float">
            <text:p>3986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784" calcext:value-type="float">
            <text:p>3784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629" calcext:value-type="float">
            <text:p>629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261" calcext:value-type="float">
            <text:p>1261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3318" calcext:value-type="float">
            <text:p>3318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8732" calcext:value-type="float">
            <text:p>18732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475" calcext:value-type="float">
            <text:p>475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4391" calcext:value-type="float">
            <text:p>14391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531" calcext:value-type="float">
            <text:p>531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431" calcext:value-type="float">
            <text:p>431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pvem-morena-pna-fxm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64" calcext:value-type="float">
            <text:p>1964</text:p>
          </table:table-cell>
          <table:table-cell office:value-type="float" office:value="49512" calcext:value-type="float">
            <text:p>4951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1175" calcext:value-type="float">
            <text:p>21175</text:p>
          </table:table-cell>
          <table:table-cell office:value-type="float" office:value="21174" calcext:value-type="float">
            <text:p>21174</text:p>
          </table:table-cell>
          <table:table-cell office:value-type="string" calcext:value-type="string">
            <text:p>TIANGUISMANALCO</text:p>
          </table:table-cell>
          <table:table-cell office:value-type="float" office:value="93" calcext:value-type="float">
            <text:p>93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487" calcext:value-type="float">
            <text:p>487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8" calcext:value-type="float">
            <text:p>8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94" calcext:value-type="float">
            <text:p>194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293" calcext:value-type="float">
            <text:p>1293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203" calcext:value-type="float">
            <text:p>203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308" calcext:value-type="float">
            <text:p>308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586" calcext:value-type="float">
            <text:p>1586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407" calcext:value-type="float">
            <text:p>1407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733" calcext:value-type="float">
            <text:p>733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6595" calcext:value-type="float">
            <text:p>659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176" calcext:value-type="float">
            <text:p>21176</text:p>
          </table:table-cell>
          <table:table-cell office:value-type="float" office:value="21175" calcext:value-type="float">
            <text:p>21175</text:p>
          </table:table-cell>
          <table:table-cell office:value-type="string" calcext:value-type="string">
            <text:p>TILAPA</text:p>
          </table:table-cell>
          <table:table-cell office:value-type="float" office:value="40" calcext:value-type="float">
            <text:p>40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5" calcext:value-type="float">
            <text:p>35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7" calcext:value-type="float">
            <text:p>7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15" calcext:value-type="float">
            <text:p>11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510" calcext:value-type="float">
            <text:p>510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22" calcext:value-type="float">
            <text:p>22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753" calcext:value-type="float">
            <text:p>1753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621" calcext:value-type="float">
            <text:p>1621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9" calcext:value-type="float">
            <text:p>9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364" calcext:value-type="float">
            <text:p>364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4697" calcext:value-type="float">
            <text:p>469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1177" calcext:value-type="float">
            <text:p>21177</text:p>
          </table:table-cell>
          <table:table-cell office:value-type="float" office:value="21176" calcext:value-type="float">
            <text:p>21176</text:p>
          </table:table-cell>
          <table:table-cell office:value-type="string" calcext:value-type="string">
            <text:p>TLACOTEPEC DE BENITO JUAREZ</text:p>
          </table:table-cell>
          <table:table-cell office:value-type="float" office:value="8194" calcext:value-type="float">
            <text:p>8194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465" calcext:value-type="float">
            <text:p>1465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96" calcext:value-type="float">
            <text:p>196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661" calcext:value-type="float">
            <text:p>661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661" calcext:value-type="float">
            <text:p>661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675" calcext:value-type="float">
            <text:p>675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3530" calcext:value-type="float">
            <text:p>3530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5651" calcext:value-type="float">
            <text:p>5651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389" calcext:value-type="float">
            <text:p>389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196" calcext:value-type="float">
            <text:p>1196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-p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na-fx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90" calcext:value-type="float">
            <text:p>1690</text:p>
          </table:table-cell>
          <table:table-cell office:value-type="float" office:value="24312" calcext:value-type="float">
            <text:p>243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1178" calcext:value-type="float">
            <text:p>21178</text:p>
          </table:table-cell>
          <table:table-cell office:value-type="string" calcext:value-type="string">
            <text:p>TLACUILOTEPEC</text:p>
          </table:table-cell>
          <table:table-cell office:value-type="float" office:value="92" calcext:value-type="float">
            <text:p>92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71" calcext:value-type="float">
            <text:p>27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0" calcext:value-type="float">
            <text:p>20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595" calcext:value-type="float">
            <text:p>59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4442" calcext:value-type="float">
            <text:p>4442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237" calcext:value-type="float">
            <text:p>3237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21179" calcext:value-type="float">
            <text:p>21179</text:p>
          </table:table-cell>
          <table:table-cell office:value-type="string" calcext:value-type="string">
            <text:p>TLACHICHUCA</text:p>
          </table:table-cell>
          <table:table-cell office:value-type="float" office:value="446" calcext:value-type="float">
            <text:p>446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59" calcext:value-type="float">
            <text:p>25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1" calcext:value-type="float">
            <text:p>11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061" calcext:value-type="float">
            <text:p>1061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590" calcext:value-type="float">
            <text:p>590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0161" calcext:value-type="float">
            <text:p>10161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22" calcext:value-type="float">
            <text:p>122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440" calcext:value-type="float">
            <text:p>2440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8" calcext:value-type="float">
            <text:p>28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85" calcext:value-type="float">
            <text:p>185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pvem-morena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92" calcext:value-type="float">
            <text:p>592</text:p>
          </table:table-cell>
          <table:table-cell office:value-type="float" office:value="15916" calcext:value-type="float">
            <text:p>159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21180" calcext:value-type="float">
            <text:p>21180</text:p>
          </table:table-cell>
          <table:table-cell office:value-type="string" calcext:value-type="string">
            <text:p>TLAHUAPAN</text:p>
          </table:table-cell>
          <table:table-cell office:value-type="float" office:value="843" calcext:value-type="float">
            <text:p>843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5520" calcext:value-type="float">
            <text:p>5520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421" calcext:value-type="float">
            <text:p>1421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4206" calcext:value-type="float">
            <text:p>4206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814" calcext:value-type="float">
            <text:p>814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373" calcext:value-type="float">
            <text:p>373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320" calcext:value-type="float">
            <text:p>320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6483" calcext:value-type="float">
            <text:p>6483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70" calcext:value-type="float">
            <text:p>170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i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pve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50" calcext:value-type="float">
            <text:p>1250</text:p>
          </table:table-cell>
          <table:table-cell office:value-type="float" office:value="21408" calcext:value-type="float">
            <text:p>214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21181" calcext:value-type="float">
            <text:p>21181</text:p>
          </table:table-cell>
          <table:table-cell office:value-type="string" calcext:value-type="string">
            <text:p>TLALTENANGO</text:p>
          </table:table-cell>
          <table:table-cell office:value-type="float" office:value="37" calcext:value-type="float">
            <text:p>37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686" calcext:value-type="float">
            <text:p>686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40" calcext:value-type="float">
            <text:p>140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41" calcext:value-type="float">
            <text:p>141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2"/>
          <table:table-cell office:value-type="float" office:value="1182" calcext:value-type="float">
            <text:p>1182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411" calcext:value-type="float">
            <text:p>411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806" calcext:value-type="float">
            <text:p>806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291" calcext:value-type="float">
            <text:p>291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21182" calcext:value-type="float">
            <text:p>21182</text:p>
          </table:table-cell>
          <table:table-cell office:value-type="string" calcext:value-type="string">
            <text:p>TLANEPANTLA</text:p>
          </table:table-cell>
          <table:table-cell office:value-type="float" office:value="15" calcext:value-type="float">
            <text:p>15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1" calcext:value-type="float">
            <text:p>3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3" calcext:value-type="float">
            <text:p>13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31" calcext:value-type="float">
            <text:p>31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0" calcext:value-type="float">
            <text:p>20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011" calcext:value-type="float">
            <text:p>1011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0" calcext:value-type="float">
            <text:p>10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342" calcext:value-type="float">
            <text:p>1342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1183" calcext:value-type="float">
            <text:p>21183</text:p>
          </table:table-cell>
          <table:table-cell office:value-type="string" calcext:value-type="string">
            <text:p>TLAOLA</text:p>
          </table:table-cell>
          <table:table-cell office:value-type="float" office:value="5568" calcext:value-type="float">
            <text:p>5568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456" calcext:value-type="float">
            <text:p>456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82" calcext:value-type="float">
            <text:p>182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35" calcext:value-type="float">
            <text:p>3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10" calcext:value-type="float">
            <text:p>110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825" calcext:value-type="float">
            <text:p>2825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46" calcext:value-type="float">
            <text:p>46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208" calcext:value-type="float">
            <text:p>1208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24" calcext:value-type="float">
            <text:p>824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1184" calcext:value-type="float">
            <text:p>21184</text:p>
          </table:table-cell>
          <table:table-cell office:value-type="string" calcext:value-type="string">
            <text:p>TLAPACOYA</text:p>
          </table:table-cell>
          <table:table-cell office:value-type="float" office:value="1553" calcext:value-type="float">
            <text:p>1553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5" calcext:value-type="float">
            <text:p>15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4" calcext:value-type="float">
            <text:p>4</text:p>
          </table:table-cell>
          <table:table-cell table:formula="of:=[.I$1]" office:value-type="string" office:string-value="prd" calcext:value-type="string">
            <text:p>prd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133" calcext:value-type="float">
            <text:p>2133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7" calcext:value-type="float">
            <text:p>7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72" calcext:value-type="float">
            <text:p>72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orena-pna-fx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156" calcext:value-type="float">
            <text:p>415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21185" calcext:value-type="float">
            <text:p>21185</text:p>
          </table:table-cell>
          <table:table-cell office:value-type="string" calcext:value-type="string">
            <text:p>TLAPANALA</text:p>
          </table:table-cell>
          <table:table-cell office:value-type="float" office:value="139" calcext:value-type="float">
            <text:p>139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399" calcext:value-type="float">
            <text:p>139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6" calcext:value-type="float">
            <text:p>6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57" calcext:value-type="float">
            <text:p>157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36" calcext:value-type="float">
            <text:p>236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29" calcext:value-type="float">
            <text:p>29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5" calcext:value-type="float">
            <text:p>5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179" calcext:value-type="float">
            <text:p>1179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94" calcext:value-type="float">
            <text:p>294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54" calcext:value-type="float">
            <text:p>54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t-morena-fxm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278" calcext:value-type="float">
            <text:p>278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21186" calcext:value-type="float">
            <text:p>21186</text:p>
          </table:table-cell>
          <table:table-cell office:value-type="string" calcext:value-type="string">
            <text:p>TLATLAUQUITEPEC</text:p>
          </table:table-cell>
          <table:table-cell office:value-type="float" office:value="625" calcext:value-type="float">
            <text:p>625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730" calcext:value-type="float">
            <text:p>730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04" calcext:value-type="float">
            <text:p>104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655" calcext:value-type="float">
            <text:p>165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8182" calcext:value-type="float">
            <text:p>8182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627" calcext:value-type="float">
            <text:p>627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468" calcext:value-type="float">
            <text:p>468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1982" calcext:value-type="float">
            <text:p>11982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811" calcext:value-type="float">
            <text:p>1811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607" calcext:value-type="float">
            <text:p>607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p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a-fxm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 office:value-type="float" office:value="28108" calcext:value-type="float">
            <text:p>281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21187" calcext:value-type="float">
            <text:p>21187</text:p>
          </table:table-cell>
          <table:table-cell office:value-type="string" calcext:value-type="string">
            <text:p>TLAXCO</text:p>
          </table:table-cell>
          <table:table-cell office:value-type="float" office:value="7" calcext:value-type="float">
            <text:p>7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5" calcext:value-type="float">
            <text:p>5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1" calcext:value-type="float">
            <text:p>11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8" calcext:value-type="float">
            <text:p>8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878" calcext:value-type="float">
            <text:p>1878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318" calcext:value-type="float">
            <text:p>1318</text:p>
          </table:table-cell>
          <table:table-cell table:formula="of:=[.O$1]" office:value-type="string" office:string-value="mc" calcext:value-type="string">
            <text:p>mc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21188" calcext:value-type="float">
            <text:p>21188</text:p>
          </table:table-cell>
          <table:table-cell office:value-type="string" calcext:value-type="string">
            <text:p>TOCHIMILCO</text:p>
          </table:table-cell>
          <table:table-cell office:value-type="float" office:value="929" calcext:value-type="float">
            <text:p>929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989" calcext:value-type="float">
            <text:p>98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8" calcext:value-type="float">
            <text:p>18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62" calcext:value-type="float">
            <text:p>162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360" calcext:value-type="float">
            <text:p>360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312" calcext:value-type="float">
            <text:p>312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017" calcext:value-type="float">
            <text:p>2017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015" calcext:value-type="float">
            <text:p>1015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150" calcext:value-type="float">
            <text:p>2150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870" calcext:value-type="float">
            <text:p>870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t-pvem-more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9244" calcext:value-type="float">
            <text:p>92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21189" calcext:value-type="float">
            <text:p>21189</text:p>
          </table:table-cell>
          <table:table-cell office:value-type="string" calcext:value-type="string">
            <text:p>TOCHTEPEC</text:p>
          </table:table-cell>
          <table:table-cell office:value-type="float" office:value="2649" calcext:value-type="float">
            <text:p>2649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790" calcext:value-type="float">
            <text:p>790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51" calcext:value-type="float">
            <text:p>151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19" calcext:value-type="float">
            <text:p>219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521" calcext:value-type="float">
            <text:p>2521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938" calcext:value-type="float">
            <text:p>2938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28" calcext:value-type="float">
            <text:p>228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10614" calcext:value-type="float">
            <text:p>1061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21190" calcext:value-type="float">
            <text:p>21190</text:p>
          </table:table-cell>
          <table:table-cell office:value-type="string" calcext:value-type="string">
            <text:p>TOTOLTEPEC DE GUERRERO</text:p>
          </table:table-cell>
          <table:table-cell office:value-type="float" office:value="2" calcext:value-type="float">
            <text:p>2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4" calcext:value-type="float">
            <text:p>4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53" calcext:value-type="float">
            <text:p>253</text:p>
          </table:table-cell>
          <table:table-cell table:formula="of:=[.I$1]" office:value-type="string" office:string-value="prd" calcext:value-type="string">
            <text:p>pr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" calcext:value-type="float">
            <text:p>1</text:p>
          </table:table-cell>
          <table:table-cell table:formula="of:=[.O$1]" office:value-type="string" office:string-value="mc" calcext:value-type="string">
            <text:p>mc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320" calcext:value-type="float">
            <text:p>320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pvem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21191" calcext:value-type="float">
            <text:p>21191</text:p>
          </table:table-cell>
          <table:table-cell office:value-type="string" calcext:value-type="string">
            <text:p>TULCINGO</text:p>
          </table:table-cell>
          <table:table-cell office:value-type="float" office:value="18" calcext:value-type="float">
            <text:p>18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66" calcext:value-type="float">
            <text:p>66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2" calcext:value-type="float">
            <text:p>22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715" calcext:value-type="float">
            <text:p>71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288" calcext:value-type="float">
            <text:p>1288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550" calcext:value-type="float">
            <text:p>550</text:p>
          </table:table-cell>
          <table:table-cell table:formula="of:=[.O$1]" office:value-type="string" office:string-value="mc" calcext:value-type="string">
            <text:p>mc</text:p>
          </table:table-cell>
          <table:table-cell table:number-columns-repeated="2"/>
          <table:table-cell office:value-type="float" office:value="1576" calcext:value-type="float">
            <text:p>1576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4513" calcext:value-type="float">
            <text:p>45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21192" calcext:value-type="float">
            <text:p>21192</text:p>
          </table:table-cell>
          <table:table-cell office:value-type="string" calcext:value-type="string">
            <text:p>TUZAMAPAN DE GALEANA</text:p>
          </table:table-cell>
          <table:table-cell office:value-type="float" office:value="259" calcext:value-type="float">
            <text:p>259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9" calcext:value-type="float">
            <text:p>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854" calcext:value-type="float">
            <text:p>854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2" calcext:value-type="float">
            <text:p>22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699" calcext:value-type="float">
            <text:p>1699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5" calcext:value-type="float">
            <text:p>5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70" calcext:value-type="float">
            <text:p>170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99" calcext:value-type="float">
            <text:p>99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449" calcext:value-type="float">
            <text:p>449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3789" calcext:value-type="float">
            <text:p>378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21193" calcext:value-type="float">
            <text:p>21193</text:p>
          </table:table-cell>
          <table:table-cell office:value-type="string" calcext:value-type="string">
            <text:p>TZICATLACOYAN</text:p>
          </table:table-cell>
          <table:table-cell office:value-type="float" office:value="17" calcext:value-type="float">
            <text:p>17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3" calcext:value-type="float">
            <text:p>33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6" calcext:value-type="float">
            <text:p>6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558" calcext:value-type="float">
            <text:p>1558</text:p>
          </table:table-cell>
          <table:table-cell table:formula="of:=[.K$1]" office:value-type="string" office:string-value="pt" calcext:value-type="string">
            <text:p>pt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299" calcext:value-type="float">
            <text:p>1299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050" calcext:value-type="float">
            <text:p>1050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21194" calcext:value-type="float">
            <text:p>21194</text:p>
          </table:table-cell>
          <table:table-cell office:value-type="string" calcext:value-type="string">
            <text:p>VENUSTIANO CARRANZA</text:p>
          </table:table-cell>
          <table:table-cell table:number-columns-repeated="35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21195" calcext:value-type="float">
            <text:p>21195</text:p>
          </table:table-cell>
          <table:table-cell office:value-type="string" calcext:value-type="string">
            <text:p>VICENTE GUERRERO</text:p>
          </table:table-cell>
          <table:table-cell office:value-type="float" office:value="6047" calcext:value-type="float">
            <text:p>6047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5130" calcext:value-type="float">
            <text:p>5130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30" calcext:value-type="float">
            <text:p>30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21" calcext:value-type="float">
            <text:p>221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70" calcext:value-type="float">
            <text:p>70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093" calcext:value-type="float">
            <text:p>1093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13645" calcext:value-type="float">
            <text:p>1364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21196" calcext:value-type="float">
            <text:p>21196</text:p>
          </table:table-cell>
          <table:table-cell office:value-type="string" calcext:value-type="string">
            <text:p>XAYACATLAN DE BRAVO</text:p>
          </table:table-cell>
          <table:table-cell office:value-type="float" office:value="5" calcext:value-type="float">
            <text:p>5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5" calcext:value-type="float">
            <text:p>5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6" calcext:value-type="float">
            <text:p>6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324" calcext:value-type="float">
            <text:p>324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4" calcext:value-type="float">
            <text:p>4</text:p>
          </table:table-cell>
          <table:table-cell table:formula="of:=[.O$1]" office:value-type="string" office:string-value="mc" calcext:value-type="string">
            <text:p>mc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342" calcext:value-type="float">
            <text:p>342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240" calcext:value-type="float">
            <text:p>240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1197" calcext:value-type="float">
            <text:p>21197</text:p>
          </table:table-cell>
          <table:table-cell office:value-type="string" calcext:value-type="string">
            <text:p>XICOTEPEC</text:p>
          </table:table-cell>
          <table:table-cell office:value-type="float" office:value="2437" calcext:value-type="float">
            <text:p>2437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575" calcext:value-type="float">
            <text:p>3575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530" calcext:value-type="float">
            <text:p>530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609" calcext:value-type="float">
            <text:p>1609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2769" calcext:value-type="float">
            <text:p>2769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3039" calcext:value-type="float">
            <text:p>3039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3091" calcext:value-type="float">
            <text:p>3091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4964" calcext:value-type="float">
            <text:p>14964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681" calcext:value-type="float">
            <text:p>681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546" calcext:value-type="float">
            <text:p>546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pvem-morena-pna-fxm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632" calcext:value-type="float">
            <text:p>1632</text:p>
          </table:table-cell>
          <table:table-cell office:value-type="float" office:value="34895" calcext:value-type="float">
            <text:p>3489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21198" calcext:value-type="float">
            <text:p>21198</text:p>
          </table:table-cell>
          <table:table-cell office:value-type="string" calcext:value-type="string">
            <text:p>XICOTLAN</text:p>
          </table:table-cell>
          <table:table-cell office:value-type="float" office:value="327" calcext:value-type="float">
            <text:p>327</text:p>
          </table:table-cell>
          <table:table-cell table:formula="of:=[.E$1]" office:value-type="string" office:string-value="pan" calcext:value-type="string">
            <text:p>pa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4" calcext:value-type="float">
            <text:p>14</text:p>
          </table:table-cell>
          <table:table-cell table:formula="of:=[.K$1]" office:value-type="string" office:string-value="pt" calcext:value-type="string">
            <text:p>p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" calcext:value-type="float">
            <text:p>2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24" calcext:value-type="float">
            <text:p>224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d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21199" calcext:value-type="float">
            <text:p>21199</text:p>
          </table:table-cell>
          <table:table-cell office:value-type="string" calcext:value-type="string">
            <text:p>XIUTETELCO</text:p>
          </table:table-cell>
          <table:table-cell table:number-columns-repeated="3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21200" calcext:value-type="float">
            <text:p>21200</text:p>
          </table:table-cell>
          <table:table-cell office:value-type="string" calcext:value-type="string">
            <text:p>XOCHIAPULCO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3" calcext:value-type="float">
            <text:p>3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2" calcext:value-type="float">
            <text:p>12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665" calcext:value-type="float">
            <text:p>665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704" calcext:value-type="float">
            <text:p>704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6" calcext:value-type="float">
            <text:p>6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24" calcext:value-type="float">
            <text:p>224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2" calcext:value-type="float">
            <text:p>12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5" calcext:value-type="float">
            <text:p>5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-prd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91" calcext:value-type="float">
            <text:p>91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21201" calcext:value-type="float">
            <text:p>21201</text:p>
          </table:table-cell>
          <table:table-cell office:value-type="string" calcext:value-type="string">
            <text:p>XOCHILTEPEC</text:p>
          </table:table-cell>
          <table:table-cell office:value-type="float" office:value="495" calcext:value-type="float">
            <text:p>495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8" calcext:value-type="float">
            <text:p>8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8" calcext:value-type="float">
            <text:p>8</text:p>
          </table:table-cell>
          <table:table-cell table:formula="of:=[.I$1]" office:value-type="string" office:string-value="prd" calcext:value-type="string">
            <text:p>prd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7" calcext:value-type="float">
            <text:p>7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44" calcext:value-type="float">
            <text:p>244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si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21202" calcext:value-type="float">
            <text:p>21202</text:p>
          </table:table-cell>
          <table:table-cell office:value-type="string" calcext:value-type="string">
            <text:p>XOCHITLAN DE VICENTE SUAREZ</text:p>
          </table:table-cell>
          <table:table-cell office:value-type="float" office:value="2540" calcext:value-type="float">
            <text:p>2540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661" calcext:value-type="float">
            <text:p>166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93" calcext:value-type="float">
            <text:p>93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17" calcext:value-type="float">
            <text:p>117</text:p>
          </table:table-cell>
          <table:table-cell table:formula="of:=[.K$1]" office:value-type="string" office:string-value="pt" calcext:value-type="string">
            <text:p>pt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35" calcext:value-type="float">
            <text:p>35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924" calcext:value-type="float">
            <text:p>924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41" calcext:value-type="float">
            <text:p>41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99" calcext:value-type="float">
            <text:p>499</text:p>
          </table:table-cell>
          <table:table-cell office:value-type="float" office:value="6284" calcext:value-type="float">
            <text:p>628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21203" calcext:value-type="float">
            <text:p>21203</text:p>
          </table:table-cell>
          <table:table-cell office:value-type="string" calcext:value-type="string">
            <text:p>XOCHITLAN TODOS SANTOS</text:p>
          </table:table-cell>
          <table:table-cell office:value-type="float" office:value="24" calcext:value-type="float">
            <text:p>24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86" calcext:value-type="float">
            <text:p>86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" calcext:value-type="float">
            <text:p>1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251" calcext:value-type="float">
            <text:p>1251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169" calcext:value-type="float">
            <text:p>1169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21" calcext:value-type="float">
            <text:p>21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94" calcext:value-type="float">
            <text:p>394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510" calcext:value-type="float">
            <text:p>510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234" calcext:value-type="float">
            <text:p>234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1204" calcext:value-type="float">
            <text:p>21204</text:p>
          </table:table-cell>
          <table:table-cell office:value-type="string" calcext:value-type="string">
            <text:p>YAONAHUAC</text:p>
          </table:table-cell>
          <table:table-cell office:value-type="float" office:value="109" calcext:value-type="float">
            <text:p>109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08" calcext:value-type="float">
            <text:p>108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2159" calcext:value-type="float">
            <text:p>2159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50" calcext:value-type="float">
            <text:p>250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47" calcext:value-type="float">
            <text:p>47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9" calcext:value-type="float">
            <text:p>9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0" calcext:value-type="float">
            <text:p>10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24" calcext:value-type="float">
            <text:p>224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1627" calcext:value-type="float">
            <text:p>1627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16" calcext:value-type="float">
            <text:p>16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21205" calcext:value-type="float">
            <text:p>21205</text:p>
          </table:table-cell>
          <table:table-cell office:value-type="string" calcext:value-type="string">
            <text:p>YEHUALTEPEC</text:p>
          </table:table-cell>
          <table:table-cell office:value-type="float" office:value="68" calcext:value-type="float">
            <text:p>68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71" calcext:value-type="float">
            <text:p>71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98" calcext:value-type="float">
            <text:p>198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83" calcext:value-type="float">
            <text:p>283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394" calcext:value-type="float">
            <text:p>1394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3048" calcext:value-type="float">
            <text:p>3048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5" calcext:value-type="float">
            <text:p>25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430" calcext:value-type="float">
            <text:p>3430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30" calcext:value-type="float">
            <text:p>30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46" calcext:value-type="float">
            <text:p>46</text:p>
          </table:table-cell>
          <table:table-cell table:formula="of:=[.W$1]" office:value-type="string" office:string-value="fxm" calcext:value-type="string">
            <text:p>fxm</text:p>
          </table:table-cell>
          <table:table-cell office:value-type="float" office:value="1431" calcext:value-type="float">
            <text:p>1431</text:p>
          </table:table-cell>
          <table:table-cell table:formula="of:=[.Y$1]" office:value-type="string" office:string-value="indep1" calcext:value-type="string">
            <text:p>indep1</text:p>
          </table:table-cell>
          <table:table-cell office:value-type="float" office:value="1997" calcext:value-type="float">
            <text:p>1997</text:p>
          </table:table-cell>
          <table:table-cell table:formula="of:=[.AA$1]" office:value-type="string" office:string-value="indep2" calcext:value-type="string">
            <text:p>inde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-pri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12558" calcext:value-type="float">
            <text:p>1255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21206" calcext:value-type="float">
            <text:p>21206</text:p>
          </table:table-cell>
          <table:table-cell office:value-type="string" calcext:value-type="string">
            <text:p>ZACAPALA</text:p>
          </table:table-cell>
          <table:table-cell office:value-type="float" office:value="612" calcext:value-type="float">
            <text:p>612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882" calcext:value-type="float">
            <text:p>882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542" calcext:value-type="float">
            <text:p>542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9" calcext:value-type="float">
            <text:p>19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1" calcext:value-type="float">
            <text:p>11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6" calcext:value-type="float">
            <text:p>6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0" calcext:value-type="float">
            <text:p>0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86" calcext:value-type="float">
            <text:p>286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an-p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21207" calcext:value-type="float">
            <text:p>21207</text:p>
          </table:table-cell>
          <table:table-cell office:value-type="string" calcext:value-type="string">
            <text:p>ZACAPOAXTLA</text:p>
          </table:table-cell>
          <table:table-cell office:value-type="float" office:value="864" calcext:value-type="float">
            <text:p>864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5039" calcext:value-type="float">
            <text:p>503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493" calcext:value-type="float">
            <text:p>493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594" calcext:value-type="float">
            <text:p>594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7029" calcext:value-type="float">
            <text:p>7029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5175" calcext:value-type="float">
            <text:p>5175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841" calcext:value-type="float">
            <text:p>841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937" calcext:value-type="float">
            <text:p>3937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52" calcext:value-type="float">
            <text:p>252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2785" calcext:value-type="float">
            <text:p>2785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vem-pn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444" calcext:value-type="float">
            <text:p>1444</text:p>
          </table:table-cell>
          <table:table-cell office:value-type="float" office:value="28459" calcext:value-type="float">
            <text:p>284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1208" calcext:value-type="float">
            <text:p>21208</text:p>
          </table:table-cell>
          <table:table-cell office:value-type="string" calcext:value-type="string">
            <text:p>ZACATLAN</text:p>
          </table:table-cell>
          <table:table-cell office:value-type="float" office:value="5713" calcext:value-type="float">
            <text:p>5713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4969" calcext:value-type="float">
            <text:p>496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354" calcext:value-type="float">
            <text:p>354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325" calcext:value-type="float">
            <text:p>132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8375" calcext:value-type="float">
            <text:p>8375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417" calcext:value-type="float">
            <text:p>1417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779" calcext:value-type="float">
            <text:p>1779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2685" calcext:value-type="float">
            <text:p>12685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738" calcext:value-type="float">
            <text:p>738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430" calcext:value-type="float">
            <text:p>430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pvem-morena-pna-fxm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043" calcext:value-type="float">
            <text:p>3043</text:p>
          </table:table-cell>
          <table:table-cell office:value-type="float" office:value="40852" calcext:value-type="float">
            <text:p>4085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21209" calcext:value-type="float">
            <text:p>21209</text:p>
          </table:table-cell>
          <table:table-cell office:value-type="string" calcext:value-type="string">
            <text:p>ZAPOTITLAN</text:p>
          </table:table-cell>
          <table:table-cell office:value-type="float" office:value="24" calcext:value-type="float">
            <text:p>24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9" calcext:value-type="float">
            <text:p>1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5" calcext:value-type="float">
            <text:p>15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201" calcext:value-type="float">
            <text:p>1201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539" calcext:value-type="float">
            <text:p>539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453" calcext:value-type="float">
            <text:p>1453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7" calcext:value-type="float">
            <text:p>17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1769" calcext:value-type="float">
            <text:p>1769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5" calcext:value-type="float">
            <text:p>5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21" calcext:value-type="float">
            <text:p>21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vem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5256" calcext:value-type="float">
            <text:p>52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21210" calcext:value-type="float">
            <text:p>21210</text:p>
          </table:table-cell>
          <table:table-cell office:value-type="string" calcext:value-type="string">
            <text:p>ZAPOTITLAN DE MENDEZ</text:p>
          </table:table-cell>
          <table:table-cell office:value-type="float" office:value="844" calcext:value-type="float">
            <text:p>844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0" calcext:value-type="float">
            <text:p>10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4" calcext:value-type="float">
            <text:p>4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405" calcext:value-type="float">
            <text:p>140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25" calcext:value-type="float">
            <text:p>125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577" calcext:value-type="float">
            <text:p>577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48" calcext:value-type="float">
            <text:p>48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558" calcext:value-type="float">
            <text:p>558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pri-p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vem-more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21211" calcext:value-type="float">
            <text:p>21211</text:p>
          </table:table-cell>
          <table:table-cell office:value-type="string" calcext:value-type="string">
            <text:p>ZARAGOZA</text:p>
          </table:table-cell>
          <table:table-cell office:value-type="float" office:value="466" calcext:value-type="float">
            <text:p>466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305" calcext:value-type="float">
            <text:p>305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48" calcext:value-type="float">
            <text:p>48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002" calcext:value-type="float">
            <text:p>2002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1006" calcext:value-type="float">
            <text:p>1006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439" calcext:value-type="float">
            <text:p>439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3269" calcext:value-type="float">
            <text:p>3269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572" calcext:value-type="float">
            <text:p>572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635" calcext:value-type="float">
            <text:p>635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70" calcext:value-type="float">
            <text:p>70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si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528" calcext:value-type="float">
            <text:p>528</text:p>
          </table:table-cell>
          <table:table-cell office:value-type="float" office:value="9342" calcext:value-type="float">
            <text:p>93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21212" calcext:value-type="float">
            <text:p>21212</text:p>
          </table:table-cell>
          <table:table-cell office:value-type="string" calcext:value-type="string">
            <text:p>ZAUTLA</text:p>
          </table:table-cell>
          <table:table-cell office:value-type="float" office:value="616" calcext:value-type="float">
            <text:p>616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2000" calcext:value-type="float">
            <text:p>2000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198" calcext:value-type="float">
            <text:p>1198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64" calcext:value-type="float">
            <text:p>164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3041" calcext:value-type="float">
            <text:p>3041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140" calcext:value-type="float">
            <text:p>140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126" calcext:value-type="float">
            <text:p>126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4649" calcext:value-type="float">
            <text:p>4649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79" calcext:value-type="float">
            <text:p>79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84" calcext:value-type="float">
            <text:p>84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-p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t-morena-pna-fxm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10" calcext:value-type="float">
            <text:p>310</text:p>
          </table:table-cell>
          <table:table-cell office:value-type="float" office:value="12419" calcext:value-type="float">
            <text:p>124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1213" calcext:value-type="float">
            <text:p>21213</text:p>
          </table:table-cell>
          <table:table-cell office:value-type="string" calcext:value-type="string">
            <text:p>ZIHUATEUTLA</text:p>
          </table:table-cell>
          <table:table-cell office:value-type="float" office:value="820" calcext:value-type="float">
            <text:p>820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59" calcext:value-type="float">
            <text:p>159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16" calcext:value-type="float">
            <text:p>16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105" calcext:value-type="float">
            <text:p>105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422" calcext:value-type="float">
            <text:p>422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79" calcext:value-type="float">
            <text:p>79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2979" calcext:value-type="float">
            <text:p>2979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2739" calcext:value-type="float">
            <text:p>2739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vem-more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7825" calcext:value-type="float">
            <text:p>78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21214" calcext:value-type="float">
            <text:p>21214</text:p>
          </table:table-cell>
          <table:table-cell office:value-type="string" calcext:value-type="string">
            <text:p>ZINACATEPEC</text:p>
          </table:table-cell>
          <table:table-cell office:value-type="float" office:value="4511" calcext:value-type="float">
            <text:p>4511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48" calcext:value-type="float">
            <text:p>148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65" calcext:value-type="float">
            <text:p>65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713" calcext:value-type="float">
            <text:p>713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61" calcext:value-type="float">
            <text:p>61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53" calcext:value-type="float">
            <text:p>53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34" calcext:value-type="float">
            <text:p>34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186" calcext:value-type="float">
            <text:p>3186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84" calcext:value-type="float">
            <text:p>284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n-pri-prd-psi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9348" calcext:value-type="float">
            <text:p>93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21215" calcext:value-type="float">
            <text:p>21215</text:p>
          </table:table-cell>
          <table:table-cell office:value-type="string" calcext:value-type="string">
            <text:p>ZONGOZOTLA</text:p>
          </table:table-cell>
          <table:table-cell office:value-type="float" office:value="235" calcext:value-type="float">
            <text:p>235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127" calcext:value-type="float">
            <text:p>127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6" calcext:value-type="float">
            <text:p>6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1" calcext:value-type="float">
            <text:p>21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67" calcext:value-type="float">
            <text:p>67</text:p>
          </table:table-cell>
          <table:table-cell table:formula="of:=[.M$1]" office:value-type="string" office:string-value="pvem" calcext:value-type="string">
            <text:p>pvem</text:p>
          </table:table-cell>
          <table:table-cell office:value-type="float" office:value="9" calcext:value-type="float">
            <text:p>9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403" calcext:value-type="float">
            <text:p>403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814" calcext:value-type="float">
            <text:p>814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411" calcext:value-type="float">
            <text:p>411</text:p>
          </table:table-cell>
          <table:table-cell table:formula="of:=[.U$1]" office:value-type="string" office:string-value="pna" calcext:value-type="string">
            <text:p>pna</text:p>
          </table:table-cell>
          <table:table-cell office:value-type="float" office:value="822" calcext:value-type="float">
            <text:p>822</text:p>
          </table:table-cell>
          <table:table-cell table:formula="of:=[.W$1]" office:value-type="string" office:string-value="fxm" calcext:value-type="string">
            <text:p>fx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n-pri-p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21216" calcext:value-type="float">
            <text:p>21216</text:p>
          </table:table-cell>
          <table:table-cell office:value-type="string" calcext:value-type="string">
            <text:p>ZOQUIAPAN</text:p>
          </table:table-cell>
          <table:table-cell office:value-type="float" office:value="5" calcext:value-type="float">
            <text:p>5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602" calcext:value-type="float">
            <text:p>602</text:p>
          </table:table-cell>
          <table:table-cell table:formula="of:=[.G$1]" office:value-type="string" office:string-value="pri" calcext:value-type="string">
            <text:p>pri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K$1]" office:value-type="string" office:string-value="pt" calcext:value-type="string">
            <text:p>pt</text:p>
          </table:table-cell>
          <table:table-cell office:value-type="float" office:value="7" calcext:value-type="float">
            <text:p>7</text:p>
          </table:table-cell>
          <table:table-cell table:formula="of:=[.M$1]" office:value-type="string" office:string-value="pvem" calcext:value-type="string">
            <text:p>pvem</text:p>
          </table:table-cell>
          <table:table-cell table:number-columns-repeated="4"/>
          <table:table-cell office:value-type="float" office:value="995" calcext:value-type="float">
            <text:p>995</text:p>
          </table:table-cell>
          <table:table-cell table:formula="of:=[.S$1]" office:value-type="string" office:string-value="morena" calcext:value-type="string">
            <text:p>morena</text:p>
          </table:table-cell>
          <table:table-cell office:value-type="float" office:value="22" calcext:value-type="float">
            <text:p>22</text:p>
          </table:table-cell>
          <table:table-cell table:formula="of:=[.U$1]" office:value-type="string" office:string-value="pna" calcext:value-type="string">
            <text:p>pna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21217" calcext:value-type="float">
            <text:p>21217</text:p>
          </table:table-cell>
          <table:table-cell office:value-type="string" calcext:value-type="string">
            <text:p>ZOQUITLAN</text:p>
          </table:table-cell>
          <table:table-cell office:value-type="float" office:value="240" calcext:value-type="float">
            <text:p>240</text:p>
          </table:table-cell>
          <table:table-cell table:formula="of:=[.E$1]" office:value-type="string" office:string-value="pan" calcext:value-type="string">
            <text:p>pan</text:p>
          </table:table-cell>
          <table:table-cell office:value-type="float" office:value="758" calcext:value-type="float">
            <text:p>758</text:p>
          </table:table-cell>
          <table:table-cell table:formula="of:=[.G$1]" office:value-type="string" office:string-value="pri" calcext:value-type="string">
            <text:p>pri</text:p>
          </table:table-cell>
          <table:table-cell office:value-type="float" office:value="3948" calcext:value-type="float">
            <text:p>3948</text:p>
          </table:table-cell>
          <table:table-cell table:formula="of:=[.I$1]" office:value-type="string" office:string-value="prd" calcext:value-type="string">
            <text:p>prd</text:p>
          </table:table-cell>
          <table:table-cell office:value-type="float" office:value="218" calcext:value-type="float">
            <text:p>218</text:p>
          </table:table-cell>
          <table:table-cell table:formula="of:=[.K$1]" office:value-type="string" office:string-value="pt" calcext:value-type="string">
            <text:p>pt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[.O$1]" office:value-type="string" office:string-value="mc" calcext:value-type="string">
            <text:p>mc</text:p>
          </table:table-cell>
          <table:table-cell office:value-type="float" office:value="3631" calcext:value-type="float">
            <text:p>3631</text:p>
          </table:table-cell>
          <table:table-cell table:formula="of:=[.Q$1]" office:value-type="string" office:string-value="psi" calcext:value-type="string">
            <text:p>psi</text:p>
          </table:table-cell>
          <table:table-cell office:value-type="float" office:value="347" calcext:value-type="float">
            <text:p>347</text:p>
          </table:table-cell>
          <table:table-cell table:formula="of:=[.S$1]" office:value-type="string" office:string-value="morena" calcext:value-type="string">
            <text:p>morena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pt-mor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10092" calcext:value-type="float">
            <text:p>10092</text:p>
          </table:table-cell>
        </table:table-row>
      </table:table>
      <table:named-expressions/>
      <table:database-ranges>
        <table:database-range table:name="__Anonymous_Sheet_DB__0" table:target-range-address="Sheet1.A1:Sheet1.AM218">
          <table:sort>
            <table:sort-by table:field-number="1" table:data-type="automatic"/>
            <table:sort-by table:field-number="10" table:data-type="automatic"/>
            <table:sort-by table:field-number="12" table:data-type="automatic"/>
            <table:sort-by table:field-number="14" table:data-type="automatic"/>
            <table:sort-by table:field-number="12" table:data-type="automatic"/>
            <table:sort-by table:field-number="14" table:data-type="automatic"/>
            <table:sort-by table:field-number="16" table:data-type="automatic"/>
            <table:sort-by table:field-number="18" table:data-type="automatic"/>
            <table:sort-by table:field-number="20" table:data-type="automatic"/>
            <table:sort-by table:field-number="22" table:data-type="automatic"/>
            <table:sort-by table:field-number="24" table:data-type="automatic"/>
            <table:sort-by table:field-number="2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2:44:19.697241418</meta:creation-date>
    <dc:date>2024-12-10T15:12:47.508936368</dc:date>
    <meta:editing-duration>PT1H14M36S</meta:editing-duration>
    <meta:editing-cycles>7</meta:editing-cycles>
    <meta:generator>LibreOffice/7.3.7.2$Linux_X86_64 LibreOffice_project/30$Build-2</meta:generator>
    <meta:document-statistic meta:table-count="1" meta:cell-count="6026" meta:object-count="0"/>
  </office:meta>
</office:document-meta>
</file>